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1.66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0.783cm"/>
    </style:style>
    <style:style style:family="table-column" style:name="co4">
      <style:table-column-properties fo:break-before="auto" style:column-width="1.762cm"/>
    </style:style>
    <style:style style:family="table-column" style:name="co5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56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23cm"/>
    </style:style>
    <style:style style:family="table" style:name="ta1" style:master-page-name="PageStyle_5f_Tabel_20_2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true" style:cell-protect="protected" style:vertical-align="middle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3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2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7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position="-33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 table:number-columns-repeated="17"/>
        <table:table-column table:style-name="co5" table:default-cell-style-name="Default" table:number-columns-repeated="1002"/>
        <table:table-row table:style-name="ro1">
          <table:table-cell ns41:value-type="string" table:style-name="TL Title" office:value-type="string">
            <office:annotation draw:style-name="gr1" svg:height="1.456cm" draw:caption-point-y="-0.042cm" svg:width="3.595cm" svg:x="12.083cm" draw:caption-point-x="-0.431cm" svg:y="0.052cm" draw:text-style-name="P1">
              <dc:creator>CDM</dc:creator>
              <dc:date>2014-12-12T00:00:00</dc:date>
              <text:p text:style-name="P1"><text:span text:style-name="T1">Noot 1) Exclusief tijdelijk niet-werkenden en beroep onbekend.</text:span></text:p>
            </office:annotation>
            <text:p>Tabel 2. Beroepsbevolking naar bedrijfsgroep, positie in het bedrijf en geslacht</text:p>
          </table:table-cell>
          <table:table-cell table:style-name="ce10" table:number-columns-repeated="18"/>
          <table:table-cell table:style-name="ce55" table:number-columns-repeated="2"/>
          <table:table-cell table:style-name="ce57"/>
          <table:table-cell table:style-name="ce2" table:number-columns-repeated="1002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4" table:style-name="TL RowProperty" table:number-columns-spanned="4" office:value-type="string">
            <text:p>Bedrijfsgroep</text:p>
          </table:table-cell>
          <table:covered-table-cell table:style-name="TL RowProperty" table:number-columns-repeated="2"/>
          <table:covered-table-cell table:style-name="ce21"/>
          <table:table-cell table:style-name="ce2"/>
          <table:table-cell ns41:value-type="string" table:number-rows-spanned="3" table:style-name="TL ColHeader" table:number-columns-spanned="2" office:value-type="string">
            <text:p>Zelfstandige bedrijfshoofden</text:p>
          </table:table-cell>
          <table:covered-table-cell table:style-name="ce42"/>
          <table:table-cell ns41:value-type="string" table:number-rows-spanned="3" table:style-name="TL ColHeader" table:number-columns-spanned="2" office:value-type="string">
            <text:p>Kleine zelfstandigen in de nijverheid</text:p>
          </table:table-cell>
          <table:covered-table-cell table:style-name="ce42"/>
          <table:table-cell ns41:value-type="string" table:number-rows-spanned="3" table:style-name="TL ColHeader" table:number-columns-spanned="1" office:value-type="string">
            <text:p>Medew. echtge-noten</text:p>
          </table:table-cell>
          <table:table-cell ns41:value-type="string" table:number-rows-spanned="3" table:style-name="TL ColHeader" table:number-columns-spanned="2" office:value-type="string">
            <text:p>Directeuren van N.V.'s, Coöp.e.d.</text:p>
          </table:table-cell>
          <table:covered-table-cell table:style-name="ce42"/>
          <table:table-cell ns41:value-type="string" table:number-rows-spanned="3" table:style-name="TL ColHeader" table:number-columns-spanned="2" office:value-type="string">
            <text:p>Bedrijfsleiders</text:p>
          </table:table-cell>
          <table:covered-table-cell table:style-name="ce42"/>
          <table:table-cell ns41:value-type="string" table:number-rows-spanned="3" table:style-name="TL ColHeader" table:number-columns-spanned="2" office:value-type="string">
            <text:p>Arbeiders</text:p>
          </table:table-cell>
          <table:covered-table-cell table:style-name="ce42"/>
          <table:table-cell ns41:value-type="string" table:number-rows-spanned="3" table:style-name="TL ColHeader" table:number-columns-spanned="2" office:value-type="string">
            <text:p>Medewerkende kinderen</text:p>
          </table:table-cell>
          <table:covered-table-cell table:style-name="ce42"/>
          <table:table-cell ns41:value-type="string" table:number-rows-spanned="3" table:style-name="TL ColHeader" table:number-columns-spanned="2" office:value-type="string">
            <text:p>Employé's</text:p>
          </table:table-cell>
          <table:covered-table-cell table:style-name="ce42"/>
          <table:table-cell ns41:value-type="string" table:number-rows-spanned="3" table:style-name="TL ColHeader" table:number-columns-spanned="2" office:value-type="string">
            <text:p>Totaal</text:p>
          </table:table-cell>
          <table:covered-table-cell table:style-name="ce56"/>
          <table:table-cell table:style-name="ce2" table:number-columns-repeated="1002"/>
        </table:table-row>
        <table:table-row table:style-name="ro2">
          <table:covered-table-cell table:style-name="ce4"/>
          <table:covered-table-cell table:style-name="TL RowProperty" table:number-columns-repeated="2"/>
          <table:covered-table-cell table:style-name="ce22"/>
          <table:table-cell table:style-name="ce2"/>
          <table:covered-table-cell table:style-name="ce33"/>
          <table:covered-table-cell table:style-name="TL ColHeader" table:number-columns-repeated="15"/>
          <table:covered-table-cell table:style-name="ce58"/>
          <table:table-cell table:style-name="ce2" table:number-columns-repeated="1002"/>
        </table:table-row>
        <table:table-row table:style-name="ro2">
          <table:covered-table-cell table:style-name="ce4"/>
          <table:covered-table-cell table:style-name="TL RowProperty" table:number-columns-repeated="2"/>
          <table:covered-table-cell table:style-name="ce22"/>
          <table:table-cell table:style-name="ce2"/>
          <table:covered-table-cell table:style-name="ce33"/>
          <table:covered-table-cell table:style-name="TL ColHeader" table:number-columns-repeated="15"/>
          <table:covered-table-cell table:style-name="ce58"/>
          <table:table-cell table:style-name="ce2" table:number-columns-repeated="1002"/>
        </table:table-row>
        <table:table-row table:style-name="ro1">
          <table:covered-table-cell table:style-name="ce5"/>
          <table:covered-table-cell table:style-name="TL RowProperty" table:number-columns-repeated="2"/>
          <table:covered-table-cell table:style-name="ce23"/>
          <table:table-cell table:style-name="ce2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table:number-columns-repeated="2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table:style-name="ce2" table:number-columns-repeated="1002"/>
        </table:table-row>
        <table:table-row table:style-name="ro1">
          <table:table-cell table:number-columns-repeated="2"/>
          <table:table-cell table:style-name="ce16"/>
          <table:table-cell/>
          <table:table-cell table:style-name="ce29"/>
          <table:table-cell table:style-name="ce35" table:number-columns-repeated="4"/>
          <table:table-cell table:style-name="ce29"/>
          <table:table-cell table:style-name="ce35" table:number-columns-repeated="8"/>
          <table:table-cell table:style-name="ce2" table:number-columns-repeated="3"/>
          <table:table-cell table:number-columns-repeated="1003"/>
        </table:table-row>
        <table:table-row table:style-name="ro2">
          <table:table-cell ns41:value-type="string" table:style-name="TL RowHeader" office:value-type="string">
            <text:p>AARDEWERK, GLAS, KALK, STENEN</text:p>
          </table:table-cell>
          <table:table-cell ns41:value-type="string" table:style-name="TL RowHeader" office:value-type="string">
            <text:p>01</text:p>
          </table:table-cell>
          <table:table-cell ns41:value-type="string" table:style-name="TL RowHeader" office:value-type="string">
            <text:p>Baksteenfabrieken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908" office:value-type="float">
            <text:p>1090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624" office:value-type="float">
            <text:p>11624</text:p>
          </table:table-cell>
          <table:table-cell ns41:value-type="float" table:style-name="TL Data" office:value="76" office:value-type="float">
            <text:p>7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AARDEWERK, GLAS, KALK, STENEN</text:p>
          </table:table-cell>
          <table:table-cell ns41:value-type="string" table:style-name="TL RowHeader" office:value-type="string">
            <text:p>01</text:p>
          </table:table-cell>
          <table:table-cell ns41:value-type="string" table:style-name="TL RowHeader" office:value-type="string">
            <text:p>Fabr. van vuurvaste sten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20" office:value-type="float">
            <text:p>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AARDEWERK, GLAS, KALK, STENEN</text:p>
          </table:table-cell>
          <table:table-cell ns41:value-type="string" table:style-name="TL RowHeader" office:value-type="string">
            <text:p>01</text:p>
          </table:table-cell>
          <table:table-cell ns41:value-type="string" table:style-name="TL RowHeader" office:value-type="string">
            <text:p>Kalkzandsteenfabrieke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9" office:value-type="float">
            <text:p>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AARDEWERK, GLAS, KALK, STENEN</text:p>
          </table:table-cell>
          <table:table-cell ns41:value-type="string" table:style-name="TL RowHeader" office:value-type="string">
            <text:p>01</text:p>
          </table:table-cell>
          <table:table-cell ns41:value-type="string" table:style-name="TL RowHeader" office:value-type="string">
            <text:p>Fabr. van aarden buizen, dakpannen, enz.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47" office:value-type="float">
            <text:p>234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96" office:value-type="float">
            <text:p>2596</text:p>
          </table:table-cell>
          <table:table-cell ns41:value-type="float" table:style-name="TL Data" office:value="32" office:value-type="float">
            <text:p>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AARDEWERK, GLAS, KALK, STENEN</text:p>
          </table:table-cell>
          <table:table-cell ns41:value-type="string" table:style-name="TL RowHeader" office:value-type="string">
            <text:p>01</text:p>
          </table:table-cell>
          <table:table-cell ns41:value-type="string" table:style-name="TL RowHeader" office:value-type="string">
            <text:p>Aardewerkfabriek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953" office:value-type="float">
            <text:p>3953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707" office:value-type="float">
            <text:p>4707</text:p>
          </table:table-cell>
          <table:table-cell ns41:value-type="float" table:style-name="TL Data" office:value="964" office:value-type="float">
            <text:p>9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AARDEWERK, GLAS, KALK, STENEN</text:p>
          </table:table-cell>
          <table:table-cell ns41:value-type="string" table:style-name="TL RowHeader" office:value-type="string">
            <text:p>01</text:p>
          </table:table-cell>
          <table:table-cell ns41:value-type="string" table:style-name="TL RowHeader" office:value-type="string">
            <text:p>Muurtegel- en bouwaardewerkfabrieken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95" office:value-type="float">
            <text:p>9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97" office:value-type="float">
            <text:p>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AARDEWERK, GLAS, KALK, STENEN</text:p>
          </table:table-cell>
          <table:table-cell ns41:value-type="string" table:style-name="TL RowHeader" office:value-type="string">
            <text:p>01</text:p>
          </table:table-cell>
          <table:table-cell ns41:value-type="string" table:style-name="TL RowHeader" office:value-type="string">
            <text:p>Cementfabrieken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8" office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AARDEWERK, GLAS, KALK, STENEN</text:p>
          </table:table-cell>
          <table:table-cell ns41:value-type="string" table:style-name="TL RowHeader" office:value-type="string">
            <text:p>01</text:p>
          </table:table-cell>
          <table:table-cell ns41:value-type="string" table:style-name="TL RowHeader" office:value-type="string">
            <text:p>Kalkfabrieken e.d.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14" office:value-type="float">
            <text:p>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AARDEWERK, GLAS, KALK, STENEN</text:p>
          </table:table-cell>
          <table:table-cell ns41:value-type="string" table:style-name="TL RowHeader" office:value-type="string">
            <text:p>01</text:p>
          </table:table-cell>
          <table:table-cell ns41:value-type="string" table:style-name="TL RowHeader" office:value-type="string">
            <text:p>Cementwarenfabrieken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41" office:value-type="float">
            <text:p>584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843" office:value-type="float">
            <text:p>6843</text:p>
          </table:table-cell>
          <table:table-cell ns41:value-type="float" table:style-name="TL Data" office:value="103" office:value-type="float">
            <text:p>1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AARDEWERK, GLAS, KALK, STENEN</text:p>
          </table:table-cell>
          <table:table-cell ns41:value-type="string" table:style-name="TL RowHeader" office:value-type="string">
            <text:p>01</text:p>
          </table:table-cell>
          <table:table-cell ns41:value-type="string" table:style-name="TL RowHeader" office:value-type="string">
            <text:p>Spiegelglas-, vensterglasfabrieken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" office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AARDEWERK, GLAS, KALK, STENEN</text:p>
          </table:table-cell>
          <table:table-cell ns41:value-type="string" table:style-name="TL RowHeader" office:value-type="string">
            <text:p>01</text:p>
          </table:table-cell>
          <table:table-cell ns41:value-type="string" table:style-name="TL RowHeader" office:value-type="string">
            <text:p>Andere glasfabrieken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71" office:value-type="float">
            <text:p>407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560" office:value-type="float">
            <text:p>4560</text:p>
          </table:table-cell>
          <table:table-cell ns41:value-type="float" table:style-name="TL Data" office:value="318" office:value-type="float">
            <text:p>3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AARDEWERK, GLAS, KALK, STENEN</text:p>
          </table:table-cell>
          <table:table-cell ns41:value-type="string" table:style-name="TL RowHeader" office:value-type="string">
            <text:p>01</text:p>
          </table:table-cell>
          <table:table-cell ns41:value-type="string" table:style-name="TL RowHeader" office:value-type="string">
            <text:p>Glasbewerkingsinrichtingen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138" office:value-type="float">
            <text:p>2138</text:p>
          </table:table-cell>
          <table:table-cell ns41:value-type="float" table:style-name="TL Data" office:value="130" office:value-type="float">
            <text:p>1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AARDEWERK, GLAS, KALK, STENEN</text:p>
          </table:table-cell>
          <table:table-cell ns41:value-type="string" table:style-name="TL RowHeader" office:value-type="string">
            <text:p>01</text:p>
          </table:table-cell>
          <table:table-cell ns41:value-type="string" table:style-name="TL RowHeader" office:value-type="string">
            <text:p>Glas-in-loodzetterijen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6" office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 VAN DIAMANT E.A. EDELSTENEN</text:p>
          </table:table-cell>
          <table:table-cell ns41:value-type="string" table:style-name="TL RowHeader" office:value-type="string">
            <text:p>02</text:p>
          </table:table-cell>
          <table:table-cell table:style-name="TL RowHeader"/>
          <table:table-cell table:style-name="TL RowHeader"/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77" office:value-type="float">
            <text:p>1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GRAFISCHE NIJVERHEID EN AANVERWANTE BEDRIJVEN </text:p>
          </table:table-cell>
          <table:table-cell ns41:value-type="string" table:style-name="TL RowHeader" office:value-type="string">
            <text:p>03</text:p>
          </table:table-cell>
          <table:table-cell ns41:value-type="string" table:style-name="TL RowHeader" office:value-type="string">
            <text:p>Boekdrukkerijen e.d.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1473" office:value-type="float">
            <text:p>147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233" office:value-type="float">
            <text:p>16233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21371" office:value-type="float">
            <text:p>21371</text:p>
          </table:table-cell>
          <table:table-cell ns41:value-type="float" table:style-name="TL Data" office:value="1773" office:value-type="float">
            <text:p>17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GRAFISCHE NIJVERHEID EN AANVERWANTE BEDRIJVEN </text:p>
          </table:table-cell>
          <table:table-cell ns41:value-type="string" table:style-name="TL RowHeader" office:value-type="string">
            <text:p>03</text:p>
          </table:table-cell>
          <table:table-cell ns41:value-type="string" table:style-name="TL RowHeader" office:value-type="string">
            <text:p>Copiëerinrichtingen e.d.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03" office:value-type="float">
            <text:p>3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GRAFISCHE NIJVERHEID EN AANVERWANTE BEDRIJVEN </text:p>
          </table:table-cell>
          <table:table-cell ns41:value-type="string" table:style-name="TL RowHeader" office:value-type="string">
            <text:p>03</text:p>
          </table:table-cell>
          <table:table-cell ns41:value-type="string" table:style-name="TL RowHeader" office:value-type="string">
            <text:p>Lithografische bedrijve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85" office:value-type="float">
            <text:p>168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215" office:value-type="float">
            <text:p>2215</text:p>
          </table:table-cell>
          <table:table-cell ns41:value-type="float" table:style-name="TL Data" office:value="392" office:value-type="float">
            <text:p>39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GRAFISCHE NIJVERHEID EN AANVERWANTE BEDRIJVEN </text:p>
          </table:table-cell>
          <table:table-cell ns41:value-type="string" table:style-name="TL RowHeader" office:value-type="string">
            <text:p>03</text:p>
          </table:table-cell>
          <table:table-cell ns41:value-type="string" table:style-name="TL RowHeader" office:value-type="string">
            <text:p>Rasterdiepdrukbedrijven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9" office:value-type="float">
            <text:p>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GRAFISCHE NIJVERHEID EN AANVERWANTE BEDRIJVEN </text:p>
          </table:table-cell>
          <table:table-cell ns41:value-type="string" table:style-name="TL RowHeader" office:value-type="string">
            <text:p>03</text:p>
          </table:table-cell>
          <table:table-cell ns41:value-type="string" table:style-name="TL RowHeader" office:value-type="string">
            <text:p>Chemigrafische bedrijv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65" office:value-type="float">
            <text:p>6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GRAFISCHE NIJVERHEID EN AANVERWANTE BEDRIJVEN </text:p>
          </table:table-cell>
          <table:table-cell ns41:value-type="string" table:style-name="TL RowHeader" office:value-type="string">
            <text:p>03</text:p>
          </table:table-cell>
          <table:table-cell ns41:value-type="string" table:style-name="TL RowHeader" office:value-type="string">
            <text:p>Lichtdrukinrichtingen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9" office:value-type="float">
            <text:p>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GRAFISCHE NIJVERHEID EN AANVERWANTE BEDRIJVEN </text:p>
          </table:table-cell>
          <table:table-cell ns41:value-type="string" table:style-name="TL RowHeader" office:value-type="string">
            <text:p>03</text:p>
          </table:table-cell>
          <table:table-cell ns41:value-type="string" table:style-name="TL RowHeader" office:value-type="string">
            <text:p>Fotografische bedrijven 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268" office:value-type="float">
            <text:p>3268</text:p>
          </table:table-cell>
          <table:table-cell ns41:value-type="float" table:style-name="TL Data" office:value="734" office:value-type="float">
            <text:p>73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GRAFISCHE NIJVERHEID EN AANVERWANTE BEDRIJVEN </text:p>
          </table:table-cell>
          <table:table-cell ns41:value-type="string" table:style-name="TL RowHeader" office:value-type="string">
            <text:p>03</text:p>
          </table:table-cell>
          <table:table-cell ns41:value-type="string" table:style-name="TL RowHeader" office:value-type="string">
            <text:p>Filmstudio's 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87" office:value-type="float">
            <text:p>8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OUWNIJVERHEID EN AANVERWANTE BEDRIJVEN</text:p>
          </table:table-cell>
          <table:table-cell ns41:value-type="string" table:style-name="TL RowHeader" office:value-type="string">
            <text:p>04</text:p>
          </table:table-cell>
          <table:table-cell ns41:value-type="string" table:style-name="TL RowHeader" office:value-type="string">
            <text:p>Grond en waterbouwk.werken,wegenbouw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1089" office:value-type="float">
            <text:p>108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48" office:value-type="float">
            <text:p>12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365" office:value-type="float">
            <text:p>4536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9040" office:value-type="float">
            <text:p>49040</text:p>
          </table:table-cell>
          <table:table-cell ns41:value-type="float" table:style-name="TL Data" office:value="165" office:value-type="float">
            <text:p>16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OUWNIJVERHEID EN AANVERWANTE BEDRIJVEN</text:p>
          </table:table-cell>
          <table:table-cell ns41:value-type="string" table:style-name="TL RowHeader" office:value-type="string">
            <text:p>04</text:p>
          </table:table-cell>
          <table:table-cell ns41:value-type="string" table:style-name="TL RowHeader" office:value-type="string">
            <text:p>Pomp- en putboorderij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" office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OUWNIJVERHEID EN AANVERWANTE BEDRIJVEN</text:p>
          </table:table-cell>
          <table:table-cell ns41:value-type="string" table:style-name="TL RowHeader" office:value-type="string">
            <text:p>04</text:p>
          </table:table-cell>
          <table:table-cell ns41:value-type="string" table:style-name="TL RowHeader" office:value-type="string">
            <text:p>Burgerl. En utiliteitsbouw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17311" office:value-type="float">
            <text:p>1731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7766" office:value-type="float">
            <text:p>776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18" office:value-type="float">
            <text:p>35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6392" office:value-type="float">
            <text:p>8639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372" office:value-type="float">
            <text:p>437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823" office:value-type="float">
            <text:p>1823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121484" office:value-type="float">
            <text:p>121484</text:p>
          </table:table-cell>
          <table:table-cell ns41:value-type="float" table:style-name="TL Data" office:value="849" office:value-type="float">
            <text:p>8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OUWNIJVERHEID EN AANVERWANTE BEDRIJVEN</text:p>
          </table:table-cell>
          <table:table-cell ns41:value-type="string" table:style-name="TL RowHeader" office:value-type="string">
            <text:p>04</text:p>
          </table:table-cell>
          <table:table-cell ns41:value-type="string" table:style-name="TL RowHeader" office:value-type="string">
            <text:p>Schoorsteenbouwerijen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" office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OUWNIJVERHEID EN AANVERWANTE BEDRIJVEN</text:p>
          </table:table-cell>
          <table:table-cell ns41:value-type="string" table:style-name="TL RowHeader" office:value-type="string">
            <text:p>04</text:p>
          </table:table-cell>
          <table:table-cell ns41:value-type="string" table:style-name="TL RowHeader" office:value-type="string">
            <text:p>Ovenbouwerijen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0" office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OUWNIJVERHEID EN AANVERWANTE BEDRIJVEN</text:p>
          </table:table-cell>
          <table:table-cell ns41:value-type="string" table:style-name="TL RowHeader" office:value-type="string">
            <text:p>04</text:p>
          </table:table-cell>
          <table:table-cell ns41:value-type="string" table:style-name="TL RowHeader" office:value-type="string">
            <text:p>Sloperijen v. bouwwerken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25" office:value-type="float">
            <text:p>19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31" office:value-type="float">
            <text:p>2231</text:p>
          </table:table-cell>
          <table:table-cell ns41:value-type="float" table:style-name="TL Data" office:value="12" office:value-type="float">
            <text:p>1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OUWNIJVERHEID EN AANVERWANTE BEDRIJVEN</text:p>
          </table:table-cell>
          <table:table-cell ns41:value-type="string" table:style-name="TL RowHeader" office:value-type="string">
            <text:p>04</text:p>
          </table:table-cell>
          <table:table-cell ns41:value-type="string" table:style-name="TL RowHeader" office:value-type="string">
            <text:p>Stukadoors-, wittersbedrijevn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70" office:value-type="float">
            <text:p>45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465" office:value-type="float">
            <text:p>6465</text:p>
          </table:table-cell>
          <table:table-cell ns41:value-type="float" table:style-name="TL Data" office:value="17" office:value-type="float">
            <text:p>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OUWNIJVERHEID EN AANVERWANTE BEDRIJVEN</text:p>
          </table:table-cell>
          <table:table-cell ns41:value-type="string" table:style-name="TL RowHeader" office:value-type="string">
            <text:p>04</text:p>
          </table:table-cell>
          <table:table-cell ns41:value-type="string" table:style-name="TL RowHeader" office:value-type="string">
            <text:p>Schildersbedrijven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7357" office:value-type="float">
            <text:p>735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997" office:value-type="float">
            <text:p>499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332" office:value-type="float">
            <text:p>2333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73" office:value-type="float">
            <text:p>207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8288" office:value-type="float">
            <text:p>38288</text:p>
          </table:table-cell>
          <table:table-cell ns41:value-type="float" table:style-name="TL Data" office:value="305" office:value-type="float">
            <text:p>30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OUWNIJVERHEID EN AANVERWANTE BEDRIJVEN</text:p>
          </table:table-cell>
          <table:table-cell ns41:value-type="string" table:style-name="TL RowHeader" office:value-type="string">
            <text:p>04</text:p>
          </table:table-cell>
          <table:table-cell ns41:value-type="string" table:style-name="TL RowHeader" office:value-type="string">
            <text:p>Steenhouwerijen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80" office:value-type="float">
            <text:p>17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76" office:value-type="float">
            <text:p>2876</text:p>
          </table:table-cell>
          <table:table-cell ns41:value-type="float" table:style-name="TL Data" office:value="33" office:value-type="float">
            <text:p>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OUWNIJVERHEID EN AANVERWANTE BEDRIJVEN</text:p>
          </table:table-cell>
          <table:table-cell ns41:value-type="string" table:style-name="TL RowHeader" office:value-type="string">
            <text:p>04</text:p>
          </table:table-cell>
          <table:table-cell ns41:value-type="string" table:style-name="TL RowHeader" office:value-type="string">
            <text:p>Dakdekkersbedrijven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37" office:value-type="float">
            <text:p>15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72" office:value-type="float">
            <text:p>2772</text:p>
          </table:table-cell>
          <table:table-cell ns41:value-type="float" table:style-name="TL Data" office:value="7" office:value-type="float">
            <text:p>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OUWNIJVERHEID EN AANVERWANTE BEDRIJVEN</text:p>
          </table:table-cell>
          <table:table-cell ns41:value-type="string" table:style-name="TL RowHeader" office:value-type="string">
            <text:p>04</text:p>
          </table:table-cell>
          <table:table-cell ns41:value-type="string" table:style-name="TL RowHeader" office:value-type="string">
            <text:p>Vloerleggersbedrijven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22" office:value-type="float">
            <text:p>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OUWNIJVERHEID EN AANVERWANTE BEDRIJVEN</text:p>
          </table:table-cell>
          <table:table-cell ns41:value-type="string" table:style-name="TL RowHeader" office:value-type="string">
            <text:p>04</text:p>
          </table:table-cell>
          <table:table-cell ns41:value-type="string" table:style-name="TL RowHeader" office:value-type="string">
            <text:p>Behangerijen, stoffeerderijen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40" office:value-type="float">
            <text:p>214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237" office:value-type="float">
            <text:p>5237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155" office:value-type="float">
            <text:p>9155</text:p>
          </table:table-cell>
          <table:table-cell ns41:value-type="float" table:style-name="TL Data" office:value="570" office:value-type="float">
            <text:p>57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OUWNIJVERHEID EN AANVERWANTE BEDRIJVEN</text:p>
          </table:table-cell>
          <table:table-cell ns41:value-type="string" table:style-name="TL RowHeader" office:value-type="string">
            <text:p>04</text:p>
          </table:table-cell>
          <table:table-cell ns41:value-type="string" table:style-name="TL RowHeader" office:value-type="string">
            <text:p>Schoonmaakbedrijven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2214" office:value-type="float">
            <text:p>221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992" office:value-type="float">
            <text:p>2992</text:p>
          </table:table-cell>
          <table:table-cell ns41:value-type="float" table:style-name="TL Data" office:value="2335" office:value-type="float">
            <text:p>23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OUWNIJVERHEID EN AANVERWANTE BEDRIJVEN</text:p>
          </table:table-cell>
          <table:table-cell ns41:value-type="string" table:style-name="TL RowHeader" office:value-type="string">
            <text:p>04</text:p>
          </table:table-cell>
          <table:table-cell ns41:value-type="string" table:style-name="TL RowHeader" office:value-type="string">
            <text:p>Schoorsteenvegersbedrijven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6" office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OUWNIJVERHEID EN AANVERWANTE BEDRIJVEN</text:p>
          </table:table-cell>
          <table:table-cell ns41:value-type="string" table:style-name="TL RowHeader" office:value-type="string">
            <text:p>04</text:p>
          </table:table-cell>
          <table:table-cell ns41:value-type="string" table:style-name="TL RowHeader" office:value-type="string">
            <text:p>Zuiverings-, ontsmettingsbedrijven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41" office:value-type="float">
            <text:p>4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OUWNIJVERHEID EN AANVERWANTE BEDRIJVEN</text:p>
          </table:table-cell>
          <table:table-cell ns41:value-type="string" table:style-name="TL RowHeader" office:value-type="string">
            <text:p>04</text:p>
          </table:table-cell>
          <table:table-cell ns41:value-type="string" table:style-name="TL RowHeader" office:value-type="string">
            <text:p>Reinigingsdiensten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652" office:value-type="float">
            <text:p>765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823" office:value-type="float">
            <text:p>7823</text:p>
          </table:table-cell>
          <table:table-cell ns41:value-type="float" table:style-name="TL Data" office:value="53" office:value-type="float">
            <text:p>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Zwavelzuurfabrieken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62" office:value-type="float">
            <text:p>6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Superfosfaatfabriek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91" office:value-type="float">
            <text:p>1391</text:p>
          </table:table-cell>
          <table:table-cell ns41:value-type="float" table:style-name="TL Data" office:value="19" office:value-type="float">
            <text:p>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3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Stikstoffabrieke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69" office:value-type="float">
            <text:p>196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23" office:value-type="float">
            <text:p>2423</text:p>
          </table:table-cell>
          <table:table-cell ns41:value-type="float" table:style-name="TL Data" office:value="30" office:value-type="float">
            <text:p>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Amoniakfabrieken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Lijm- en gelatinefabriek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4" office:value-type="float">
            <text:p>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Kleefstoffenfabrieken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l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78" office:value-type="float">
            <text:p>7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Raffinad. v. petroleum e.d.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29" office:value-type="float">
            <text:p>2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Koolteerdistilleerder. e.d.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3" office:value-type="float">
            <text:p>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Fabr. v. asfalt en asfaltp.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32" office:value-type="float">
            <text:p>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Fabr. van isolatiemateriaal en isoleerinrichtingen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16" office:value-type="float">
            <text:p>121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97" office:value-type="float">
            <text:p>1497</text:p>
          </table:table-cell>
          <table:table-cell ns41:value-type="float" table:style-name="TL Data" office:value="38" office:value-type="float">
            <text:p>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Zinkwit- en lithoponefabr.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6" office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Loodwit en loodmeniefabr.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" office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Andere verfstoffenfabr.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67" office:value-type="float">
            <text:p>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Verfmalerijen, lakstokerijen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24" office:value-type="float">
            <text:p>242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4141" office:value-type="float">
            <text:p>4141</text:p>
          </table:table-cell>
          <table:table-cell ns41:value-type="float" table:style-name="TL Data" office:value="460" office:value-type="float">
            <text:p>46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Inkt- en zegellakfabrieken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24" office:value-type="float">
            <text:p>22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Fabr. v. ontplofbare stoffen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9" office:value-type="float">
            <text:p>159</text:p>
          </table:table-cell>
          <table:table-cell ns41:value-type="string" table:style-name="TL Data" office:value-type="string">
            <text:p>l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6" office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Lucifersfabrieken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80" office:value-type="float">
            <text:p>18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Fabr. v. samengeperste gassen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103" office:value-type="float">
            <text:p>1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Stearinekaarsenfabrieken</text:p>
          </table:table-cell>
          <table:table-cell ns41:value-type="string" table:style-name="TL RowHeader" office:value-type="string">
            <text:p>19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43" office:value-type="float">
            <text:p>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Waskaarsenfabr., wasblekerijen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2" office:value-type="float">
            <text:p>4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Zeepfabrieken</text:p>
          </table:table-cell>
          <table:table-cell ns41:value-type="string" table:style-name="TL RowHeader" office:value-type="string">
            <text:p>21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075" office:value-type="float">
            <text:p>2075</text:p>
          </table:table-cell>
          <table:table-cell ns41:value-type="float" table:style-name="TL Data" office:value="668" office:value-type="float">
            <text:p>66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Sodaraffinaderijen</text:p>
          </table:table-cell>
          <table:table-cell ns41:value-type="string" table:style-name="TL RowHeader" office:value-type="string">
            <text:p>22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21" office:value-type="float">
            <text:p>2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Fabr.v. genees-, verbandmidd. <text:s/></text:p>
          </table:table-cell>
          <table:table-cell ns41:value-type="string" table:style-name="TL RowHeader" office:value-type="string">
            <text:p>23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69" office:value-type="float">
            <text:p>2069</text:p>
          </table:table-cell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42" office:value-type="float">
            <text:p>1242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3732" office:value-type="float">
            <text:p>3732</text:p>
          </table:table-cell>
          <table:table-cell ns41:value-type="float" table:style-name="TL Data" office:value="1945" office:value-type="float">
            <text:p>194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Apothekersbedrijven</text:p>
          </table:table-cell>
          <table:table-cell ns41:value-type="string" table:style-name="TL RowHeader" office:value-type="string">
            <text:p>24</text:p>
          </table:table-cell>
          <table:table-cell/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328" office:value-type="float">
            <text:p>3328</text:p>
          </table:table-cell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4042" office:value-type="float">
            <text:p>404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Essence- en reukstoffenfabrieken</text:p>
          </table:table-cell>
          <table:table-cell ns41:value-type="string" table:style-name="TL RowHeader" office:value-type="string">
            <text:p>26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196" office:value-type="float">
            <text:p>19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Parfumerie- en tandreinigingsmiddelenfabrieken</text:p>
          </table:table-cell>
          <table:table-cell ns41:value-type="string" table:style-name="TL RowHeader" office:value-type="string">
            <text:p>27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802" office:value-type="float">
            <text:p>80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Poets- en smeermiddelenfabr.</text:p>
          </table:table-cell>
          <table:table-cell ns41:value-type="string" table:style-name="TL RowHeader" office:value-type="string">
            <text:p>28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255" office:value-type="float">
            <text:p>2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 ns41:value-type="string" table:style-name="TL RowHeader" office:value-type="string">
            <text:p>Andere chemische fabrieken</text:p>
          </table:table-cell>
          <table:table-cell ns41:value-type="string" table:style-name="TL RowHeader" office:value-type="string">
            <text:p>29</text:p>
          </table:table-cell>
          <table:table-cell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74" office:value-type="float">
            <text:p>3574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4996" office:value-type="float">
            <text:p>4996</text:p>
          </table:table-cell>
          <table:table-cell ns41:value-type="float" table:style-name="TL Data" office:value="673" office:value-type="float">
            <text:p>6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Houtzagerijen, -schaverijen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32" office:value-type="float">
            <text:p>45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336" office:value-type="float">
            <text:p>5336</text:p>
          </table:table-cell>
          <table:table-cell ns41:value-type="float" table:style-name="TL Data" office:value="54" office:value-type="float">
            <text:p>5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Timmerfabriek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12" office:value-type="float">
            <text:p>38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912" office:value-type="float">
            <text:p>4912</text:p>
          </table:table-cell>
          <table:table-cell ns41:value-type="float" table:style-name="TL Data" office:value="79" office:value-type="float">
            <text:p>7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Houtbereidingsinrichtinge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8" office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Fabrieken v. triplexhout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55" office:value-type="float">
            <text:p>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Parketvloerenfabriek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20" office:value-type="float">
            <text:p>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Kistenfabr. en -makerijen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1" office:value-type="float">
            <text:p>5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34" office:value-type="float">
            <text:p>323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832" office:value-type="float">
            <text:p>3832</text:p>
          </table:table-cell>
          <table:table-cell ns41:value-type="float" table:style-name="TL Data" office:value="91" office:value-type="float">
            <text:p>9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Kuiperijen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86" office:value-type="float">
            <text:p>1186</text:p>
          </table:table-cell>
          <table:table-cell ns41:value-type="float" table:style-name="TL Data" office:value="26" office:value-type="float">
            <text:p>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Klompenfabr. en -makerijen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49" office:value-type="float">
            <text:p>3449</text:p>
          </table:table-cell>
          <table:table-cell ns41:value-type="float" table:style-name="TL Data" office:value="54" office:value-type="float">
            <text:p>5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Meubelfabr. en -makerijen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2816" office:value-type="float">
            <text:p>28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72" office:value-type="float">
            <text:p>19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346" office:value-type="float">
            <text:p>1834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5328" office:value-type="float">
            <text:p>25328</text:p>
          </table:table-cell>
          <table:table-cell ns41:value-type="float" table:style-name="TL Data" office:value="423" office:value-type="float">
            <text:p>42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Meubelschildersbedrijven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Lijstenfabr., encadreerinr.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39" office:value-type="float">
            <text:p>3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Biljartfabr., -reparatie-inr.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8" office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Fabr. v. zonneschermen e.d.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25" office:value-type="float">
            <text:p>2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Houtwarenfabrieken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39" office:value-type="float">
            <text:p>383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467" office:value-type="float">
            <text:p>5467</text:p>
          </table:table-cell>
          <table:table-cell ns41:value-type="float" table:style-name="TL Data" office:value="228" office:value-type="float">
            <text:p>2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Hoepelmakerijen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0" office:value-type="float">
            <text:p>6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" office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Mandenmaker., teenschillerijen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TL Data" office:value-type="string">
            <text:p>l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40" office:value-type="float">
            <text:p>2140</text:p>
          </table:table-cell>
          <table:table-cell ns41:value-type="float" table:style-name="TL Data" office:value="35" office:value-type="float">
            <text:p>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Rietwarenfabrieken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Data" office:value-type="string">
            <text:p>l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84" office:value-type="float">
            <text:p>1084</text:p>
          </table:table-cell>
          <table:table-cell ns41:value-type="float" table:style-name="TL Data" office:value="77" office:value-type="float">
            <text:p>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Rieten-, biezenmattenmaker.</text:p>
          </table:table-cell>
          <table:table-cell ns41:value-type="string" table:style-name="TL RowHeader" office:value-type="string">
            <text:p>19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TL Data" office:value-type="string">
            <text:p>l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58" office:value-type="float">
            <text:p>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Borstelmak., bezembinderijen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94" office:value-type="float">
            <text:p>199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795" office:value-type="float">
            <text:p>2795</text:p>
          </table:table-cell>
          <table:table-cell ns41:value-type="float" table:style-name="TL Data" office:value="219" office:value-type="float">
            <text:p>2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Fabr. v. ivoren, hoornen voorwerpen e.d. </text:p>
          </table:table-cell>
          <table:table-cell ns41:value-type="string" table:style-name="TL RowHeader" office:value-type="string">
            <text:p>21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string" table:style-name="TL Data" office:value-type="string">
            <text:p>l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170" office:value-type="float">
            <text:p>17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Kurkwarenfabrieken</text:p>
          </table:table-cell>
          <table:table-cell ns41:value-type="string" table:style-name="TL RowHeader" office:value-type="string">
            <text:p>22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string" table:style-name="TL Data" office:value-type="string">
            <text:p>l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60" office:value-type="float">
            <text:p>6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BEWERKINGEN VAN HOUT, KURK, STRO</text:p>
          </table:table-cell>
          <table:table-cell ns41:value-type="string" table:style-name="TL RowHeader" office:value-type="string">
            <text:p>06</text:p>
          </table:table-cell>
          <table:table-cell ns41:value-type="string" table:style-name="TL RowHeader" office:value-type="string">
            <text:p>Strohulzenfabrieken e.d. </text:p>
          </table:table-cell>
          <table:table-cell ns41:value-type="string" table:style-name="TL RowHeader" office:value-type="string">
            <text:p>23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6" office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Confectiefabr. en ateliers voor eigen winkels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6285" office:value-type="float">
            <text:p>6285</text:p>
          </table:table-cell>
          <table:table-cell ns41:value-type="float" table:style-name="TL Data" office:value="27313" office:value-type="float">
            <text:p>2731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9167" office:value-type="float">
            <text:p>9167</text:p>
          </table:table-cell>
          <table:table-cell ns41:value-type="float" table:style-name="TL Data" office:value="29183" office:value-type="float">
            <text:p>291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Kleermakerij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3467" office:value-type="float">
            <text:p>346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810" office:value-type="float">
            <text:p>58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015" office:value-type="float">
            <text:p>6015</text:p>
          </table:table-cell>
          <table:table-cell ns41:value-type="float" table:style-name="TL Data" office:value="1562" office:value-type="float">
            <text:p>1562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6193" office:value-type="float">
            <text:p>16193</text:p>
          </table:table-cell>
          <table:table-cell ns41:value-type="float" table:style-name="TL Data" office:value="1958" office:value-type="float">
            <text:p>19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Naaistersateliers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501" office:value-type="float">
            <text:p>850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0769" office:value-type="float">
            <text:p>2076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0955" office:value-type="float">
            <text:p>309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Stoppage- en oppersinr.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730" office:value-type="float">
            <text:p>7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Onderkleding- en huishoudgoederenfabrieken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7" office:value-type="float">
            <text:p>67</text:p>
          </table:table-cell>
          <table:table-cell ns41:value-type="float" office:value="31" table:style-name="TL Data" table:number-columns-repeated="2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5871" office:value-type="float">
            <text:p>587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6356" office:value-type="float">
            <text:p>635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Fabr. van mode-artikelen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658" office:value-type="float">
            <text:p>6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Herenhoeden- en pettenfabr.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50" office:value-type="float">
            <text:p>45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Dameshoeden-, mutsenmakerijen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470" office:value-type="float">
            <text:p>147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2347" office:value-type="float">
            <text:p>23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Stofknopenfabrieken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».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7" office:value-type="float">
            <text:p>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Parapluiefabr., -reparatie-inr.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08" office:value-type="float">
            <text:p>1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Bontwerkerijen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904" office:value-type="float">
            <text:p>90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Handwerkateliers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289" office:value-type="float">
            <text:p>128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1617" office:value-type="float">
            <text:p>16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Vervaardiging v. lampekappen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693" office:value-type="float">
            <text:p>69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Bedden-, matrassenmakerijen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88" office:value-type="float">
            <text:p>1588</text:p>
          </table:table-cell>
          <table:table-cell ns41:value-type="float" table:style-name="TL Data" office:value="307" office:value-type="float">
            <text:p>30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Dekenstikkerijen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9" office:value-type="float">
            <text:p>1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Zeilmakerijen, tentenfabr.</text:p>
          </table:table-cell>
          <table:table-cell ns41:value-type="string" table:style-name="TL RowHeader" office:value-type="string">
            <text:p>19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71" office:value-type="float">
            <text:p>7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Zakkennaaierijen, -stopperijen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48" office:value-type="float">
            <text:p>14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Kappersbedrijevn</text:p>
          </table:table-cell>
          <table:table-cell ns41:value-type="string" table:style-name="TL RowHeader" office:value-type="string">
            <text:p>21</text:p>
          </table:table-cell>
          <table:table-cell/>
          <table:table-cell ns41:value-type="float" table:style-name="TL Data" office:value="5414" office:value-type="float">
            <text:p>5414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4418" office:value-type="float">
            <text:p>4418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2120" office:value-type="float">
            <text:p>212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135" office:value-type="float">
            <text:p>6135</text:p>
          </table:table-cell>
          <table:table-cell ns41:value-type="float" table:style-name="TL Data" office:value="4393" office:value-type="float">
            <text:p>4393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6864" office:value-type="float">
            <text:p>16864</text:p>
          </table:table-cell>
          <table:table-cell ns41:value-type="float" table:style-name="TL Data" office:value="8449" office:value-type="float">
            <text:p>84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Wasserijen en strijkinr.</text:p>
          </table:table-cell>
          <table:table-cell ns41:value-type="string" table:style-name="TL RowHeader" office:value-type="string">
            <text:p>24</text:p>
          </table:table-cell>
          <table:table-cell/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630" office:value-type="float">
            <text:p>3630</text:p>
          </table:table-cell>
          <table:table-cell ns41:value-type="float" table:style-name="TL Data" office:value="6770" office:value-type="float">
            <text:p>677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5735" office:value-type="float">
            <text:p>5735</text:p>
          </table:table-cell>
          <table:table-cell ns41:value-type="float" table:style-name="TL Data" office:value="8520" office:value-type="float">
            <text:p>85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Chemische wasserijen, ververijen</text:p>
          </table:table-cell>
          <table:table-cell ns41:value-type="string" table:style-name="TL RowHeader" office:value-type="string">
            <text:p>26</text:p>
          </table:table-cell>
          <table:table-cell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303" office:value-type="float">
            <text:p>2303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356" office:value-type="float">
            <text:p>3356</text:p>
          </table:table-cell>
          <table:table-cell ns41:value-type="float" table:style-name="TL Data" office:value="1598" office:value-type="float">
            <text:p>159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 ns41:value-type="string" table:style-name="TL RowHeader" office:value-type="string">
            <text:p>Badhuizen (geen zweminr.)</text:p>
          </table:table-cell>
          <table:table-cell ns41:value-type="string" table:style-name="TL RowHeader" office:value-type="string">
            <text:p>27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36" office:value-type="float">
            <text:p>2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UNSTNIJVERHEID</text:p>
          </table:table-cell>
          <table:table-cell ns41:value-type="string" table:style-name="TL RowHeader" office:value-type="string">
            <text:p>08</text:p>
          </table:table-cell>
          <table:table-cell ns41:value-type="string" table:style-name="TL RowHeader" office:value-type="string">
            <text:p>Beeldenfabrieken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1" office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UNSTNIJVERHEID</text:p>
          </table:table-cell>
          <table:table-cell ns41:value-type="string" table:style-name="TL RowHeader" office:value-type="string">
            <text:p>08</text:p>
          </table:table-cell>
          <table:table-cell ns41:value-type="string" table:style-name="TL RowHeader" office:value-type="string">
            <text:p>Beeldhouwerij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" office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UNSTNIJVERHEID</text:p>
          </table:table-cell>
          <table:table-cell ns41:value-type="string" table:style-name="TL RowHeader" office:value-type="string">
            <text:p>08</text:p>
          </table:table-cell>
          <table:table-cell ns41:value-type="string" table:style-name="TL RowHeader" office:value-type="string">
            <text:p>Sierkunstbedrijve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61" office:value-type="float">
            <text:p>16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4">
          <table:table-cell ns41:value-type="string" table:style-name="TL RowHeader" office:value-type="string">
            <text:p>KUNSTNIJVERHEID</text:p>
          </table:table-cell>
          <table:table-cell ns41:value-type="string" table:style-name="TL RowHeader" office:value-type="string">
            <text:p>08</text:p>
          </table:table-cell>
          <table:table-cell ns41:value-type="string" table:style-name="TL RowHeader" office:value-type="string">
            <text:p>Sierkunstartikelenfabrieken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27" office:value-type="float">
            <text:p>1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KUNSTNIJVERHEID</text:p>
          </table:table-cell>
          <table:table-cell ns41:value-type="string" table:style-name="TL RowHeader" office:value-type="string">
            <text:p>08</text:p>
          </table:table-cell>
          <table:table-cell ns41:value-type="string" table:style-name="TL RowHeader" office:value-type="string">
            <text:p>Kunstmetaalbewerkingsinr.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16" office:value-type="float">
            <text:p>1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EDER-, WASDOEK-, RUBBERNIJVERH.</text:p>
          </table:table-cell>
          <table:table-cell ns41:value-type="string" table:style-name="TL RowHeader" office:value-type="string">
            <text:p>09</text:p>
          </table:table-cell>
          <table:table-cell ns41:value-type="string" table:style-name="TL RowHeader" office:value-type="string">
            <text:p>Haarschoonmakerijen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EDER-, WASDOEK-, RUBBERNIJVERH.</text:p>
          </table:table-cell>
          <table:table-cell ns41:value-type="string" table:style-name="TL RowHeader" office:value-type="string">
            <text:p>09</text:p>
          </table:table-cell>
          <table:table-cell ns41:value-type="string" table:style-name="TL RowHeader" office:value-type="string">
            <text:p>Leerlooierij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67" office:value-type="float">
            <text:p>376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467" office:value-type="float">
            <text:p>4467</text:p>
          </table:table-cell>
          <table:table-cell ns41:value-type="float" table:style-name="TL Data" office:value="136" office:value-type="float">
            <text:p>1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EDER-, WASDOEK-, RUBBERNIJVERH.</text:p>
          </table:table-cell>
          <table:table-cell ns41:value-type="string" table:style-name="TL RowHeader" office:value-type="string">
            <text:p>09</text:p>
          </table:table-cell>
          <table:table-cell ns41:value-type="string" table:style-name="TL RowHeader" office:value-type="string">
            <text:p>Drijfriemenfabrieke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26" office:value-type="float">
            <text:p>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EDER-, WASDOEK-, RUBBERNIJVERH.</text:p>
          </table:table-cell>
          <table:table-cell ns41:value-type="string" table:style-name="TL RowHeader" office:value-type="string">
            <text:p>09</text:p>
          </table:table-cell>
          <table:table-cell ns41:value-type="string" table:style-name="TL RowHeader" office:value-type="string">
            <text:p>Schoenfabrieken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334" office:value-type="float">
            <text:p>8334</text:p>
          </table:table-cell>
          <table:table-cell ns41:value-type="float" table:style-name="TL Data" office:value="2909" office:value-type="float">
            <text:p>290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0139" office:value-type="float">
            <text:p>10139</text:p>
          </table:table-cell>
          <table:table-cell ns41:value-type="float" table:style-name="TL Data" office:value="3266" office:value-type="float">
            <text:p>326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EDER-, WASDOEK-, RUBBERNIJVERH.</text:p>
          </table:table-cell>
          <table:table-cell ns41:value-type="string" table:style-name="TL RowHeader" office:value-type="string">
            <text:p>09</text:p>
          </table:table-cell>
          <table:table-cell ns41:value-type="string" table:style-name="TL RowHeader" office:value-type="string">
            <text:p>Schoenraparatie-inrichting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3528" office:value-type="float">
            <text:p>352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884" office:value-type="float">
            <text:p>68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982" office:value-type="float">
            <text:p>598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620" office:value-type="float">
            <text:p>17620</text:p>
          </table:table-cell>
          <table:table-cell ns41:value-type="float" table:style-name="TL Data" office:value="238" office:value-type="float">
            <text:p>2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EDER-, WASDOEK-, RUBBERNIJVERH.</text:p>
          </table:table-cell>
          <table:table-cell ns41:value-type="string" table:style-name="TL RowHeader" office:value-type="string">
            <text:p>09</text:p>
          </table:table-cell>
          <table:table-cell ns41:value-type="string" table:style-name="TL RowHeader" office:value-type="string">
            <text:p>Lederwarenfabr., zadelmakerijen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568" office:value-type="float">
            <text:p>3568</text:p>
          </table:table-cell>
          <table:table-cell ns41:value-type="float" table:style-name="TL Data" office:value="1300" office:value-type="float">
            <text:p>130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619" office:value-type="float">
            <text:p>5619</text:p>
          </table:table-cell>
          <table:table-cell ns41:value-type="float" table:style-name="TL Data" office:value="1557" office:value-type="float">
            <text:p>155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EDER-, WASDOEK-, RUBBERNIJVERH.</text:p>
          </table:table-cell>
          <table:table-cell ns41:value-type="string" table:style-name="TL RowHeader" office:value-type="string">
            <text:p>09</text:p>
          </table:table-cell>
          <table:table-cell ns41:value-type="string" table:style-name="TL RowHeader" office:value-type="string">
            <text:p>Fabr. van rubberart.,vulcaniseerinrichtingen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00" office:value-type="float">
            <text:p>4600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5747" office:value-type="float">
            <text:p>5747</text:p>
          </table:table-cell>
          <table:table-cell ns41:value-type="float" table:style-name="TL Data" office:value="658" office:value-type="float">
            <text:p>6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EDER-, WASDOEK-, RUBBERNIJVERH.</text:p>
          </table:table-cell>
          <table:table-cell ns41:value-type="string" table:style-name="TL RowHeader" office:value-type="string">
            <text:p>09</text:p>
          </table:table-cell>
          <table:table-cell ns41:value-type="string" table:style-name="TL RowHeader" office:value-type="string">
            <text:p>Linoleum-, vloerzeilfabr.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45" office:value-type="float">
            <text:p>4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EDER-, WASDOEK-, RUBBERNIJVERH.</text:p>
          </table:table-cell>
          <table:table-cell ns41:value-type="string" table:style-name="TL RowHeader" office:value-type="string">
            <text:p>09</text:p>
          </table:table-cell>
          <table:table-cell ns41:value-type="string" table:style-name="TL RowHeader" office:value-type="string">
            <text:p>Tandtechn. Werkplaatsen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43" office:value-type="float">
            <text:p>134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50" table:style-name="TL Data" table:number-columns-repeated="2" office:value-type="float">
            <text:p>50</text:p>
          </table:table-cell>
          <table:table-cell ns41:value-type="float" table:style-name="TL Data" office:value="1862" office:value-type="float">
            <text:p>1862</text:p>
          </table:table-cell>
          <table:table-cell ns41:value-type="float" table:style-name="TL Data" office:value="149" office:value-type="float">
            <text:p>1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IJNBOUW,VEENDERIJEN,ENZ.</text:p>
          </table:table-cell>
          <table:table-cell ns41:value-type="string" table:style-name="TL RowHeader" office:value-type="string">
            <text:p>10</text:p>
          </table:table-cell>
          <table:table-cell ns41:value-type="string" table:style-name="TL RowHeader" office:value-type="string">
            <text:p>Mijnbouwkundige werken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IJNBOUW,VEENDERIJEN,ENZ.</text:p>
          </table:table-cell>
          <table:table-cell ns41:value-type="string" table:style-name="TL RowHeader" office:value-type="string">
            <text:p>10</text:p>
          </table:table-cell>
          <table:table-cell ns41:value-type="string" table:style-name="TL RowHeader" office:value-type="string">
            <text:p>Steenkolenmijn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703" office:value-type="float">
            <text:p>3470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997" office:value-type="float">
            <text:p>299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8782" office:value-type="float">
            <text:p>38782</text:p>
          </table:table-cell>
          <table:table-cell ns41:value-type="float" table:style-name="TL Data" office:value="355" office:value-type="float">
            <text:p>3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IJNBOUW,VEENDERIJEN,ENZ.</text:p>
          </table:table-cell>
          <table:table-cell ns41:value-type="string" table:style-name="TL RowHeader" office:value-type="string">
            <text:p>10</text:p>
          </table:table-cell>
          <table:table-cell ns41:value-type="string" table:style-name="TL RowHeader" office:value-type="string">
            <text:p>Bruinkoolgroeve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" office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IJNBOUW,VEENDERIJEN,ENZ.</text:p>
          </table:table-cell>
          <table:table-cell ns41:value-type="string" table:style-name="TL RowHeader" office:value-type="string">
            <text:p>10</text:p>
          </table:table-cell>
          <table:table-cell ns41:value-type="string" table:style-name="TL RowHeader" office:value-type="string">
            <text:p>Brikettenfabrieken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" office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IJNBOUW,VEENDERIJEN,ENZ.</text:p>
          </table:table-cell>
          <table:table-cell ns41:value-type="string" table:style-name="TL RowHeader" office:value-type="string">
            <text:p>10</text:p>
          </table:table-cell>
          <table:table-cell ns41:value-type="string" table:style-name="TL RowHeader" office:value-type="string">
            <text:p>Veenderij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139" office:value-type="float">
            <text:p>7139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232" office:value-type="float">
            <text:p>8232</text:p>
          </table:table-cell>
          <table:table-cell ns41:value-type="float" table:style-name="TL Data" office:value="799" office:value-type="float">
            <text:p>79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IJNBOUW,VEENDERIJEN,ENZ.</text:p>
          </table:table-cell>
          <table:table-cell ns41:value-type="string" table:style-name="TL RowHeader" office:value-type="string">
            <text:p>10</text:p>
          </table:table-cell>
          <table:table-cell ns41:value-type="string" table:style-name="TL RowHeader" office:value-type="string">
            <text:p>Turfstrooiselfabrieken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7" office:value-type="float">
            <text:p>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IJNBOUW,VEENDERIJEN,ENZ.</text:p>
          </table:table-cell>
          <table:table-cell ns41:value-type="string" table:style-name="TL RowHeader" office:value-type="string">
            <text:p>10</text:p>
          </table:table-cell>
          <table:table-cell ns41:value-type="string" table:style-name="TL RowHeader" office:value-type="string">
            <text:p>Zoutontginningen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0" office:value-type="float">
            <text:p>4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IJNBOUW,VEENDERIJEN,ENZ.</text:p>
          </table:table-cell>
          <table:table-cell ns41:value-type="string" table:style-name="TL RowHeader" office:value-type="string">
            <text:p>10</text:p>
          </table:table-cell>
          <table:table-cell ns41:value-type="string" table:style-name="TL RowHeader" office:value-type="string">
            <text:p>Delverijen v. zand, grind, enz.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30" office:value-type="float">
            <text:p>1630</text:p>
          </table:table-cell>
          <table:table-cell ns41:value-type="float" table:style-name="TL Data" office:value="10" office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IJNBOUW,VEENDERIJEN,ENZ.</text:p>
          </table:table-cell>
          <table:table-cell ns41:value-type="string" table:style-name="TL RowHeader" office:value-type="string">
            <text:p>10</text:p>
          </table:table-cell>
          <table:table-cell ns41:value-type="string" table:style-name="TL RowHeader" office:value-type="string">
            <text:p>Mergel- en steengroeven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IJNBOUW,VEENDERIJEN,ENZ.</text:p>
          </table:table-cell>
          <table:table-cell ns41:value-type="string" table:style-name="TL RowHeader" office:value-type="string">
            <text:p>10</text:p>
          </table:table-cell>
          <table:table-cell ns41:value-type="string" table:style-name="TL RowHeader" office:value-type="string">
            <text:p>Schelpen- en wiervisserij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IJNBOUW,VEENDERIJEN,ENZ.</text:p>
          </table:table-cell>
          <table:table-cell ns41:value-type="string" table:style-name="TL RowHeader" office:value-type="string">
            <text:p>10</text:p>
          </table:table-cell>
          <table:table-cell ns41:value-type="string" table:style-name="TL RowHeader" office:value-type="string">
            <text:p>Oliewinning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17" office:value-type="float">
            <text:p>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Hoogovenbedrijven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34" office:value-type="float">
            <text:p>19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504" office:value-type="float">
            <text:p>2504</text:p>
          </table:table-cell>
          <table:table-cell ns41:value-type="float" table:style-name="TL Data" office:value="109" office:value-type="float">
            <text:p>1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Tinfabriek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0" office:value-type="float">
            <text:p>270</text:p>
          </table:table-cell>
          <table:table-cell ns41:value-type="string" table:style-name="TL Data" office:value-type="string">
            <text:p>l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8" office:value-type="float">
            <text:p>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Zinkfabrieke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3" office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Staalfabriek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5" office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Staalwalsbedrijven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24" office:value-type="float">
            <text:p>1524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11" office:value-type="float">
            <text:p>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Wals-, persbedr. (non-ferro)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30" office:value-type="float">
            <text:p>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IJzer- enstaalgieterijen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63" office:value-type="float">
            <text:p>736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027" office:value-type="float">
            <text:p>8027</text:p>
          </table:table-cell>
          <table:table-cell ns41:value-type="float" table:style-name="TL Data" office:value="96" office:value-type="float">
            <text:p>9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Metaalgieterijen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20" office:value-type="float">
            <text:p>21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69" office:value-type="float">
            <text:p>2469</text:p>
          </table:table-cell>
          <table:table-cell ns41:value-type="float" table:style-name="TL Data" office:value="44" office:value-type="float">
            <text:p>4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Lettergieterijen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5" office:value-type="float">
            <text:p>2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Metaalsmelterijen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5" office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Capsulefabrieken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10" office:value-type="float">
            <text:p>2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Ketting- en ankerfabrieken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2" office:value-type="float">
            <text:p>1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Metaalwarenfabrieken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205" office:value-type="float">
            <text:p>6205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7812" office:value-type="float">
            <text:p>7812</text:p>
          </table:table-cell>
          <table:table-cell ns41:value-type="float" table:style-name="TL Data" office:value="560" office:value-type="float">
            <text:p>56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Emaillewarenfabrieken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32" office:value-type="float">
            <text:p>183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l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TL Data" office:value="112" office:value-type="float">
            <text:p>11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Onttinningsbedrijven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string" table:style-name="TL Data" office:value-type="string">
            <text:p>l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Galvaniseer-, moffelinr., enz.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01" office:value-type="float">
            <text:p>180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09" office:value-type="float">
            <text:p>2409</text:p>
          </table:table-cell>
          <table:table-cell ns41:value-type="float" table:style-name="TL Data" office:value="69" office:value-type="float">
            <text:p>6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Draadtrekkerijen, draadnagel- en spijkerfabrieken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string" table:style-name="TL Data" office:value-type="string">
            <text:p>l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16" office:value-type="float">
            <text:p>1216</text:p>
          </table:table-cell>
          <table:table-cell ns41:value-type="float" table:style-name="TL Data" office:value="80" office:value-type="float">
            <text:p>8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Schroefbouten-, klinknagekfabr.</text:p>
          </table:table-cell>
          <table:table-cell ns41:value-type="string" table:style-name="TL RowHeader" office:value-type="string">
            <text:p>19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65" office:value-type="float">
            <text:p>6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Fabr. v. ijzeren en stalen buizen (geen geg. buizen)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20" office:value-type="float">
            <text:p>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Electr.draad- en kabelfabr.</text:p>
          </table:table-cell>
          <table:table-cell ns41:value-type="string" table:style-name="TL RowHeader" office:value-type="string">
            <text:p>21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11" office:value-type="float">
            <text:p>161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994" office:value-type="float">
            <text:p>1994</text:p>
          </table:table-cell>
          <table:table-cell ns41:value-type="float" table:style-name="TL Data" office:value="197" office:value-type="float">
            <text:p>1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Fabr. van staaldraadkabels</text:p>
          </table:table-cell>
          <table:table-cell ns41:value-type="string" table:style-name="TL RowHeader" office:value-type="string">
            <text:p>22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" office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Draadwarenfabrieken</text:p>
          </table:table-cell>
          <table:table-cell ns41:value-type="string" table:style-name="TL RowHeader" office:value-type="string">
            <text:p>23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l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13" office:value-type="float">
            <text:p>131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70" office:value-type="float">
            <text:p>1570</text:p>
          </table:table-cell>
          <table:table-cell ns41:value-type="float" table:style-name="TL Data" office:value="94" office:value-type="float">
            <text:p>9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Blikwarenfabrieken</text:p>
          </table:table-cell>
          <table:table-cell ns41:value-type="string" table:style-name="TL RowHeader" office:value-type="string">
            <text:p>24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38" office:value-type="float">
            <text:p>283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284" office:value-type="float">
            <text:p>3284</text:p>
          </table:table-cell>
          <table:table-cell ns41:value-type="float" table:style-name="TL Data" office:value="267" office:value-type="float">
            <text:p>2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Fabr. van plaatijzeren en -stalen artikelen</text:p>
          </table:table-cell>
          <table:table-cell ns41:value-type="string" table:style-name="TL RowHeader" office:value-type="string">
            <text:p>25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70" office:value-type="float">
            <text:p>7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Gereedschapmakerijen, ijzer- en staalwarenfabrieken</text:p>
          </table:table-cell>
          <table:table-cell ns41:value-type="string" table:style-name="TL RowHeader" office:value-type="string">
            <text:p>26</text:p>
          </table:table-cell>
          <table:table-cell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25" office:value-type="float">
            <text:p>412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5267" office:value-type="float">
            <text:p>5267</text:p>
          </table:table-cell>
          <table:table-cell ns41:value-type="float" table:style-name="TL Data" office:value="361" office:value-type="float">
            <text:p>36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Gereedschapslijperijen</text:p>
          </table:table-cell>
          <table:table-cell ns41:value-type="string" table:style-name="TL RowHeader" office:value-type="string">
            <text:p>27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19" office:value-type="float">
            <text:p>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Stempelfabr. en graveerinr.</text:p>
          </table:table-cell>
          <table:table-cell ns41:value-type="string" table:style-name="TL RowHeader" office:value-type="string">
            <text:p>28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1" office:value-type="float">
            <text:p>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Wapen- en munitiefabrieken</text:p>
          </table:table-cell>
          <table:table-cell ns41:value-type="string" table:style-name="TL RowHeader" office:value-type="string">
            <text:p>29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5" office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Naalden- en speldenfabrieken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7" office:value-type="float">
            <text:p>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Fabr. v. ijzeren en stalen meub.</text:p>
          </table:table-cell>
          <table:table-cell ns41:value-type="string" table:style-name="TL RowHeader" office:value-type="string">
            <text:p>31</text:p>
          </table:table-cell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82" office:value-type="float">
            <text:p>208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545" office:value-type="float">
            <text:p>2545</text:p>
          </table:table-cell>
          <table:table-cell ns41:value-type="float" table:style-name="TL Data" office:value="77" office:value-type="float">
            <text:p>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Brandkastenfabrieken</text:p>
          </table:table-cell>
          <table:table-cell ns41:value-type="string" table:style-name="TL RowHeader" office:value-type="string">
            <text:p>32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4" office:value-type="float">
            <text:p>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Fabr. v. haarden e.a. verwarmingstoestellen</text:p>
          </table:table-cell>
          <table:table-cell ns41:value-type="string" table:style-name="TL RowHeader" office:value-type="string">
            <text:p>33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46" office:value-type="float">
            <text:p>19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399" office:value-type="float">
            <text:p>2399</text:p>
          </table:table-cell>
          <table:table-cell ns41:value-type="float" table:style-name="TL Data" office:value="90" office:value-type="float">
            <text:p>9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Fabr. v. plaatradiatoren en ketels voor centr.verwarming</text:p>
          </table:table-cell>
          <table:table-cell ns41:value-type="string" table:style-name="TL RowHeader" office:value-type="string">
            <text:p>34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50" office:value-type="float">
            <text:p>5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Constructiewerkpaatsen</text:p>
          </table:table-cell>
          <table:table-cell ns41:value-type="string" table:style-name="TL RowHeader" office:value-type="string">
            <text:p>35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664" office:value-type="float">
            <text:p>966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1540" office:value-type="float">
            <text:p>11540</text:p>
          </table:table-cell>
          <table:table-cell ns41:value-type="float" table:style-name="TL Data" office:value="279" office:value-type="float">
            <text:p>27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Fabr. v. stalen ramen en deuren</text:p>
          </table:table-cell>
          <table:table-cell ns41:value-type="string" table:style-name="TL RowHeader" office:value-type="string">
            <text:p>36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43" office:value-type="float">
            <text:p>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Ketelmakerijen</text:p>
          </table:table-cell>
          <table:table-cell ns41:value-type="string" table:style-name="TL RowHeader" office:value-type="string">
            <text:p>37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14" office:value-type="float">
            <text:p>21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96" office:value-type="float">
            <text:p>2296</text:p>
          </table:table-cell>
          <table:table-cell ns41:value-type="float" table:style-name="TL Data" office:value="5" office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Machinefabrieken</text:p>
          </table:table-cell>
          <table:table-cell ns41:value-type="string" table:style-name="TL RowHeader" office:value-type="string">
            <text:p>38</text:p>
          </table:table-cell>
          <table:table-cell/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083" office:value-type="float">
            <text:p>2808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317" office:value-type="float">
            <text:p>4317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34844" office:value-type="float">
            <text:p>34844</text:p>
          </table:table-cell>
          <table:table-cell ns41:value-type="float" table:style-name="TL Data" office:value="1153" office:value-type="float">
            <text:p>11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Machineherstelplaatsen</text:p>
          </table:table-cell>
          <table:table-cell ns41:value-type="string" table:style-name="TL RowHeader" office:value-type="string">
            <text:p>39</text:p>
          </table:table-cell>
          <table:table-cell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11" office:value-type="float">
            <text:p>27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83" office:value-type="float">
            <text:p>3683</text:p>
          </table:table-cell>
          <table:table-cell ns41:value-type="float" table:style-name="TL Data" office:value="56" office:value-type="float">
            <text:p>5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Appendagefabrieken</text:p>
          </table:table-cell>
          <table:table-cell ns41:value-type="string" table:style-name="TL RowHeader" office:value-type="string">
            <text:p>40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.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461" office:value-type="float">
            <text:p>1461</text:p>
          </table:table-cell>
          <table:table-cell ns41:value-type="float" table:style-name="TL Data" office:value="119" office:value-type="float">
            <text:p>1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Scheepswerven</text:p>
          </table:table-cell>
          <table:table-cell ns41:value-type="string" table:style-name="TL RowHeader" office:value-type="string">
            <text:p>41</text:p>
          </table:table-cell>
          <table:table-cell/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702" office:value-type="float">
            <text:p>3070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76" office:value-type="float">
            <text:p>2876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35534" office:value-type="float">
            <text:p>35534</text:p>
          </table:table-cell>
          <table:table-cell ns41:value-type="float" table:style-name="TL Data" office:value="533" office:value-type="float">
            <text:p>5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Mast- en blokmakerijen</text:p>
          </table:table-cell>
          <table:table-cell ns41:value-type="string" table:style-name="TL RowHeader" office:value-type="string">
            <text:p>43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" office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Scheepsschilders en -schoonmaakbedrijven</text:p>
          </table:table-cell>
          <table:table-cell ns41:value-type="string" table:style-name="TL RowHeader" office:value-type="string">
            <text:p>44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75" office:value-type="float">
            <text:p>197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14" office:value-type="float">
            <text:p>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Ketelbikkerijen</text:p>
          </table:table-cell>
          <table:table-cell ns41:value-type="string" table:style-name="TL RowHeader" office:value-type="string">
            <text:p>45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Scheeps-, machine- en autosloperijen </text:p>
          </table:table-cell>
          <table:table-cell ns41:value-type="string" table:style-name="TL RowHeader" office:value-type="string">
            <text:p>46</text:p>
          </table:table-cell>
          <table:table-cell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07" office:value-type="float">
            <text:p>1707</text:p>
          </table:table-cell>
          <table:table-cell ns41:value-type="float" table:style-name="TL Data" office:value="18" office:value-type="float">
            <text:p>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Automobielfabr. En montage-inr.</text:p>
          </table:table-cell>
          <table:table-cell ns41:value-type="string" table:style-name="TL RowHeader" office:value-type="string">
            <text:p>47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13" office:value-type="float">
            <text:p>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Autoreparatie-inrichtingen</text:p>
          </table:table-cell>
          <table:table-cell ns41:value-type="string" table:style-name="TL RowHeader" office:value-type="string">
            <text:p>48</text:p>
          </table:table-cell>
          <table:table-cell/>
          <table:table-cell ns41:value-type="float" table:style-name="TL Data" office:value="2385" office:value-type="float">
            <text:p>238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899" office:value-type="float">
            <text:p>1889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4081" office:value-type="float">
            <text:p>24081</text:p>
          </table:table-cell>
          <table:table-cell ns41:value-type="float" table:style-name="TL Data" office:value="346" office:value-type="float">
            <text:p>34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Rijwielfabr., framebouwerijen</text:p>
          </table:table-cell>
          <table:table-cell ns41:value-type="string" table:style-name="TL RowHeader" office:value-type="string">
            <text:p>49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47" office:value-type="float">
            <text:p>194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511" office:value-type="float">
            <text:p>2511</text:p>
          </table:table-cell>
          <table:table-cell ns41:value-type="float" table:style-name="TL Data" office:value="133" office:value-type="float">
            <text:p>1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Fabr. Van rijwielonderdelen</text:p>
          </table:table-cell>
          <table:table-cell ns41:value-type="string" table:style-name="TL RowHeader" office:value-type="string">
            <text:p>50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22" office:value-type="float">
            <text:p>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Rijwielraparatie-inrichtingen</text:p>
          </table:table-cell>
          <table:table-cell ns41:value-type="string" table:style-name="TL RowHeader" office:value-type="string">
            <text:p>51</text:p>
          </table:table-cell>
          <table:table-cell/>
          <table:table-cell ns41:value-type="float" table:style-name="TL Data" office:value="3031" office:value-type="float">
            <text:p>30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703" office:value-type="float">
            <text:p>37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09" office:value-type="float">
            <text:p>54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375" office:value-type="float">
            <text:p>13375</text:p>
          </table:table-cell>
          <table:table-cell ns41:value-type="float" table:style-name="TL Data" office:value="65" office:value-type="float">
            <text:p>6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Spoor- en tramwegwerkpl.</text:p>
          </table:table-cell>
          <table:table-cell ns41:value-type="string" table:style-name="TL RowHeader" office:value-type="string">
            <text:p>52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04" office:value-type="float">
            <text:p>630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714" office:value-type="float">
            <text:p>6714</text:p>
          </table:table-cell>
          <table:table-cell ns41:value-type="float" table:style-name="TL Data" office:value="23" office:value-type="float">
            <text:p>2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Wagon- en carrosseriefabrieken</text:p>
          </table:table-cell>
          <table:table-cell ns41:value-type="string" table:style-name="TL RowHeader" office:value-type="string">
            <text:p>53</text:p>
          </table:table-cell>
          <table:table-cell/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954" office:value-type="float">
            <text:p>795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9872" office:value-type="float">
            <text:p>9872</text:p>
          </table:table-cell>
          <table:table-cell ns41:value-type="float" table:style-name="TL Data" office:value="266" office:value-type="float">
            <text:p>26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Wagenmakerijen</text:p>
          </table:table-cell>
          <table:table-cell ns41:value-type="string" table:style-name="TL RowHeader" office:value-type="string">
            <text:p>54</text:p>
          </table:table-cell>
          <table:table-cell/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74" office:value-type="float">
            <text:p>2474</text:p>
          </table:table-cell>
          <table:table-cell ns41:value-type="float" table:style-name="TL Data" office:value="19" office:value-type="float">
            <text:p>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Rijtuigschildersbedrijven</text:p>
          </table:table-cell>
          <table:table-cell ns41:value-type="string" table:style-name="TL RowHeader" office:value-type="string">
            <text:p>55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14" office:value-type="float">
            <text:p>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Kinderwagenfabrieken</text:p>
          </table:table-cell>
          <table:table-cell ns41:value-type="string" table:style-name="TL RowHeader" office:value-type="string">
            <text:p>56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62" office:value-type="float">
            <text:p>6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Vliegtuigfabrieken</text:p>
          </table:table-cell>
          <table:table-cell ns41:value-type="string" table:style-name="TL RowHeader" office:value-type="string">
            <text:p>57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22" office:value-type="float">
            <text:p>30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696" office:value-type="float">
            <text:p>3696</text:p>
          </table:table-cell>
          <table:table-cell ns41:value-type="float" table:style-name="TL Data" office:value="64" office:value-type="float">
            <text:p>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5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Gloeilampen-, radiobuizenfabr.</text:p>
          </table:table-cell>
          <table:table-cell ns41:value-type="string" table:style-name="TL RowHeader" office:value-type="string">
            <text:p>58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167" office:value-type="float">
            <text:p>7167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60" office:value-type="float">
            <text:p>2960</text:p>
          </table:table-cell>
          <table:table-cell ns41:value-type="float" table:style-name="TL Data" office:value="1455" office:value-type="float">
            <text:p>1455</text:p>
          </table:table-cell>
          <table:table-cell ns41:value-type="float" table:style-name="TL Data" office:value="10603" office:value-type="float">
            <text:p>10603</text:p>
          </table:table-cell>
          <table:table-cell ns41:value-type="float" table:style-name="TL Data" office:value="2719" office:value-type="float">
            <text:p>27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Electrotechn. apparatenfabr.</text:p>
          </table:table-cell>
          <table:table-cell ns41:value-type="string" table:style-name="TL RowHeader" office:value-type="string">
            <text:p>59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122" office:value-type="float">
            <text:p>15122</text:p>
          </table:table-cell>
          <table:table-cell ns41:value-type="float" table:style-name="TL Data" office:value="1620" office:value-type="float">
            <text:p>16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70" office:value-type="float">
            <text:p>3870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TL Data" office:value="20207" office:value-type="float">
            <text:p>20207</text:p>
          </table:table-cell>
          <table:table-cell ns41:value-type="float" table:style-name="TL Data" office:value="2924" office:value-type="float">
            <text:p>292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Herstelpl. v. electrotechn. Mach.</text:p>
          </table:table-cell>
          <table:table-cell ns41:value-type="string" table:style-name="TL RowHeader" office:value-type="string">
            <text:p>60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166" office:value-type="float">
            <text:p>2166</text:p>
          </table:table-cell>
          <table:table-cell ns41:value-type="float" table:style-name="TL Data" office:value="82" office:value-type="float">
            <text:p>8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Gas- en watermeterfabrieken</text:p>
          </table:table-cell>
          <table:table-cell ns41:value-type="string" table:style-name="TL RowHeader" office:value-type="string">
            <text:p>61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18" office:value-type="float">
            <text:p>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Instrumentenfabr., -makerijen</text:p>
          </table:table-cell>
          <table:table-cell ns41:value-type="string" table:style-name="TL RowHeader" office:value-type="string">
            <text:p>62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46" office:value-type="float">
            <text:p>224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171" office:value-type="float">
            <text:p>3171</text:p>
          </table:table-cell>
          <table:table-cell ns41:value-type="float" table:style-name="TL Data" office:value="212" office:value-type="float">
            <text:p>21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Herstelpl. v. kantoor- en naaimachines</text:p>
          </table:table-cell>
          <table:table-cell ns41:value-type="string" table:style-name="TL RowHeader" office:value-type="string">
            <text:p>63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41" office:value-type="float">
            <text:p>1941</text:p>
          </table:table-cell>
          <table:table-cell ns41:value-type="float" table:style-name="TL Data" office:value="39" office:value-type="float">
            <text:p>3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6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Muziekinstrumentenfabr., -makerijen</text:p>
          </table:table-cell>
          <table:table-cell ns41:value-type="string" table:style-name="TL RowHeader" office:value-type="string">
            <text:p>64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20" office:value-type="float">
            <text:p>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Klokken- en uurwerkfabrieken</text:p>
          </table:table-cell>
          <table:table-cell ns41:value-type="string" table:style-name="TL RowHeader" office:value-type="string">
            <text:p>65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8" office:value-type="float">
            <text:p>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Horlogemakerijen</text:p>
          </table:table-cell>
          <table:table-cell ns41:value-type="string" table:style-name="TL RowHeader" office:value-type="string">
            <text:p>66</text:p>
          </table:table-cell>
          <table:table-cell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45" office:value-type="float">
            <text:p>13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19" office:value-type="float">
            <text:p>3119</text:p>
          </table:table-cell>
          <table:table-cell ns41:value-type="float" table:style-name="TL Data" office:value="16" office:value-type="float">
            <text:p>1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Goud- en zilversmederijen</text:p>
          </table:table-cell>
          <table:table-cell ns41:value-type="string" table:style-name="TL RowHeader" office:value-type="string">
            <text:p>67</text:p>
          </table:table-cell>
          <table:table-cell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04" office:value-type="float">
            <text:p>220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385" office:value-type="float">
            <text:p>3385</text:p>
          </table:table-cell>
          <table:table-cell ns41:value-type="float" table:style-name="TL Data" office:value="236" office:value-type="float">
            <text:p>2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Electrotechn. install.inr.</text:p>
          </table:table-cell>
          <table:table-cell ns41:value-type="string" table:style-name="TL RowHeader" office:value-type="string">
            <text:p>68</text:p>
          </table:table-cell>
          <table:table-cell/>
          <table:table-cell ns41:value-type="float" table:style-name="TL Data" office:value="2509" office:value-type="float">
            <text:p>250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921" office:value-type="float">
            <text:p>19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19" office:value-type="float">
            <text:p>1111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7246" office:value-type="float">
            <text:p>17246</text:p>
          </table:table-cell>
          <table:table-cell ns41:value-type="float" table:style-name="TL Data" office:value="483" office:value-type="float">
            <text:p>4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Loodgieterijen, aanleg van centr.verw. enz.</text:p>
          </table:table-cell>
          <table:table-cell ns41:value-type="string" table:style-name="TL RowHeader" office:value-type="string">
            <text:p>69</text:p>
          </table:table-cell>
          <table:table-cell/>
          <table:table-cell ns41:value-type="float" table:style-name="TL Data" office:value="3301" office:value-type="float">
            <text:p>330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764" office:value-type="float">
            <text:p>17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096" office:value-type="float">
            <text:p>1209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9125" office:value-type="float">
            <text:p>19125</text:p>
          </table:table-cell>
          <table:table-cell ns41:value-type="float" table:style-name="TL Data" office:value="431" office:value-type="float">
            <text:p>4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METAALNIJVERHEID, SCHEEPS-, VLIEGTUIG- EN WAGENBOUW</text:p>
          </table:table-cell>
          <table:table-cell ns41:value-type="string" table:style-name="TL RowHeader" office:value-type="string">
            <text:p>11</text:p>
          </table:table-cell>
          <table:table-cell ns41:value-type="string" table:style-name="TL RowHeader" office:value-type="string">
            <text:p>Smederijen, lasinricht. e.d. </text:p>
          </table:table-cell>
          <table:table-cell ns41:value-type="string" table:style-name="TL RowHeader" office:value-type="string">
            <text:p>70</text:p>
          </table:table-cell>
          <table:table-cell/>
          <table:table-cell ns41:value-type="float" table:style-name="TL Data" office:value="4805" office:value-type="float">
            <text:p>480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471" office:value-type="float">
            <text:p>247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009" office:value-type="float">
            <text:p>100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79" office:value-type="float">
            <text:p>177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9417" office:value-type="float">
            <text:p>19417</text:p>
          </table:table-cell>
          <table:table-cell ns41:value-type="float" table:style-name="TL Data" office:value="195" office:value-type="float">
            <text:p>19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PAPIERNIJVERHEID</text:p>
          </table:table-cell>
          <table:table-cell ns41:value-type="string" table:style-name="TL RowHeader" office:value-type="string">
            <text:p>14</text:p>
          </table:table-cell>
          <table:table-cell ns41:value-type="string" table:style-name="TL RowHeader" office:value-type="string">
            <text:p>Houtslijpfabrieken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" office:value-type="float">
            <text:p>8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PAPIERNIJVERHEID</text:p>
          </table:table-cell>
          <table:table-cell ns41:value-type="string" table:style-name="TL RowHeader" office:value-type="string">
            <text:p>14</text:p>
          </table:table-cell>
          <table:table-cell ns41:value-type="string" table:style-name="TL RowHeader" office:value-type="string">
            <text:p>Houtcellulosefabriek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PAPIERNIJVERHEID</text:p>
          </table:table-cell>
          <table:table-cell ns41:value-type="string" table:style-name="TL RowHeader" office:value-type="string">
            <text:p>14</text:p>
          </table:table-cell>
          <table:table-cell ns41:value-type="string" table:style-name="TL RowHeader" office:value-type="string">
            <text:p>Strocellulosefabrieke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" office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PAPIERNIJVERHEID</text:p>
          </table:table-cell>
          <table:table-cell ns41:value-type="string" table:style-name="TL RowHeader" office:value-type="string">
            <text:p>14</text:p>
          </table:table-cell>
          <table:table-cell ns41:value-type="string" table:style-name="TL RowHeader" office:value-type="string">
            <text:p>Papierfabrieken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387" office:value-type="float">
            <text:p>4387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986" office:value-type="float">
            <text:p>4986</text:p>
          </table:table-cell>
          <table:table-cell ns41:value-type="float" table:style-name="TL Data" office:value="367" office:value-type="float">
            <text:p>3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PAPIERNIJVERHEID</text:p>
          </table:table-cell>
          <table:table-cell ns41:value-type="string" table:style-name="TL RowHeader" office:value-type="string">
            <text:p>14</text:p>
          </table:table-cell>
          <table:table-cell ns41:value-type="string" table:style-name="TL RowHeader" office:value-type="string">
            <text:p>Strokartonfabriek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53" office:value-type="float">
            <text:p>2653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60" office:value-type="float">
            <text:p>2860</text:p>
          </table:table-cell>
          <table:table-cell ns41:value-type="float" table:style-name="TL Data" office:value="31" office:value-type="float">
            <text:p>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PAPIERNIJVERHEID</text:p>
          </table:table-cell>
          <table:table-cell ns41:value-type="string" table:style-name="TL RowHeader" office:value-type="string">
            <text:p>14</text:p>
          </table:table-cell>
          <table:table-cell ns41:value-type="string" table:style-name="TL RowHeader" office:value-type="string">
            <text:p>Papierwarenfabrieken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33" office:value-type="float">
            <text:p>2033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874" office:value-type="float">
            <text:p>2874</text:p>
          </table:table-cell>
          <table:table-cell ns41:value-type="float" table:style-name="TL Data" office:value="1117" office:value-type="float">
            <text:p>11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PAPIERNIJVERHEID</text:p>
          </table:table-cell>
          <table:table-cell ns41:value-type="string" table:style-name="TL RowHeader" office:value-type="string">
            <text:p>14</text:p>
          </table:table-cell>
          <table:table-cell ns41:value-type="string" table:style-name="TL RowHeader" office:value-type="string">
            <text:p>Behangselpapierfabrieken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18" office:value-type="float">
            <text:p>1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PAPIERNIJVERHEID</text:p>
          </table:table-cell>
          <table:table-cell ns41:value-type="string" table:style-name="TL RowHeader" office:value-type="string">
            <text:p>14</text:p>
          </table:table-cell>
          <table:table-cell ns41:value-type="string" table:style-name="TL RowHeader" office:value-type="string">
            <text:p>Kartonnagefabrieken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02" office:value-type="float">
            <text:p>2002</text:p>
          </table:table-cell>
          <table:table-cell ns41:value-type="float" table:style-name="TL Data" office:value="1426" office:value-type="float">
            <text:p>14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461" office:value-type="float">
            <text:p>2461</text:p>
          </table:table-cell>
          <table:table-cell ns41:value-type="float" table:style-name="TL Data" office:value="1561" office:value-type="float">
            <text:p>156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PAPIERNIJVERHEID</text:p>
          </table:table-cell>
          <table:table-cell ns41:value-type="string" table:style-name="TL RowHeader" office:value-type="string">
            <text:p>14</text:p>
          </table:table-cell>
          <table:table-cell ns41:value-type="string" table:style-name="TL RowHeader" office:value-type="string">
            <text:p>Boekbinderijen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17" office:value-type="float">
            <text:p>4117</text:p>
          </table:table-cell>
          <table:table-cell ns41:value-type="float" table:style-name="TL Data" office:value="1407" office:value-type="float">
            <text:p>140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080" office:value-type="float">
            <text:p>5080</text:p>
          </table:table-cell>
          <table:table-cell ns41:value-type="float" table:style-name="TL Data" office:value="1574" office:value-type="float">
            <text:p>15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Vlasserijen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08" office:value-type="float">
            <text:p>170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59" office:value-type="float">
            <text:p>2759</text:p>
          </table:table-cell>
          <table:table-cell ns41:value-type="float" table:style-name="TL Data" office:value="152" office:value-type="float">
            <text:p>1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Kapok- en wattenfabriek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19" office:value-type="float">
            <text:p>1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Poetskatoenfabrieke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51" office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Spoelerijen en twijnerijen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26" office:value-type="float">
            <text:p>3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Naaigarenfabriek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67" office:value-type="float">
            <text:p>3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Wolwasserijen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2" office:value-type="float">
            <text:p>12</text:p>
          </table:table-cell>
          <table:table-cell table:style-name="ce30"/>
          <table:table-cell table:style-name="ce31" table:number-columns-repeated="3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Wolververijen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38" office:value-type="float">
            <text:p>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Wolspinnerijen en sajetfabr.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74" office:value-type="float">
            <text:p>4474</text:p>
          </table:table-cell>
          <table:table-cell ns41:value-type="float" table:style-name="TL Data" office:value="1217" office:value-type="float">
            <text:p>1217</text:p>
          </table:table-cell>
          <table:table-cell ns41:value-type="float" table:style-name="TL Data" office:value="0" office:value-type="float">
            <text:p>0</text:p>
          </table:table-cell>
          <table:table-cell ns41:value-type="string" table:style-name="TL Data" office:value-type="string">
            <text:p>I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4791" office:value-type="float">
            <text:p>4791</text:p>
          </table:table-cell>
          <table:table-cell ns41:value-type="float" table:style-name="TL Data" office:value="1352" office:value-type="float">
            <text:p>13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Wolweverijen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774" office:value-type="float">
            <text:p>5774</text:p>
          </table:table-cell>
          <table:table-cell ns41:value-type="float" table:style-name="TL Data" office:value="1700" office:value-type="float">
            <text:p>170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6434" office:value-type="float">
            <text:p>6434</text:p>
          </table:table-cell>
          <table:table-cell ns41:value-type="float" table:style-name="TL Data" office:value="1914" office:value-type="float">
            <text:p>19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Wollendeken en viltfabr.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74" office:value-type="float">
            <text:p>127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349" office:value-type="float">
            <text:p>3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Tricotagefabr., breierijen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972" office:value-type="float">
            <text:p>2972</text:p>
          </table:table-cell>
          <table:table-cell ns41:value-type="float" table:style-name="TL Data" office:value="6659" office:value-type="float">
            <text:p>665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963" office:value-type="float">
            <text:p>3963</text:p>
          </table:table-cell>
          <table:table-cell ns41:value-type="float" table:style-name="TL Data" office:value="7274" office:value-type="float">
            <text:p>72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Katoenververijen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87" office:value-type="float">
            <text:p>8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Katoenspinnerijen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76" office:value-type="float">
            <text:p>5776</text:p>
          </table:table-cell>
          <table:table-cell ns41:value-type="float" table:style-name="TL Data" office:value="2363" office:value-type="float">
            <text:p>236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016" office:value-type="float">
            <text:p>6016</text:p>
          </table:table-cell>
          <table:table-cell ns41:value-type="float" table:style-name="TL Data" office:value="2447" office:value-type="float">
            <text:p>24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Katoen- en linnenweverijen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279" office:value-type="float">
            <text:p>14279</text:p>
          </table:table-cell>
          <table:table-cell ns41:value-type="float" table:style-name="TL Data" office:value="3708" office:value-type="float">
            <text:p>370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16204" office:value-type="float">
            <text:p>16204</text:p>
          </table:table-cell>
          <table:table-cell ns41:value-type="float" table:style-name="TL Data" office:value="4476" office:value-type="float">
            <text:p>447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Katoen-, linnenblekerijen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255" office:value-type="float">
            <text:p>2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Katoendrukkerijen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66" office:value-type="float">
            <text:p>6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64" office:value-type="float">
            <text:p>1264</text:p>
          </table:table-cell>
          <table:table-cell ns41:value-type="float" table:style-name="TL Data" office:value="131" office:value-type="float">
            <text:p>1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Kunstgarenspinnerijen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681" office:value-type="float">
            <text:p>5681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6777" office:value-type="float">
            <text:p>6777</text:p>
          </table:table-cell>
          <table:table-cell ns41:value-type="float" table:style-name="TL Data" office:value="869" office:value-type="float">
            <text:p>86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Kunstzijdeweverijen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395" office:value-type="float">
            <text:p>39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Vlasspinnerijen</text:p>
          </table:table-cell>
          <table:table-cell ns41:value-type="string" table:style-name="TL RowHeader" office:value-type="string">
            <text:p>19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5" office:value-type="float">
            <text:p>8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Jutespinnerijen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08" office:value-type="float">
            <text:p>2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Juteweverijen</text:p>
          </table:table-cell>
          <table:table-cell ns41:value-type="string" table:style-name="TL RowHeader" office:value-type="string">
            <text:p>21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52" office:value-type="float">
            <text:p>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Touwfabrieken</text:p>
          </table:table-cell>
          <table:table-cell ns41:value-type="string" table:style-name="TL RowHeader" office:value-type="string">
            <text:p>22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38" office:value-type="float">
            <text:p>153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889" office:value-type="float">
            <text:p>1889</text:p>
          </table:table-cell>
          <table:table-cell ns41:value-type="float" table:style-name="TL Data" office:value="209" office:value-type="float">
            <text:p>2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Nettenfabrieken</text:p>
          </table:table-cell>
          <table:table-cell ns41:value-type="string" table:style-name="TL RowHeader" office:value-type="string">
            <text:p>23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68" office:value-type="float">
            <text:p>6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Tapijt-, mattenweverijen</text:p>
          </table:table-cell>
          <table:table-cell ns41:value-type="string" table:style-name="TL RowHeader" office:value-type="string">
            <text:p>24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80" office:value-type="float">
            <text:p>228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675" office:value-type="float">
            <text:p>2675</text:p>
          </table:table-cell>
          <table:table-cell ns41:value-type="float" table:style-name="TL Data" office:value="415" office:value-type="float">
            <text:p>4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Fluweel-, trijpfabr. e.d.</text:p>
          </table:table-cell>
          <table:table-cell ns41:value-type="string" table:style-name="TL RowHeader" office:value-type="string">
            <text:p>25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22" office:value-type="float">
            <text:p>1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Vitrageweverijen</text:p>
          </table:table-cell>
          <table:table-cell ns41:value-type="string" table:style-name="TL RowHeader" office:value-type="string">
            <text:p>26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Kantfabrieken</text:p>
          </table:table-cell>
          <table:table-cell ns41:value-type="string" table:style-name="TL RowHeader" office:value-type="string">
            <text:p>27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5" office:value-type="float">
            <text:p>1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Band-, veter-, koordfabr.</text:p>
          </table:table-cell>
          <table:table-cell ns41:value-type="string" table:style-name="TL RowHeader" office:value-type="string">
            <text:p>28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425" office:value-type="float">
            <text:p>42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Passementfabrieken</text:p>
          </table:table-cell>
          <table:table-cell ns41:value-type="string" table:style-name="TL RowHeader" office:value-type="string">
            <text:p>29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74" office:value-type="float">
            <text:p>1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TEXTIELNIJVERHEID </text:p>
          </table:table-cell>
          <table:table-cell ns41:value-type="string" table:style-name="TL RowHeader" office:value-type="string">
            <text:p>15</text:p>
          </table:table-cell>
          <table:table-cell ns41:value-type="string" table:style-name="TL RowHeader" office:value-type="string">
            <text:p>Plantenvezel- en dierlijk-haarbewerkingsinrichtingen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7" office:value-type="float">
            <text:p>3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GAS-,ELECTR.- EN WATERLEIDINGBEDRIJVEN </text:p>
          </table:table-cell>
          <table:table-cell ns41:value-type="string" table:style-name="TL RowHeader" office:value-type="string">
            <text:p>16</text:p>
          </table:table-cell>
          <table:table-cell ns41:value-type="string" table:style-name="TL RowHeader" office:value-type="string">
            <text:p>Gas- en cokesfabrieken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22" office:value-type="float">
            <text:p>552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036" office:value-type="float">
            <text:p>6036</text:p>
          </table:table-cell>
          <table:table-cell ns41:value-type="float" table:style-name="TL Data" office:value="10" office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GAS-,ELECTR.- EN WATERLEIDINGBEDRIJVEN </text:p>
          </table:table-cell>
          <table:table-cell ns41:value-type="string" table:style-name="TL RowHeader" office:value-type="string">
            <text:p>16</text:p>
          </table:table-cell>
          <table:table-cell ns41:value-type="string" table:style-name="TL RowHeader" office:value-type="string">
            <text:p>Electriciteitsbedrijve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66" office:value-type="float">
            <text:p>216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13" office:value-type="float">
            <text:p>2413</text:p>
          </table:table-cell>
          <table:table-cell ns41:value-type="float" table:style-name="TL Data" office:value="8" office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6">
          <table:table-cell ns41:value-type="string" table:style-name="TL RowHeader" office:value-type="string">
            <text:p>GAS-,ELECTR.- EN WATERLEIDINGBEDRIJVEN </text:p>
          </table:table-cell>
          <table:table-cell ns41:value-type="string" table:style-name="TL RowHeader" office:value-type="string">
            <text:p>16</text:p>
          </table:table-cell>
          <table:table-cell ns41:value-type="string" table:style-name="TL RowHeader" office:value-type="string">
            <text:p>Warmtevoorzieningsbedrijv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GAS-,ELECTR.- EN WATERLEIDINGBEDRIJVEN </text:p>
          </table:table-cell>
          <table:table-cell ns41:value-type="string" table:style-name="TL RowHeader" office:value-type="string">
            <text:p>16</text:p>
          </table:table-cell>
          <table:table-cell ns41:value-type="string" table:style-name="TL RowHeader" office:value-type="string">
            <text:p>Waterleidingbedrijven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13" office:value-type="float">
            <text:p>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GAS-,ELECTR.- EN WATERLEIDINGBEDRIJVEN </text:p>
          </table:table-cell>
          <table:table-cell ns41:value-type="string" table:style-name="TL RowHeader" office:value-type="string">
            <text:p>16</text:p>
          </table:table-cell>
          <table:table-cell ns41:value-type="string" table:style-name="TL RowHeader" office:value-type="string">
            <text:p>Distributiebedrijven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447" office:value-type="float">
            <text:p>1044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718" office:value-type="float">
            <text:p>8718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19365" office:value-type="float">
            <text:p>19365</text:p>
          </table:table-cell>
          <table:table-cell ns41:value-type="float" table:style-name="TL Data" office:value="1135" office:value-type="float">
            <text:p>11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Graandorserijen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89" office:value-type="float">
            <text:p>1889</text:p>
          </table:table-cell>
          <table:table-cell ns41:value-type="float" table:style-name="TL Data" office:value="31" office:value-type="float">
            <text:p>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Graanmalerijen, veevoederfabr.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1214" office:value-type="float">
            <text:p>121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33" office:value-type="float">
            <text:p>433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615" office:value-type="float">
            <text:p>7615</text:p>
          </table:table-cell>
          <table:table-cell ns41:value-type="float" table:style-name="TL Data" office:value="292" office:value-type="float">
            <text:p>29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6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Meelfabrieke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Data" office:value-type="string">
            <text:p><text:span text:style-name="T2">—</text:span></text:p>
          </table:table-cell>
          <table:table-cell ns41:value-type="float" table:style-name="TL Data" office:value="1916" office:value-type="float">
            <text:p>19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447" office:value-type="float">
            <text:p>2447</text:p>
          </table:table-cell>
          <table:table-cell ns41:value-type="float" table:style-name="TL Data" office:value="131" office:value-type="float">
            <text:p>1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Gort-, rijstpellerijen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128" office:value-type="float">
            <text:p>1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Puddingpoederfabriek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35" office:value-type="float">
            <text:p>4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Vermicelli- en macaronifabr.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48" office:value-type="float">
            <text:p>14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Broodfabr., -bakkerijen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10986" office:value-type="float">
            <text:p>1098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107" office:value-type="float">
            <text:p>31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2373" office:value-type="float">
            <text:p>32373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3995" office:value-type="float">
            <text:p>399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52101" office:value-type="float">
            <text:p>52101</text:p>
          </table:table-cell>
          <table:table-cell ns41:value-type="float" table:style-name="TL Data" office:value="1267" office:value-type="float">
            <text:p>12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Banketbakkerijen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1631" office:value-type="float">
            <text:p>163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63" office:value-type="float">
            <text:p>746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112" office:value-type="float">
            <text:p>10112</text:p>
          </table:table-cell>
          <table:table-cell ns41:value-type="float" table:style-name="TL Data" office:value="210" office:value-type="float">
            <text:p>2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Consumptie-ijsfabrieken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91" office:value-type="float">
            <text:p>9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Koksbedr. en kokerijen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83" office:value-type="float">
            <text:p>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Biscuit- en koekfabrieken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27" office:value-type="float">
            <text:p>2927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010" office:value-type="float">
            <text:p>4010</text:p>
          </table:table-cell>
          <table:table-cell ns41:value-type="float" table:style-name="TL Data" office:value="1924" office:value-type="float">
            <text:p>192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Fabr. van bakkersartikelen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169" office:value-type="float">
            <text:p>16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Aardappelmeelfabrieken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58" office:value-type="float">
            <text:p>5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799" office:value-type="float">
            <text:p>1799</text:p>
          </table:table-cell>
          <table:table-cell ns41:value-type="float" table:style-name="TL Data" office:value="123" office:value-type="float">
            <text:p>12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Stijfselfabrieken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7" office:value-type="float">
            <text:p>5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6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Glucose- en stroopfabrieken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6" office:value-type="float">
            <text:p>1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Beetwortelsuikerfabrieken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54" office:value-type="float">
            <text:p>1754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47" office:value-type="float">
            <text:p>2047</text:p>
          </table:table-cell>
          <table:table-cell ns41:value-type="float" table:style-name="TL Data" office:value="51" office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Suikerraffinaderijen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25" office:value-type="float">
            <text:p>2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Suikerwerkfabrieken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95" office:value-type="float">
            <text:p>1895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506" office:value-type="float">
            <text:p>2506</text:p>
          </table:table-cell>
          <table:table-cell ns41:value-type="float" table:style-name="TL Data" office:value="1280" office:value-type="float">
            <text:p>128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Cacao- en chocoladefabrieken</text:p>
          </table:table-cell>
          <table:table-cell ns41:value-type="string" table:style-name="TL RowHeader" office:value-type="string">
            <text:p>19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81" office:value-type="float">
            <text:p>3481</text:p>
          </table:table-cell>
          <table:table-cell ns41:value-type="float" table:style-name="TL Data" office:value="2191" office:value-type="float">
            <text:p>219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647" office:value-type="float">
            <text:p>4647</text:p>
          </table:table-cell>
          <table:table-cell ns41:value-type="float" table:style-name="TL Data" office:value="2698" office:value-type="float">
            <text:p>269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Cacao-extractiefabrieken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" office:value-type="float">
            <text:p>50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Boter- en kaasfabrieken</text:p>
          </table:table-cell>
          <table:table-cell ns41:value-type="string" table:style-name="TL RowHeader" office:value-type="string">
            <text:p>21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707" office:value-type="float">
            <text:p>870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59" office:value-type="float">
            <text:p>1159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0481" office:value-type="float">
            <text:p>10481</text:p>
          </table:table-cell>
          <table:table-cell ns41:value-type="float" table:style-name="TL Data" office:value="455" office:value-type="float">
            <text:p>4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Fabr. van gecondens.melk, enz.</text:p>
          </table:table-cell>
          <table:table-cell ns41:value-type="string" table:style-name="TL RowHeader" office:value-type="string">
            <text:p>24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55" office:value-type="float">
            <text:p>185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239" office:value-type="float">
            <text:p>2239</text:p>
          </table:table-cell>
          <table:table-cell ns41:value-type="float" table:style-name="TL Data" office:value="231" office:value-type="float">
            <text:p>2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Oliefabrieken</text:p>
          </table:table-cell>
          <table:table-cell ns41:value-type="string" table:style-name="TL RowHeader" office:value-type="string">
            <text:p>25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66" office:value-type="float">
            <text:p>216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854" office:value-type="float">
            <text:p>2854</text:p>
          </table:table-cell>
          <table:table-cell ns41:value-type="float" table:style-name="TL Data" office:value="179" office:value-type="float">
            <text:p>17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Margarinefabrieken</text:p>
          </table:table-cell>
          <table:table-cell ns41:value-type="string" table:style-name="TL RowHeader" office:value-type="string">
            <text:p>26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285" office:value-type="float">
            <text:p>28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Vetsmelterijen</text:p>
          </table:table-cell>
          <table:table-cell ns41:value-type="string" table:style-name="TL RowHeader" office:value-type="string">
            <text:p>27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8" office:value-type="float">
            <text:p>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Slachthuizen</text:p>
          </table:table-cell>
          <table:table-cell ns41:value-type="string" table:style-name="TL RowHeader" office:value-type="string">
            <text:p>28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44" office:value-type="float">
            <text:p>4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Darmbewerkerijen</text:p>
          </table:table-cell>
          <table:table-cell ns41:value-type="string" table:style-name="TL RowHeader" office:value-type="string">
            <text:p>29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94" office:value-type="float">
            <text:p>9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Exp.slachterijen, vleesw.fabr.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26" office:value-type="float">
            <text:p>302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4437" office:value-type="float">
            <text:p>4437</text:p>
          </table:table-cell>
          <table:table-cell ns41:value-type="float" table:style-name="TL Data" office:value="378" office:value-type="float">
            <text:p>37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Slachterijen</text:p>
          </table:table-cell>
          <table:table-cell ns41:value-type="string" table:style-name="TL RowHeader" office:value-type="string">
            <text:p>31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5" office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Destrucriebedrijven</text:p>
          </table:table-cell>
          <table:table-cell ns41:value-type="string" table:style-name="TL RowHeader" office:value-type="string">
            <text:p>32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7" office:value-type="float">
            <text:p>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Visbewerkingsinrichtingen</text:p>
          </table:table-cell>
          <table:table-cell ns41:value-type="string" table:style-name="TL RowHeader" office:value-type="string">
            <text:p>34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24" office:value-type="float">
            <text:p>212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861" office:value-type="float">
            <text:p>2861</text:p>
          </table:table-cell>
          <table:table-cell ns41:value-type="float" table:style-name="TL Data" office:value="168" office:value-type="float">
            <text:p>16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Inmakerijen van groenten, enz.</text:p>
          </table:table-cell>
          <table:table-cell ns41:value-type="string" table:style-name="TL RowHeader" office:value-type="string">
            <text:p>35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398" office:value-type="float">
            <text:p>39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Groenten-, vruchtencons. fabr.</text:p>
          </table:table-cell>
          <table:table-cell ns41:value-type="string" table:style-name="TL RowHeader" office:value-type="string">
            <text:p>36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31" office:value-type="float">
            <text:p>3631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4682" office:value-type="float">
            <text:p>4682</text:p>
          </table:table-cell>
          <table:table-cell ns41:value-type="float" table:style-name="TL Data" office:value="1010" office:value-type="float">
            <text:p>10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Gist-, spiritusfabr., branderijen</text:p>
          </table:table-cell>
          <table:table-cell ns41:value-type="string" table:style-name="TL RowHeader" office:value-type="string">
            <text:p>37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TL Data" office:value="74" office:value-type="float">
            <text:p>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Distilleerder., likeurstoker.</text:p>
          </table:table-cell>
          <table:table-cell ns41:value-type="string" table:style-name="TL RowHeader" office:value-type="string">
            <text:p>38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54" office:value-type="float">
            <text:p>155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603" office:value-type="float">
            <text:p>2603</text:p>
          </table:table-cell>
          <table:table-cell ns41:value-type="float" table:style-name="TL Data" office:value="413" office:value-type="float">
            <text:p>4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Bierbrouwerijen</text:p>
          </table:table-cell>
          <table:table-cell ns41:value-type="string" table:style-name="TL RowHeader" office:value-type="string">
            <text:p>39</text:p>
          </table:table-cell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02" office:value-type="float">
            <text:p>350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4514" office:value-type="float">
            <text:p>4514</text:p>
          </table:table-cell>
          <table:table-cell ns41:value-type="float" table:style-name="TL Data" office:value="230" office:value-type="float">
            <text:p>2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Limonade-, mineraalwaterfabr.</text:p>
          </table:table-cell>
          <table:table-cell ns41:value-type="string" table:style-name="TL RowHeader" office:value-type="string">
            <text:p>40</text:p>
          </table:table-cell>
          <table:table-cell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234" office:value-type="float">
            <text:p>2234</text:p>
          </table:table-cell>
          <table:table-cell ns41:value-type="float" table:style-name="TL Data" office:value="182" office:value-type="float">
            <text:p>18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Ruwijsfabrieken</text:p>
          </table:table-cell>
          <table:table-cell ns41:value-type="string" table:style-name="TL RowHeader" office:value-type="string">
            <text:p>41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7" office:value-type="float">
            <text:p>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Tabaksfabrieken</text:p>
          </table:table-cell>
          <table:table-cell ns41:value-type="string" table:style-name="TL RowHeader" office:value-type="string">
            <text:p>42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469" office:value-type="float">
            <text:p>1469</text:p>
          </table:table-cell>
          <table:table-cell ns41:value-type="float" table:style-name="TL Data" office:value="582" office:value-type="float">
            <text:p>58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Sigarenfabrieken</text:p>
          </table:table-cell>
          <table:table-cell ns41:value-type="string" table:style-name="TL RowHeader" office:value-type="string">
            <text:p>43</text:p>
          </table:table-cell>
          <table:table-cell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798" office:value-type="float">
            <text:p>9798</text:p>
          </table:table-cell>
          <table:table-cell ns41:value-type="float" table:style-name="TL Data" office:value="2076" office:value-type="float">
            <text:p>207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2104" office:value-type="float">
            <text:p>12104</text:p>
          </table:table-cell>
          <table:table-cell ns41:value-type="float" table:style-name="TL Data" office:value="2327" office:value-type="float">
            <text:p>23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Sigarettenfabrieken</text:p>
          </table:table-cell>
          <table:table-cell ns41:value-type="string" table:style-name="TL RowHeader" office:value-type="string">
            <text:p>44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932" office:value-type="float">
            <text:p>9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Koffiebranderijen</text:p>
          </table:table-cell>
          <table:table-cell ns41:value-type="string" table:style-name="TL RowHeader" office:value-type="string">
            <text:p>45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615" office:value-type="float">
            <text:p>6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Koffiestroopfabr. en sichoreibranderijen</text:p>
          </table:table-cell>
          <table:table-cell ns41:value-type="string" table:style-name="TL RowHeader" office:value-type="string">
            <text:p>46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3" office:value-type="float">
            <text:p>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Azijnfabrieken</text:p>
          </table:table-cell>
          <table:table-cell ns41:value-type="string" table:style-name="TL RowHeader" office:value-type="string">
            <text:p>47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43" office:value-type="float">
            <text:p>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Mosterd- en specerijfabr.</text:p>
          </table:table-cell>
          <table:table-cell ns41:value-type="string" table:style-name="TL RowHeader" office:value-type="string">
            <text:p>48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55" office:value-type="float">
            <text:p>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OEDINGS- EN GENOTMIDDELENBEDRIJVEN <text:s text:c="2"/></text:p>
          </table:table-cell>
          <table:table-cell ns41:value-type="string" table:style-name="TL RowHeader" office:value-type="string">
            <text:p>17</text:p>
          </table:table-cell>
          <table:table-cell ns41:value-type="string" table:style-name="TL RowHeader" office:value-type="string">
            <text:p>Zoutziederijen</text:p>
          </table:table-cell>
          <table:table-cell ns41:value-type="string" table:style-name="TL RowHeader" office:value-type="string">
            <text:p>49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" office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ANDBOUW <text:s text:c="5"/></text:p>
          </table:table-cell>
          <table:table-cell ns41:value-type="float" table:style-name="TL RowHeader" office:value="20" office:value-type="float">
            <text:p>20</text:p>
          </table:table-cell>
          <table:table-cell ns41:value-type="string" table:style-name="TL RowHeader" office:value-type="string">
            <text:p>Akkerbouw en veehouderij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193780" office:value-type="float">
            <text:p>193780</text:p>
          </table:table-cell>
          <table:table-cell ns41:value-type="float" table:style-name="TL Data" office:value="12717" office:value-type="float">
            <text:p>1271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8132" office:value-type="float">
            <text:p>781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75" office:value-type="float">
            <text:p>197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1141" office:value-type="float">
            <text:p>141141</text:p>
          </table:table-cell>
          <table:table-cell ns41:value-type="float" table:style-name="TL Data" office:value="11972" office:value-type="float">
            <text:p>11972</text:p>
          </table:table-cell>
          <table:table-cell ns41:value-type="float" table:style-name="TL Data" office:value="97284" office:value-type="float">
            <text:p>97284</text:p>
          </table:table-cell>
          <table:table-cell ns41:value-type="float" table:style-name="TL Data" office:value="57993" office:value-type="float">
            <text:p>5799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34320" office:value-type="float">
            <text:p>434320</text:p>
          </table:table-cell>
          <table:table-cell ns41:value-type="float" table:style-name="TL Data" office:value="160859" office:value-type="float">
            <text:p>16085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ANDBOUW <text:s text:c="5"/></text:p>
          </table:table-cell>
          <table:table-cell ns41:value-type="float" table:style-name="TL RowHeader" office:value="20" office:value-type="float">
            <text:p>20</text:p>
          </table:table-cell>
          <table:table-cell ns41:value-type="string" table:style-name="TL RowHeader" office:value-type="string">
            <text:p>Groenten- en ooftteelt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28802" office:value-type="float">
            <text:p>28802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921" office:value-type="float">
            <text:p>29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221" office:value-type="float">
            <text:p>23221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0454" office:value-type="float">
            <text:p>10454</text:p>
          </table:table-cell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3082" office:value-type="float">
            <text:p>63082</text:p>
          </table:table-cell>
          <table:table-cell ns41:value-type="float" table:style-name="TL Data" office:value="6364" office:value-type="float">
            <text:p>63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ANDBOUW <text:s text:c="5"/></text:p>
          </table:table-cell>
          <table:table-cell ns41:value-type="float" table:style-name="TL RowHeader" office:value="20" office:value-type="float">
            <text:p>20</text:p>
          </table:table-cell>
          <table:table-cell ns41:value-type="string" table:style-name="TL RowHeader" office:value-type="string">
            <text:p>Boomkwekerije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1680" office:value-type="float">
            <text:p>1680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68" office:value-type="float">
            <text:p>266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929" office:value-type="float">
            <text:p>4929</text:p>
          </table:table-cell>
          <table:table-cell ns41:value-type="float" table:style-name="TL Data" office:value="138" office:value-type="float">
            <text:p>1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ANDBOUW <text:s text:c="5"/></text:p>
          </table:table-cell>
          <table:table-cell ns41:value-type="float" table:style-name="TL RowHeader" office:value="20" office:value-type="float">
            <text:p>20</text:p>
          </table:table-cell>
          <table:table-cell ns41:value-type="string" table:style-name="TL RowHeader" office:value-type="string">
            <text:p>Bloemisterijen, tuinierderijen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5972" office:value-type="float">
            <text:p>5972</text:p>
          </table:table-cell>
          <table:table-cell ns41:value-type="float" table:style-name="TL Data" office:value="98" office:value-type="float">
            <text:p>9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170" office:value-type="float">
            <text:p>1217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9726" office:value-type="float">
            <text:p>19726</text:p>
          </table:table-cell>
          <table:table-cell ns41:value-type="float" table:style-name="TL Data" office:value="583" office:value-type="float">
            <text:p>5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ANDBOUW <text:s text:c="5"/></text:p>
          </table:table-cell>
          <table:table-cell ns41:value-type="float" table:style-name="TL RowHeader" office:value="20" office:value-type="float">
            <text:p>20</text:p>
          </table:table-cell>
          <table:table-cell ns41:value-type="string" table:style-name="TL RowHeader" office:value-type="string">
            <text:p>Bloembollencultuur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2680" office:value-type="float">
            <text:p>2680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24" office:value-type="float">
            <text:p>552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806" office:value-type="float">
            <text:p>9806</text:p>
          </table:table-cell>
          <table:table-cell ns41:value-type="float" table:style-name="TL Data" office:value="287" office:value-type="float">
            <text:p>28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ANDBOUW <text:s text:c="5"/></text:p>
          </table:table-cell>
          <table:table-cell ns41:value-type="float" table:style-name="TL RowHeader" office:value="20" office:value-type="float">
            <text:p>20</text:p>
          </table:table-cell>
          <table:table-cell ns41:value-type="string" table:style-name="TL RowHeader" office:value-type="string">
            <text:p>Zaadteelt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37" office:value-type="float">
            <text:p>3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ANDBOUW <text:s text:c="5"/></text:p>
          </table:table-cell>
          <table:table-cell ns41:value-type="float" table:style-name="TL RowHeader" office:value="20" office:value-type="float">
            <text:p>20</text:p>
          </table:table-cell>
          <table:table-cell ns41:value-type="string" table:style-name="TL RowHeader" office:value-type="string">
            <text:p>Bosbouw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46" office:value-type="float">
            <text:p>524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147" office:value-type="float">
            <text:p>6147</text:p>
          </table:table-cell>
          <table:table-cell ns41:value-type="float" table:style-name="TL Data" office:value="115" office:value-type="float">
            <text:p>1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LANDBOUW <text:s text:c="5"/></text:p>
          </table:table-cell>
          <table:table-cell ns41:value-type="float" table:style-name="TL RowHeader" office:value="20" office:value-type="float">
            <text:p>20</text:p>
          </table:table-cell>
          <table:table-cell ns41:value-type="string" table:style-name="TL RowHeader" office:value-type="string">
            <text:p>Ontginning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668" office:value-type="float">
            <text:p>2366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5985" office:value-type="float">
            <text:p>25985</text:p>
          </table:table-cell>
          <table:table-cell ns41:value-type="float" table:style-name="TL Data" office:value="213" office:value-type="float">
            <text:p>2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ISSERIJ EN JACHT </text:p>
          </table:table-cell>
          <table:table-cell ns41:value-type="float" table:style-name="TL RowHeader" office:value="30" office:value-type="float">
            <text:p>30</text:p>
          </table:table-cell>
          <table:table-cell ns41:value-type="string" table:style-name="TL RowHeader" office:value-type="string">
            <text:p>Zee- en kustvisserij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33" office:value-type="float">
            <text:p>4833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207" office:value-type="float">
            <text:p>6207</text:p>
          </table:table-cell>
          <table:table-cell ns41:value-type="float" table:style-name="TL Data" office:value="311" office:value-type="float">
            <text:p>3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ISSERIJ EN JACHT </text:p>
          </table:table-cell>
          <table:table-cell ns41:value-type="float" table:style-name="TL RowHeader" office:value="30" office:value-type="float">
            <text:p>30</text:p>
          </table:table-cell>
          <table:table-cell ns41:value-type="string" table:style-name="TL RowHeader" office:value-type="string">
            <text:p>Zoetwatervisserij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2663" office:value-type="float">
            <text:p>266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5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116" office:value-type="float">
            <text:p>4116</text:p>
          </table:table-cell>
          <table:table-cell ns41:value-type="float" table:style-name="TL Data" office:value="10" office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ISSERIJ EN JACHT </text:p>
          </table:table-cell>
          <table:table-cell ns41:value-type="float" table:style-name="TL RowHeader" office:value="30" office:value-type="float">
            <text:p>30</text:p>
          </table:table-cell>
          <table:table-cell ns41:value-type="string" table:style-name="TL RowHeader" office:value-type="string">
            <text:p>Oester- en mosselteelt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28" office:value-type="float">
            <text:p>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ISSERIJ EN JACHT </text:p>
          </table:table-cell>
          <table:table-cell ns41:value-type="float" table:style-name="TL RowHeader" office:value="30" office:value-type="float">
            <text:p>30</text:p>
          </table:table-cell>
          <table:table-cell ns41:value-type="string" table:style-name="TL RowHeader" office:value-type="string">
            <text:p>Overige visteelt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" office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ISSERIJ EN JACHT </text:p>
          </table:table-cell>
          <table:table-cell ns41:value-type="float" table:style-name="TL RowHeader" office:value="30" office:value-type="float">
            <text:p>30</text:p>
          </table:table-cell>
          <table:table-cell ns41:value-type="string" table:style-name="TL RowHeader" office:value-type="string">
            <text:p>Jacht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" office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Warenhuizen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58" office:value-type="float">
            <text:p>1258</text:p>
          </table:table-cell>
          <table:table-cell ns41:value-type="float" table:style-name="TL Data" office:value="5290" office:value-type="float">
            <text:p>5290</text:p>
          </table:table-cell>
          <table:table-cell ns41:value-type="float" table:style-name="TL Data" office:value="2810" office:value-type="float">
            <text:p>2810</text:p>
          </table:table-cell>
          <table:table-cell ns41:value-type="float" table:style-name="TL Data" office:value="5677" office:value-type="float">
            <text:p>56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Huish.art., ijzerwar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2360" office:value-type="float">
            <text:p>2360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625" office:value-type="float">
            <text:p>162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4249" office:value-type="float">
            <text:p>4249</text:p>
          </table:table-cell>
          <table:table-cell ns41:value-type="float" table:style-name="TL Data" office:value="3885" office:value-type="float">
            <text:p>388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Aardewerk, galanterieë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208" office:value-type="float">
            <text:p>1208</text:p>
          </table:table-cell>
          <table:table-cell ns41:value-type="float" table:style-name="TL Data" office:value="1770" office:value-type="float">
            <text:p>1770</text:p>
          </table:table-cell>
          <table:table-cell ns41:value-type="float" table:style-name="TL Data" office:value="2430" office:value-type="float">
            <text:p>2430</text:p>
          </table:table-cell>
          <table:table-cell table:style-name="ce30"/>
          <table:table-cell table:style-name="ce31" table:number-columns-repeated="3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Speelgoederen, sportartikelen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75" office:value-type="float">
            <text:p>37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Boeken, schrijfbehoeft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2065" office:value-type="float">
            <text:p>2065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2474" office:value-type="float">
            <text:p>2474</text:p>
          </table:table-cell>
          <table:table-cell ns41:value-type="float" table:style-name="TL Data" office:value="4059" office:value-type="float">
            <text:p>4059</text:p>
          </table:table-cell>
          <table:table-cell ns41:value-type="float" table:style-name="TL Data" office:value="4201" office:value-type="float">
            <text:p>420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Postzegels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1" office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Religieuze artikelen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5" office:value-type="float">
            <text:p>8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Feestartikelen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1" office:value-type="float">
            <text:p>4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Foto-artikelen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93" office:value-type="float">
            <text:p>49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Art. voor woninginrichting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1847" office:value-type="float">
            <text:p>184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3974" office:value-type="float">
            <text:p>3974</text:p>
          </table:table-cell>
          <table:table-cell ns41:value-type="float" table:style-name="TL Data" office:value="2003" office:value-type="float">
            <text:p>20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Schilderijen, kunstartikelen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99" office:value-type="float">
            <text:p>9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426" office:value-type="float">
            <text:p>4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Lijsten, platen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0" office:value-type="float">
            <text:p>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Kunstnijverheidsartikelen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11" office:value-type="float">
            <text:p>5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Drogisterijen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1982" office:value-type="float">
            <text:p>1982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3007" office:value-type="float">
            <text:p>3007</text:p>
          </table:table-cell>
          <table:table-cell ns41:value-type="float" table:style-name="TL Data" office:value="2727" office:value-type="float">
            <text:p>27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Schoonmaakart., verfwaren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4" office:value-type="float">
            <text:p>4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45" office:value-type="float">
            <text:p>34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Parfumerieën, toiletartikelen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51" office:value-type="float">
            <text:p>5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598" office:value-type="float">
            <text:p>59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Manufacturen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6885" office:value-type="float">
            <text:p>6885</text:p>
          </table:table-cell>
          <table:table-cell ns41:value-type="float" table:style-name="TL Data" office:value="2322" office:value-type="float">
            <text:p>232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623" office:value-type="float">
            <text:p>362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6247" office:value-type="float">
            <text:p>6247</text:p>
          </table:table-cell>
          <table:table-cell ns41:value-type="float" table:style-name="TL Data" office:value="9786" office:value-type="float">
            <text:p>9786</text:p>
          </table:table-cell>
          <table:table-cell ns41:value-type="float" table:style-name="TL Data" office:value="13928" office:value-type="float">
            <text:p>139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Dames- en herenconfectie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318" office:value-type="float">
            <text:p>1318</text:p>
          </table:table-cell>
          <table:table-cell ns41:value-type="float" table:style-name="TL Data" office:value="3525" office:value-type="float">
            <text:p>3525</text:p>
          </table:table-cell>
          <table:table-cell ns41:value-type="float" table:style-name="TL Data" office:value="3259" office:value-type="float">
            <text:p>3259</text:p>
          </table:table-cell>
          <table:table-cell ns41:value-type="float" table:style-name="TL Data" office:value="4328" office:value-type="float">
            <text:p>43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Herenmode-artikelen</text:p>
          </table:table-cell>
          <table:table-cell ns41:value-type="string" table:style-name="TL RowHeader" office:value-type="string">
            <text:p>19</text:p>
          </table:table-cell>
          <table:table-cell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774" office:value-type="float">
            <text:p>7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Pelterijen, bont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3" office:value-type="float">
            <text:p>1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Dameshoeden</text:p>
          </table:table-cell>
          <table:table-cell ns41:value-type="string" table:style-name="TL RowHeader" office:value-type="string">
            <text:p>21</text:p>
          </table:table-cell>
          <table:table-cell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058" office:value-type="float">
            <text:p>10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Schoenen</text:p>
          </table:table-cell>
          <table:table-cell ns41:value-type="string" table:style-name="TL RowHeader" office:value-type="string">
            <text:p>22</text:p>
          </table:table-cell>
          <table:table-cell/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163" office:value-type="float">
            <text:p>2163</text:p>
          </table:table-cell>
          <table:table-cell ns41:value-type="float" table:style-name="TL Data" office:value="2430" office:value-type="float">
            <text:p>2430</text:p>
          </table:table-cell>
          <table:table-cell ns41:value-type="float" table:style-name="TL Data" office:value="3996" office:value-type="float">
            <text:p>399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Lederwaren</text:p>
          </table:table-cell>
          <table:table-cell ns41:value-type="string" table:style-name="TL RowHeader" office:value-type="string">
            <text:p>23</text:p>
          </table:table-cell>
          <table:table-cell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69" office:value-type="float">
            <text:p>6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618" office:value-type="float">
            <text:p>6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Electrotechnische artikelen</text:p>
          </table:table-cell>
          <table:table-cell ns41:value-type="string" table:style-name="TL RowHeader" office:value-type="string">
            <text:p>24</text:p>
          </table:table-cell>
          <table:table-cell/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91" office:value-type="float">
            <text:p>9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1515" office:value-type="float">
            <text:p>15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Rijwielen</text:p>
          </table:table-cell>
          <table:table-cell ns41:value-type="string" table:style-name="TL RowHeader" office:value-type="string">
            <text:p>25</text:p>
          </table:table-cell>
          <table:table-cell/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97" office:value-type="float">
            <text:p>9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789" office:value-type="float">
            <text:p>78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Muziekinstrumenten</text:p>
          </table:table-cell>
          <table:table-cell ns41:value-type="string" table:style-name="TL RowHeader" office:value-type="string">
            <text:p>26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216" office:value-type="float">
            <text:p>21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Art. voor kantoorinrichting</text:p>
          </table:table-cell>
          <table:table-cell ns41:value-type="string" table:style-name="TL RowHeader" office:value-type="string">
            <text:p>27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63" office:value-type="float">
            <text:p>6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Naaimachines</text:p>
          </table:table-cell>
          <table:table-cell ns41:value-type="string" table:style-name="TL RowHeader" office:value-type="string">
            <text:p>28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9" office:value-type="float">
            <text:p>13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Optische en medische art.</text:p>
          </table:table-cell>
          <table:table-cell ns41:value-type="string" table:style-name="TL RowHeader" office:value-type="string">
            <text:p>29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03" office:value-type="float">
            <text:p>2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Uurwerken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6" office:value-type="float">
            <text:p>5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20" office:value-type="float">
            <text:p>4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Goud, zilver, edelstenen</text:p>
          </table:table-cell>
          <table:table-cell ns41:value-type="string" table:style-name="TL RowHeader" office:value-type="string">
            <text:p>31</text:p>
          </table:table-cell>
          <table:table-cell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87" office:value-type="float">
            <text:p>8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937" office:value-type="float">
            <text:p>93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Broodfabr., -bakkerijen</text:p>
          </table:table-cell>
          <table:table-cell ns41:value-type="string" table:style-name="TL RowHeader" office:value-type="string">
            <text:p>32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055" office:value-type="float">
            <text:p>60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39" office:value-type="float">
            <text:p>233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103" office:value-type="float">
            <text:p>3103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2401" office:value-type="float">
            <text:p>1240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Banket, chocolade</text:p>
          </table:table-cell>
          <table:table-cell ns41:value-type="string" table:style-name="TL RowHeader" office:value-type="string">
            <text:p>33</text:p>
          </table:table-cell>
          <table:table-cell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63" office:value-type="float">
            <text:p>2963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383" office:value-type="float">
            <text:p>53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Kruidenierswaren</text:p>
          </table:table-cell>
          <table:table-cell ns41:value-type="string" table:style-name="TL RowHeader" office:value-type="string">
            <text:p>34</text:p>
          </table:table-cell>
          <table:table-cell/>
          <table:table-cell ns41:value-type="float" table:style-name="TL Data" office:value="16839" office:value-type="float">
            <text:p>16839</text:p>
          </table:table-cell>
          <table:table-cell ns41:value-type="float" table:style-name="TL Data" office:value="4342" office:value-type="float">
            <text:p>434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196" office:value-type="float">
            <text:p>1219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94" office:value-type="float">
            <text:p>2094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672" office:value-type="float">
            <text:p>2672</text:p>
          </table:table-cell>
          <table:table-cell ns41:value-type="float" table:style-name="TL Data" office:value="5204" office:value-type="float">
            <text:p>5204</text:p>
          </table:table-cell>
          <table:table-cell ns41:value-type="float" table:style-name="TL Data" office:value="5798" office:value-type="float">
            <text:p>5798</text:p>
          </table:table-cell>
          <table:table-cell ns41:value-type="float" table:style-name="TL Data" office:value="9345" office:value-type="float">
            <text:p>9345</text:p>
          </table:table-cell>
          <table:table-cell ns41:value-type="float" table:style-name="TL Data" office:value="28902" office:value-type="float">
            <text:p>28902</text:p>
          </table:table-cell>
          <table:table-cell ns41:value-type="float" table:style-name="TL Data" office:value="31545" office:value-type="float">
            <text:p>3154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Koffie en thee</text:p>
          </table:table-cell>
          <table:table-cell ns41:value-type="string" table:style-name="TL RowHeader" office:value-type="string">
            <text:p>35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3" office:value-type="float">
            <text:p>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Grutterswaren</text:p>
          </table:table-cell>
          <table:table-cell ns41:value-type="string" table:style-name="TL RowHeader" office:value-type="string">
            <text:p>36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4" office:value-type="float">
            <text:p>5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Zuivelproducten</text:p>
          </table:table-cell>
          <table:table-cell ns41:value-type="string" table:style-name="TL RowHeader" office:value-type="string">
            <text:p>37</text:p>
          </table:table-cell>
          <table:table-cell/>
          <table:table-cell ns41:value-type="float" table:style-name="TL Data" office:value="4005" office:value-type="float">
            <text:p>4005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350" office:value-type="float">
            <text:p>33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5129" office:value-type="float">
            <text:p>5129</text:p>
          </table:table-cell>
          <table:table-cell ns41:value-type="float" table:style-name="TL Data" office:value="5574" office:value-type="float">
            <text:p>55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Groenten, fruit</text:p>
          </table:table-cell>
          <table:table-cell ns41:value-type="string" table:style-name="TL RowHeader" office:value-type="string">
            <text:p>38</text:p>
          </table:table-cell>
          <table:table-cell/>
          <table:table-cell ns41:value-type="float" table:style-name="TL Data" office:value="7055" office:value-type="float">
            <text:p>7055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701" office:value-type="float">
            <text:p>470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10062" office:value-type="float">
            <text:p>10062</text:p>
          </table:table-cell>
          <table:table-cell ns41:value-type="float" table:style-name="TL Data" office:value="6857" office:value-type="float">
            <text:p>685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Slagerijen</text:p>
          </table:table-cell>
          <table:table-cell ns41:value-type="string" table:style-name="TL RowHeader" office:value-type="string">
            <text:p>39</text:p>
          </table:table-cell>
          <table:table-cell/>
          <table:table-cell ns41:value-type="float" table:style-name="TL Data" office:value="10278" office:value-type="float">
            <text:p>10278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842" office:value-type="float">
            <text:p>384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565" office:value-type="float">
            <text:p>656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83" office:value-type="float">
            <text:p>2183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9631" office:value-type="float">
            <text:p>19631</text:p>
          </table:table-cell>
          <table:table-cell ns41:value-type="float" table:style-name="TL Data" office:value="5613" office:value-type="float">
            <text:p>56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Wild, gevogelte</text:p>
          </table:table-cell>
          <table:table-cell ns41:value-type="string" table:style-name="TL RowHeader" office:value-type="string">
            <text:p>40</text:p>
          </table:table-cell>
          <table:table-cell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08" office:value-type="float">
            <text:p>1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Vis</text:p>
          </table:table-cell>
          <table:table-cell ns41:value-type="string" table:style-name="TL RowHeader" office:value-type="string">
            <text:p>41</text:p>
          </table:table-cell>
          <table:table-cell/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97" office:value-type="float">
            <text:p>9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078" office:value-type="float">
            <text:p>2078</text:p>
          </table:table-cell>
          <table:table-cell ns41:value-type="float" table:style-name="TL Data" office:value="1152" office:value-type="float">
            <text:p>11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Wijnen, gedistilleerd</text:p>
          </table:table-cell>
          <table:table-cell ns41:value-type="string" table:style-name="TL RowHeader" office:value-type="string">
            <text:p>42</text:p>
          </table:table-cell>
          <table:table-cell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81" office:value-type="float">
            <text:p>1081</text:p>
          </table:table-cell>
          <table:table-cell ns41:value-type="float" table:style-name="TL Data" office:value="653" office:value-type="float">
            <text:p>6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Sigarenfabrieken</text:p>
          </table:table-cell>
          <table:table-cell ns41:value-type="string" table:style-name="TL RowHeader" office:value-type="string">
            <text:p>43</text:p>
          </table:table-cell>
          <table:table-cell/>
          <table:table-cell ns41:value-type="float" table:style-name="TL Data" office:value="4527" office:value-type="float">
            <text:p>4527</text:p>
          </table:table-cell>
          <table:table-cell ns41:value-type="float" table:style-name="TL Data" office:value="1211" office:value-type="float">
            <text:p>121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060" office:value-type="float">
            <text:p>30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926" office:value-type="float">
            <text:p>4926</text:p>
          </table:table-cell>
          <table:table-cell ns41:value-type="float" table:style-name="TL Data" office:value="5055" office:value-type="float">
            <text:p>50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5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Bloemen</text:p>
          </table:table-cell>
          <table:table-cell ns41:value-type="string" table:style-name="TL RowHeader" office:value-type="string">
            <text:p>44</text:p>
          </table:table-cell>
          <table:table-cell/>
          <table:table-cell ns41:value-type="float" table:style-name="TL Data" office:value="1545" office:value-type="float">
            <text:p>154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798" office:value-type="float">
            <text:p>2798</text:p>
          </table:table-cell>
          <table:table-cell ns41:value-type="float" table:style-name="TL Data" office:value="1602" office:value-type="float">
            <text:p>160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Levende dieren</text:p>
          </table:table-cell>
          <table:table-cell ns41:value-type="string" table:style-name="TL RowHeader" office:value-type="string">
            <text:p>45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6" office:value-type="float">
            <text:p>9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32" office:value-type="float">
            <text:p>1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Snoepgoed</text:p>
          </table:table-cell>
          <table:table-cell ns41:value-type="string" table:style-name="TL RowHeader" office:value-type="string">
            <text:p>46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6" office:value-type="float">
            <text:p>4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Waterstokerijen</text:p>
          </table:table-cell>
          <table:table-cell ns41:value-type="string" table:style-name="TL RowHeader" office:value-type="string">
            <text:p>47</text:p>
          </table:table-cell>
          <table:table-cell/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326" office:value-type="float">
            <text:p>3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Uitdragerijen</text:p>
          </table:table-cell>
          <table:table-cell ns41:value-type="string" table:style-name="TL RowHeader" office:value-type="string">
            <text:p>48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53" office:value-type="float">
            <text:p>5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20" office:value-type="float">
            <text:p>2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WINKELS <text:s/></text:p>
          </table:table-cell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N.e.g. artikelen</text:p>
          </table:table-cell>
          <table:table-cell ns41:value-type="string" table:style-name="TL RowHeader" office:value-type="string">
            <text:p>49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99" office:value-type="float">
            <text:p>9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Aardewerk, glas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61" office:value-type="float">
            <text:p>6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Glas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139" office:value-type="float">
            <text:p>13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Huishoudelijke art., galanterieën, parfumerieë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3681" office:value-type="float">
            <text:p>368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6119" office:value-type="float">
            <text:p>6119</text:p>
          </table:table-cell>
          <table:table-cell ns41:value-type="float" table:style-name="TL Data" office:value="781" office:value-type="float">
            <text:p>78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Edelstenen, edele metalen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43" office:value-type="float">
            <text:p>1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Tijdschriften, courant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197" office:value-type="float">
            <text:p>1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Bouwmaterialen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85" office:value-type="float">
            <text:p>188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311" office:value-type="float">
            <text:p>4311</text:p>
          </table:table-cell>
          <table:table-cell ns41:value-type="float" table:style-name="TL Data" office:value="327" office:value-type="float">
            <text:p>3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Afbraak, puin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" office:value-type="float">
            <text:p>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Kunstmest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430" office:value-type="float">
            <text:p>1430</text:p>
          </table:table-cell>
          <table:table-cell ns41:value-type="float" table:style-name="TL Data" office:value="100" office:value-type="float">
            <text:p>10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Chemicaliën, geneesmiddelen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3014" office:value-type="float">
            <text:p>3014</text:p>
          </table:table-cell>
          <table:table-cell ns41:value-type="float" table:style-name="TL Data" office:value="755" office:value-type="float">
            <text:p>7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Wasartikelen, poetsartikelen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52" office:value-type="float">
            <text:p>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Hout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57" office:value-type="float">
            <text:p>265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6095" office:value-type="float">
            <text:p>6095</text:p>
          </table:table-cell>
          <table:table-cell ns41:value-type="float" table:style-name="TL Data" office:value="385" office:value-type="float">
            <text:p>38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Meubelen, antiquiteiten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110" office:value-type="float">
            <text:p>1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Klompenfabr. en -makerijen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3" office:value-type="float">
            <text:p>2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Huiden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49" office:value-type="float">
            <text:p>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Leder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130" office:value-type="float">
            <text:p>1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Schoenwerk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55" office:value-type="float">
            <text:p>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Rubber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2" office:value-type="float">
            <text:p>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Rubberartikelen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71" office:value-type="float">
            <text:p>7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Brandstoffen</text:p>
          </table:table-cell>
          <table:table-cell ns41:value-type="string" table:style-name="TL RowHeader" office:value-type="string">
            <text:p>19</text:p>
          </table:table-cell>
          <table:table-cell/>
          <table:table-cell ns41:value-type="float" table:style-name="TL Data" office:value="6336" office:value-type="float">
            <text:p>633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026" office:value-type="float">
            <text:p>602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228" office:value-type="float">
            <text:p>1228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5549" office:value-type="float">
            <text:p>15549</text:p>
          </table:table-cell>
          <table:table-cell ns41:value-type="float" table:style-name="TL Data" office:value="1337" office:value-type="float">
            <text:p>133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Petroleum, benzine, technische oliën en vetten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2402" office:value-type="float">
            <text:p>240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65" office:value-type="float">
            <text:p>196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63" office:value-type="float">
            <text:p>1663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6495" office:value-type="float">
            <text:p>6495</text:p>
          </table:table-cell>
          <table:table-cell ns41:value-type="float" table:style-name="TL Data" office:value="830" office:value-type="float">
            <text:p>8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Ertsen, metalen</text:p>
          </table:table-cell>
          <table:table-cell ns41:value-type="string" table:style-name="TL RowHeader" office:value-type="string">
            <text:p>21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457" office:value-type="float">
            <text:p>45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Machinerieën, ijzerwaren, electrotechn. en sanitaire art.</text:p>
          </table:table-cell>
          <table:table-cell ns41:value-type="string" table:style-name="TL RowHeader" office:value-type="string">
            <text:p>22</text:p>
          </table:table-cell>
          <table:table-cell/>
          <table:table-cell ns41:value-type="float" table:style-name="TL Data" office:value="2337" office:value-type="float">
            <text:p>2337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80" office:value-type="float">
            <text:p>258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593" office:value-type="float">
            <text:p>4593</text:p>
          </table:table-cell>
          <table:table-cell ns41:value-type="float" table:style-name="TL Data" office:value="1686" office:value-type="float">
            <text:p>1686</text:p>
          </table:table-cell>
          <table:table-cell ns41:value-type="float" table:style-name="TL Data" office:value="10377" office:value-type="float">
            <text:p>10377</text:p>
          </table:table-cell>
          <table:table-cell ns41:value-type="float" table:style-name="TL Data" office:value="1926" office:value-type="float">
            <text:p>19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Kantoormeub., -machines, -art.</text:p>
          </table:table-cell>
          <table:table-cell ns41:value-type="string" table:style-name="TL RowHeader" office:value-type="string">
            <text:p>23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751" office:value-type="float">
            <text:p>1751</text:p>
          </table:table-cell>
          <table:table-cell ns41:value-type="float" table:style-name="TL Data" office:value="490" office:value-type="float">
            <text:p>49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Naaimachines</text:p>
          </table:table-cell>
          <table:table-cell ns41:value-type="string" table:style-name="TL RowHeader" office:value-type="string">
            <text:p>24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64" office:value-type="float">
            <text:p>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Rijwielen, auto-onderdelen, rijtuigen, schepen</text:p>
          </table:table-cell>
          <table:table-cell ns41:value-type="string" table:style-name="TL RowHeader" office:value-type="string">
            <text:p>25</text:p>
          </table:table-cell>
          <table:table-cell/>
          <table:table-cell ns41:value-type="float" table:style-name="TL Data" office:value="1267" office:value-type="float">
            <text:p>1267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730" office:value-type="float">
            <text:p>2730</text:p>
          </table:table-cell>
          <table:table-cell ns41:value-type="float" table:style-name="TL Data" office:value="328" office:value-type="float">
            <text:p>3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Automobielen</text:p>
          </table:table-cell>
          <table:table-cell ns41:value-type="string" table:style-name="TL RowHeader" office:value-type="string">
            <text:p>26</text:p>
          </table:table-cell>
          <table:table-cell/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062" office:value-type="float">
            <text:p>2062</text:p>
          </table:table-cell>
          <table:table-cell ns41:value-type="float" table:style-name="TL Data" office:value="207" office:value-type="float">
            <text:p>20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Muziekinstrumenten</text:p>
          </table:table-cell>
          <table:table-cell ns41:value-type="string" table:style-name="TL RowHeader" office:value-type="string">
            <text:p>27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5" office:value-type="float">
            <text:p>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Uurwerken, foto-art., instrumenten, optiek</text:p>
          </table:table-cell>
          <table:table-cell ns41:value-type="string" table:style-name="TL RowHeader" office:value-type="string">
            <text:p>28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206" office:value-type="float">
            <text:p>20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Diverse vakbenodigdheden</text:p>
          </table:table-cell>
          <table:table-cell ns41:value-type="string" table:style-name="TL RowHeader" office:value-type="string">
            <text:p>29</text:p>
          </table:table-cell>
          <table:table-cell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197" office:value-type="float">
            <text:p>1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Scheepsbenodigdh., victualieën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77" office:value-type="float">
            <text:p>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Papier, papierwaren</text:p>
          </table:table-cell>
          <table:table-cell ns41:value-type="string" table:style-name="TL RowHeader" office:value-type="string">
            <text:p>31</text:p>
          </table:table-cell>
          <table:table-cell/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2534" office:value-type="float">
            <text:p>2534</text:p>
          </table:table-cell>
          <table:table-cell ns41:value-type="float" table:style-name="TL Data" office:value="553" office:value-type="float">
            <text:p>5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Wol, katoen, jute, kapok</text:p>
          </table:table-cell>
          <table:table-cell ns41:value-type="string" table:style-name="TL RowHeader" office:value-type="string">
            <text:p>32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51" office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Vlas</text:p>
          </table:table-cell>
          <table:table-cell ns41:value-type="string" table:style-name="TL RowHeader" office:value-type="string">
            <text:p>33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0" office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Textiel, vloerbedekking</text:p>
          </table:table-cell>
          <table:table-cell ns41:value-type="string" table:style-name="TL RowHeader" office:value-type="string">
            <text:p>34</text:p>
          </table:table-cell>
          <table:table-cell/>
          <table:table-cell ns41:value-type="float" table:style-name="TL Data" office:value="4550" office:value-type="float">
            <text:p>455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200" office:value-type="float">
            <text:p>2200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8537" office:value-type="float">
            <text:p>8537</text:p>
          </table:table-cell>
          <table:table-cell ns41:value-type="float" table:style-name="TL Data" office:value="1732" office:value-type="float">
            <text:p>17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Bont, pelterijen</text:p>
          </table:table-cell>
          <table:table-cell ns41:value-type="string" table:style-name="TL RowHeader" office:value-type="string">
            <text:p>35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8" office:value-type="float">
            <text:p>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Granen, zaden, veev.four., enz.</text:p>
          </table:table-cell>
          <table:table-cell ns41:value-type="string" table:style-name="TL RowHeader" office:value-type="string">
            <text:p>36</text:p>
          </table:table-cell>
          <table:table-cell/>
          <table:table-cell ns41:value-type="float" table:style-name="TL Data" office:value="3564" office:value-type="float">
            <text:p>3564</text:p>
          </table:table-cell>
          <table:table-cell ns41:value-type="float" table:style-name="TL Data" office:value="79" office:value-type="float">
            <text:p>7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18" office:value-type="float">
            <text:p>451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141" office:value-type="float">
            <text:p>3141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12689" office:value-type="float">
            <text:p>12689</text:p>
          </table:table-cell>
          <table:table-cell ns41:value-type="float" table:style-name="TL Data" office:value="1047" office:value-type="float">
            <text:p>10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Aard., groenten, fruit</text:p>
          </table:table-cell>
          <table:table-cell ns41:value-type="string" table:style-name="TL RowHeader" office:value-type="string">
            <text:p>37</text:p>
          </table:table-cell>
          <table:table-cell/>
          <table:table-cell ns41:value-type="float" table:style-name="TL Data" office:value="9797" office:value-type="float">
            <text:p>979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00" office:value-type="float">
            <text:p>370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948" office:value-type="float">
            <text:p>15948</text:p>
          </table:table-cell>
          <table:table-cell ns41:value-type="float" table:style-name="TL Data" office:value="587" office:value-type="float">
            <text:p>58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Vee, paarden</text:p>
          </table:table-cell>
          <table:table-cell ns41:value-type="string" table:style-name="TL RowHeader" office:value-type="string">
            <text:p>38</text:p>
          </table:table-cell>
          <table:table-cell/>
          <table:table-cell ns41:value-type="float" table:style-name="TL Data" office:value="5807" office:value-type="float">
            <text:p>5807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622" office:value-type="float">
            <text:p>6622</text:p>
          </table:table-cell>
          <table:table-cell ns41:value-type="float" table:style-name="TL Data" office:value="117" office:value-type="float">
            <text:p>1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Pluimvee, wild, gevogelte</text:p>
          </table:table-cell>
          <table:table-cell ns41:value-type="string" table:style-name="TL RowHeader" office:value-type="string">
            <text:p>39</text:p>
          </table:table-cell>
          <table:table-cell/>
          <table:table-cell ns41:value-type="float" table:style-name="TL Data" office:value="1565" office:value-type="float">
            <text:p>156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33" office:value-type="float">
            <text:p>1833</text:p>
          </table:table-cell>
          <table:table-cell ns41:value-type="float" table:style-name="TL Data" office:value="39" office:value-type="float">
            <text:p>3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Vlees, vleeswaren</text:p>
          </table:table-cell>
          <table:table-cell ns41:value-type="string" table:style-name="TL RowHeader" office:value-type="string">
            <text:p>40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31" office:value-type="float">
            <text:p>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Vis</text:p>
          </table:table-cell>
          <table:table-cell ns41:value-type="string" table:style-name="TL RowHeader" office:value-type="string">
            <text:p>41</text:p>
          </table:table-cell>
          <table:table-cell/>
          <table:table-cell ns41:value-type="float" table:style-name="TL Data" office:value="3388" office:value-type="float">
            <text:p>338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656" office:value-type="float">
            <text:p>4656</text:p>
          </table:table-cell>
          <table:table-cell ns41:value-type="float" table:style-name="TL Data" office:value="346" office:value-type="float">
            <text:p>34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Melk</text:p>
          </table:table-cell>
          <table:table-cell ns41:value-type="string" table:style-name="TL RowHeader" office:value-type="string">
            <text:p>42</text:p>
          </table:table-cell>
          <table:table-cell/>
          <table:table-cell ns41:value-type="float" table:style-name="TL Data" office:value="4942" office:value-type="float">
            <text:p>494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074" office:value-type="float">
            <text:p>907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04" office:value-type="float">
            <text:p>100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6274" office:value-type="float">
            <text:p>16274</text:p>
          </table:table-cell>
          <table:table-cell ns41:value-type="float" table:style-name="TL Data" office:value="1247" office:value-type="float">
            <text:p>12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Boter, kaas</text:p>
          </table:table-cell>
          <table:table-cell ns41:value-type="string" table:style-name="TL RowHeader" office:value-type="string">
            <text:p>43</text:p>
          </table:table-cell>
          <table:table-cell/>
          <table:table-cell ns41:value-type="float" table:style-name="TL Data" office:value="1864" office:value-type="float">
            <text:p>1864</text:p>
          </table:table-cell>
          <table:table-cell ns41:value-type="float" table:style-name="TL Data" office:value="43" office:value-type="float">
            <text:p>4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07" office:value-type="float">
            <text:p>130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4248" office:value-type="float">
            <text:p>4248</text:p>
          </table:table-cell>
          <table:table-cell ns41:value-type="float" table:style-name="TL Data" office:value="401" office:value-type="float">
            <text:p>40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Margarine</text:p>
          </table:table-cell>
          <table:table-cell ns41:value-type="string" table:style-name="TL RowHeader" office:value-type="string">
            <text:p>44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96" office:value-type="float">
            <text:p>9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Eieren</text:p>
          </table:table-cell>
          <table:table-cell ns41:value-type="string" table:style-name="TL RowHeader" office:value-type="string">
            <text:p>45</text:p>
          </table:table-cell>
          <table:table-cell/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115" office:value-type="float">
            <text:p>1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Brood</text:p>
          </table:table-cell>
          <table:table-cell ns41:value-type="string" table:style-name="TL RowHeader" office:value-type="string">
            <text:p>46</text:p>
          </table:table-cell>
          <table:table-cell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36" office:value-type="float">
            <text:p>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Chocolade, suikerwerken</text:p>
          </table:table-cell>
          <table:table-cell ns41:value-type="string" table:style-name="TL RowHeader" office:value-type="string">
            <text:p>47</text:p>
          </table:table-cell>
          <table:table-cell/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193" office:value-type="float">
            <text:p>19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Kruidenierswaren</text:p>
          </table:table-cell>
          <table:table-cell ns41:value-type="string" table:style-name="TL RowHeader" office:value-type="string">
            <text:p>48</text:p>
          </table:table-cell>
          <table:table-cell/>
          <table:table-cell ns41:value-type="float" table:style-name="TL Data" office:value="1940" office:value-type="float">
            <text:p>1940</text:p>
          </table:table-cell>
          <table:table-cell ns41:value-type="float" table:style-name="TL Data" office:value="71" office:value-type="float">
            <text:p>7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16" office:value-type="float">
            <text:p>3116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029" office:value-type="float">
            <text:p>3029</text:p>
          </table:table-cell>
          <table:table-cell ns41:value-type="float" table:style-name="TL Data" office:value="1139" office:value-type="float">
            <text:p>1139</text:p>
          </table:table-cell>
          <table:table-cell ns41:value-type="float" table:style-name="TL Data" office:value="8803" office:value-type="float">
            <text:p>8803</text:p>
          </table:table-cell>
          <table:table-cell ns41:value-type="float" table:style-name="TL Data" office:value="1683" office:value-type="float">
            <text:p>16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Oliën en vetten (eetbare)</text:p>
          </table:table-cell>
          <table:table-cell ns41:value-type="string" table:style-name="TL RowHeader" office:value-type="string">
            <text:p>49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1" office:value-type="float">
            <text:p>2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Consumptie-ijs</text:p>
          </table:table-cell>
          <table:table-cell ns41:value-type="string" table:style-name="TL RowHeader" office:value-type="string">
            <text:p>50</text:p>
          </table:table-cell>
          <table:table-cell/>
          <table:table-cell ns41:value-type="float" table:style-name="TL Data" office:value="218" office:value-type="float">
            <text:p>218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33" office:value-type="float">
            <text:p>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Bier, wijnen, gedistilleerd</text:p>
          </table:table-cell>
          <table:table-cell ns41:value-type="string" table:style-name="TL RowHeader" office:value-type="string">
            <text:p>51</text:p>
          </table:table-cell>
          <table:table-cell/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63" office:value-type="float">
            <text:p>6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81" office:value-type="float">
            <text:p>138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360" office:value-type="float">
            <text:p>3360</text:p>
          </table:table-cell>
          <table:table-cell ns41:value-type="float" table:style-name="TL Data" office:value="413" office:value-type="float">
            <text:p>4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Sigaren, sigaretten, tabak</text:p>
          </table:table-cell>
          <table:table-cell ns41:value-type="string" table:style-name="TL RowHeader" office:value-type="string">
            <text:p>52</text:p>
          </table:table-cell>
          <table:table-cell/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478" office:value-type="float">
            <text:p>1478</text:p>
          </table:table-cell>
          <table:table-cell ns41:value-type="float" table:style-name="TL Data" office:value="191" office:value-type="float">
            <text:p>19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Ruwe tabak</text:p>
          </table:table-cell>
          <table:table-cell ns41:value-type="string" table:style-name="TL RowHeader" office:value-type="string">
            <text:p>53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0" office:value-type="float">
            <text:p>6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0" office:value-type="float">
            <text:p>4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Koffie, thee, cacao, suiker</text:p>
          </table:table-cell>
          <table:table-cell ns41:value-type="string" table:style-name="TL RowHeader" office:value-type="string">
            <text:p>54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158" office:value-type="float">
            <text:p>1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Specerijen, copra, gom</text:p>
          </table:table-cell>
          <table:table-cell ns41:value-type="string" table:style-name="TL RowHeader" office:value-type="string">
            <text:p>55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53" office:value-type="float">
            <text:p>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Bloemen, planten</text:p>
          </table:table-cell>
          <table:table-cell ns41:value-type="string" table:style-name="TL RowHeader" office:value-type="string">
            <text:p>56</text:p>
          </table:table-cell>
          <table:table-cell/>
          <table:table-cell ns41:value-type="float" table:style-name="TL Data" office:value="3093" office:value-type="float">
            <text:p>3093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756" office:value-type="float">
            <text:p>3756</text:p>
          </table:table-cell>
          <table:table-cell ns41:value-type="float" table:style-name="TL Data" office:value="122" office:value-type="float">
            <text:p>1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Tuinbenodigdheden</text:p>
          </table:table-cell>
          <table:table-cell ns41:value-type="string" table:style-name="TL RowHeader" office:value-type="string">
            <text:p>57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0" office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Verpakkingsartikelen</text:p>
          </table:table-cell>
          <table:table-cell ns41:value-type="string" table:style-name="TL RowHeader" office:value-type="string">
            <text:p>58</text:p>
          </table:table-cell>
          <table:table-cell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167" office:value-type="float">
            <text:p>1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Lompen, afval, oude metalen</text:p>
          </table:table-cell>
          <table:table-cell ns41:value-type="string" table:style-name="TL RowHeader" office:value-type="string">
            <text:p>59</text:p>
          </table:table-cell>
          <table:table-cell/>
          <table:table-cell ns41:value-type="float" table:style-name="TL Data" office:value="4768" office:value-type="float">
            <text:p>4768</text:p>
          </table:table-cell>
          <table:table-cell ns41:value-type="float" table:style-name="TL Data" office:value="36" office:value-type="float">
            <text:p>3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TL Data" office:value-type="string">
            <text:p>l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88" office:value-type="float">
            <text:p>238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064" office:value-type="float">
            <text:p>8064</text:p>
          </table:table-cell>
          <table:table-cell ns41:value-type="float" table:style-name="TL Data" office:value="364" office:value-type="float">
            <text:p>3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N.e.g. artikelen</text:p>
          </table:table-cell>
          <table:table-cell ns41:value-type="string" table:style-name="TL RowHeader" office:value-type="string">
            <text:p>60</text:p>
          </table:table-cell>
          <table:table-cell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Data" office:value-type="string">
            <text:p>l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94" office:value-type="float">
            <text:p>9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Algemene in- en uitvoer-agentuur en commissiehandel</text:p>
          </table:table-cell>
          <table:table-cell ns41:value-type="string" table:style-name="TL RowHeader" office:value-type="string">
            <text:p>61</text:p>
          </table:table-cell>
          <table:table-cell/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2999" office:value-type="float">
            <text:p>2999</text:p>
          </table:table-cell>
          <table:table-cell ns41:value-type="float" table:style-name="TL Data" office:value="550" office:value-type="float">
            <text:p>55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Markthandel</text:p>
          </table:table-cell>
          <table:table-cell ns41:value-type="string" table:style-name="TL RowHeader" office:value-type="string">
            <text:p>62</text:p>
          </table:table-cell>
          <table:table-cell/>
          <table:table-cell ns41:value-type="float" table:style-name="TL Data" office:value="2254" office:value-type="float">
            <text:p>225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15" office:value-type="float">
            <text:p>2415</text:p>
          </table:table-cell>
          <table:table-cell ns41:value-type="float" table:style-name="TL Data" office:value="287" office:value-type="float">
            <text:p>28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Marskramers</text:p>
          </table:table-cell>
          <table:table-cell ns41:value-type="string" table:style-name="TL RowHeader" office:value-type="string">
            <text:p>63</text:p>
          </table:table-cell>
          <table:table-cell/>
          <table:table-cell ns41:value-type="float" table:style-name="TL Data" office:value="2965" office:value-type="float">
            <text:p>2965</text:p>
          </table:table-cell>
          <table:table-cell ns41:value-type="float" table:style-name="TL Data" office:value="91" office:value-type="float">
            <text:p>9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10" office:value-type="float">
            <text:p>3110</text:p>
          </table:table-cell>
          <table:table-cell ns41:value-type="float" table:style-name="TL Data" office:value="156" office:value-type="float">
            <text:p>15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Advertentie-colporteurs</text:p>
          </table:table-cell>
          <table:table-cell ns41:value-type="string" table:style-name="TL RowHeader" office:value-type="string">
            <text:p>64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7" office:value-type="float">
            <text:p>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Uitgeversbedrijven</text:p>
          </table:table-cell>
          <table:table-cell ns41:value-type="string" table:style-name="TL RowHeader" office:value-type="string">
            <text:p>65</text:p>
          </table:table-cell>
          <table:table-cell/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402" office:value-type="float">
            <text:p>4402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848" office:value-type="float">
            <text:p>4848</text:p>
          </table:table-cell>
          <table:table-cell ns41:value-type="float" table:style-name="TL Data" office:value="2687" office:value-type="float">
            <text:p>2687</text:p>
          </table:table-cell>
          <table:table-cell ns41:value-type="float" table:style-name="TL Data" office:value="10607" office:value-type="float">
            <text:p>10607</text:p>
          </table:table-cell>
          <table:table-cell ns41:value-type="float" table:style-name="TL Data" office:value="3324" office:value-type="float">
            <text:p>332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Nieuwsbureau's</text:p>
          </table:table-cell>
          <table:table-cell ns41:value-type="string" table:style-name="TL RowHeader" office:value-type="string">
            <text:p>66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24" office:value-type="float">
            <text:p>12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Reclame-, advertentiebureau's</text:p>
          </table:table-cell>
          <table:table-cell ns41:value-type="string" table:style-name="TL RowHeader" office:value-type="string">
            <text:p>67</text:p>
          </table:table-cell>
          <table:table-cell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218" office:value-type="float">
            <text:p>2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Bemiddelingsbureau's</text:p>
          </table:table-cell>
          <table:table-cell ns41:value-type="string" table:style-name="TL RowHeader" office:value-type="string">
            <text:p>68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694" office:value-type="float">
            <text:p>69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Woningbureau's</text:p>
          </table:table-cell>
          <table:table-cell ns41:value-type="string" table:style-name="TL RowHeader" office:value-type="string">
            <text:p>69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09" office:value-type="float">
            <text:p>1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Exploit.van, handel in onr. Goederen</text:p>
          </table:table-cell>
          <table:table-cell ns41:value-type="string" table:style-name="TL RowHeader" office:value-type="string">
            <text:p>70</text:p>
          </table:table-cell>
          <table:table-cell/>
          <table:table-cell ns41:value-type="float" table:style-name="TL Data" office:value="1622" office:value-type="float">
            <text:p>1622</text:p>
          </table:table-cell>
          <table:table-cell ns41:value-type="float" table:style-name="TL Data" office:value="65" office:value-type="float">
            <text:p>6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68" office:value-type="float">
            <text:p>256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849" office:value-type="float">
            <text:p>5849</text:p>
          </table:table-cell>
          <table:table-cell ns41:value-type="float" table:style-name="TL Data" office:value="808" office:value-type="float">
            <text:p>8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Verhuurinr. n.e.g.</text:p>
          </table:table-cell>
          <table:table-cell ns41:value-type="string" table:style-name="TL RowHeader" office:value-type="string">
            <text:p>71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TL Data" office:value-type="string">
            <text:p>l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117" office:value-type="float">
            <text:p>1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Filmverhuurkantoren</text:p>
          </table:table-cell>
          <table:table-cell ns41:value-type="string" table:style-name="TL RowHeader" office:value-type="string">
            <text:p>72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11" office:value-type="float">
            <text:p>1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Expl. van weegbruggen</text:p>
          </table:table-cell>
          <table:table-cell ns41:value-type="string" table:style-name="TL RowHeader" office:value-type="string">
            <text:p>73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" office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HANDEL <text:s/></text:p>
          </table:table-cell>
          <table:table-cell ns41:value-type="string" table:style-name="TL RowHeader" office:value-type="string">
            <text:p>41</text:p>
          </table:table-cell>
          <table:table-cell ns41:value-type="string" table:style-name="TL RowHeader" office:value-type="string">
            <text:p>Markt-, veiling- en tentoonstellinsgwezen, beurzen</text:p>
          </table:table-cell>
          <table:table-cell ns41:value-type="string" table:style-name="TL RowHeader" office:value-type="string">
            <text:p>74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83" office:value-type="float">
            <text:p>168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493" office:value-type="float">
            <text:p>3493</text:p>
          </table:table-cell>
          <table:table-cell ns41:value-type="float" table:style-name="TL Data" office:value="322" office:value-type="float">
            <text:p>3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Luchtvaart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95" office:value-type="float">
            <text:p>9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079" office:value-type="float">
            <text:p>2079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373" office:value-type="float">
            <text:p>3373</text:p>
          </table:table-cell>
          <table:table-cell ns41:value-type="float" table:style-name="TL Data" office:value="508" office:value-type="float">
            <text:p>5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Spoorweg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242" office:value-type="float">
            <text:p>2424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666" office:value-type="float">
            <text:p>7666</text:p>
          </table:table-cell>
          <table:table-cell ns41:value-type="float" table:style-name="TL Data" office:value="1750" office:value-type="float">
            <text:p>1750</text:p>
          </table:table-cell>
          <table:table-cell ns41:value-type="float" table:style-name="TL Data" office:value="32361" office:value-type="float">
            <text:p>32361</text:p>
          </table:table-cell>
          <table:table-cell ns41:value-type="float" table:style-name="TL Data" office:value="1964" office:value-type="float">
            <text:p>19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Tramwege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496" office:value-type="float">
            <text:p>7496</text:p>
          </table:table-cell>
          <table:table-cell ns41:value-type="float" table:style-name="TL Data" office:value="51" office:value-type="float">
            <text:p>5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8563" office:value-type="float">
            <text:p>8563</text:p>
          </table:table-cell>
          <table:table-cell ns41:value-type="float" table:style-name="TL Data" office:value="334" office:value-type="float">
            <text:p>33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Autobusdiensten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234" office:value-type="float">
            <text:p>5234</text:p>
          </table:table-cell>
          <table:table-cell ns41:value-type="float" table:style-name="TL Data" office:value="1350" office:value-type="float">
            <text:p>135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6045" office:value-type="float">
            <text:p>6045</text:p>
          </table:table-cell>
          <table:table-cell ns41:value-type="float" table:style-name="TL Data" office:value="1599" office:value-type="float">
            <text:p>159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Stalhouderij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33" office:value-type="float">
            <text:p>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Lijn- en bodediensten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64" office:value-type="float">
            <text:p>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Vrachtwagen-, autotransport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11866" office:value-type="float">
            <text:p>1186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732" office:value-type="float">
            <text:p>1873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76" office:value-type="float">
            <text:p>247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096" office:value-type="float">
            <text:p>2096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35782" office:value-type="float">
            <text:p>35782</text:p>
          </table:table-cell>
          <table:table-cell ns41:value-type="float" table:style-name="TL Data" office:value="1310" office:value-type="float">
            <text:p>13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Kruiersbedrijven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41" office:value-type="float">
            <text:p>4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Scheepsjagersbedrijven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Lijkbezorgingsondernemingen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64" office:value-type="float">
            <text:p>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Autoverhuurinrichtingen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2315" office:value-type="float">
            <text:p>2315</text:p>
          </table:table-cell>
          <table:table-cell ns41:value-type="float" table:style-name="TL Data" office:value="52" office:value-type="float">
            <text:p>5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48" office:value-type="float">
            <text:p>454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516" office:value-type="float">
            <text:p>7516</text:p>
          </table:table-cell>
          <table:table-cell ns41:value-type="float" table:style-name="TL Data" office:value="297" office:value-type="float">
            <text:p>2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Verhuurinr. van handwagens, bakfietsen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7" office:value-type="float">
            <text:p>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Verhuurinr. van boten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2" office:value-type="float">
            <text:p>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Stalling van automobielen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36" office:value-type="float">
            <text:p>1236</text:p>
          </table:table-cell>
          <table:table-cell ns41:value-type="float" table:style-name="TL Data" office:value="97" office:value-type="float">
            <text:p>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Stalling voor wagens, paarden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Stalling voor rijwielen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73" office:value-type="float">
            <text:p>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Benzinelaadstations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0" office:value-type="float">
            <text:p>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Zeescheepvaart</text:p>
          </table:table-cell>
          <table:table-cell ns41:value-type="string" table:style-name="TL RowHeader" office:value-type="string">
            <text:p>19</text:p>
          </table:table-cell>
          <table:table-cell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687" office:value-type="float">
            <text:p>1268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800" office:value-type="float">
            <text:p>8800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22717" office:value-type="float">
            <text:p>22717</text:p>
          </table:table-cell>
          <table:table-cell ns41:value-type="float" table:style-name="TL Data" office:value="641" office:value-type="float">
            <text:p>64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Zeesleepvaart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8" office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Binnenscheepvaart</text:p>
          </table:table-cell>
          <table:table-cell ns41:value-type="string" table:style-name="TL RowHeader" office:value-type="string">
            <text:p>21</text:p>
          </table:table-cell>
          <table:table-cell/>
          <table:table-cell ns41:value-type="float" table:style-name="TL Data" office:value="14564" office:value-type="float">
            <text:p>1456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722" office:value-type="float">
            <text:p>1172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740" office:value-type="float">
            <text:p>3740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32296" office:value-type="float">
            <text:p>32296</text:p>
          </table:table-cell>
          <table:table-cell ns41:value-type="float" table:style-name="TL Data" office:value="946" office:value-type="float">
            <text:p>94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Veerdiensten</text:p>
          </table:table-cell>
          <table:table-cell ns41:value-type="string" table:style-name="TL RowHeader" office:value-type="string">
            <text:p>25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78" office:value-type="float">
            <text:p>11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17" office:value-type="float">
            <text:p>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Loods- en seinwezen</text:p>
          </table:table-cell>
          <table:table-cell ns41:value-type="string" table:style-name="TL RowHeader" office:value-type="string">
            <text:p>26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11" office:value-type="float">
            <text:p>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Sluis- en havenwezen</text:p>
          </table:table-cell>
          <table:table-cell ns41:value-type="string" table:style-name="TL RowHeader" office:value-type="string">
            <text:p>27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27" office:value-type="float">
            <text:p>242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23" office:value-type="float">
            <text:p>2923</text:p>
          </table:table-cell>
          <table:table-cell ns41:value-type="float" table:style-name="TL Data" office:value="95" office:value-type="float">
            <text:p>9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Reddings-, bergingsdiensten</text:p>
          </table:table-cell>
          <table:table-cell ns41:value-type="string" table:style-name="TL RowHeader" office:value-type="string">
            <text:p>28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8" office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Stuwadoors, cargadoors e.d.</text:p>
          </table:table-cell>
          <table:table-cell ns41:value-type="string" table:style-name="TL RowHeader" office:value-type="string">
            <text:p>29</text:p>
          </table:table-cell>
          <table:table-cell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629" office:value-type="float">
            <text:p>1362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27" office:value-type="float">
            <text:p>192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6721" office:value-type="float">
            <text:p>16721</text:p>
          </table:table-cell>
          <table:table-cell ns41:value-type="float" table:style-name="TL Data" office:value="349" office:value-type="float">
            <text:p>3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Veem- en pakhuisbedrijven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02" office:value-type="float">
            <text:p>190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679" office:value-type="float">
            <text:p>2679</text:p>
          </table:table-cell>
          <table:table-cell ns41:value-type="float" table:style-name="TL Data" office:value="107" office:value-type="float">
            <text:p>10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Opslagplaatsen v. eigen ondern.</text:p>
          </table:table-cell>
          <table:table-cell ns41:value-type="string" table:style-name="TL RowHeader" office:value-type="string">
            <text:p>31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465" office:value-type="float">
            <text:p>346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43" office:value-type="float">
            <text:p>1143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5406" office:value-type="float">
            <text:p>5406</text:p>
          </table:table-cell>
          <table:table-cell ns41:value-type="float" table:style-name="TL Data" office:value="853" office:value-type="float">
            <text:p>8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Wasverzendinrichtingen</text:p>
          </table:table-cell>
          <table:table-cell ns41:value-type="string" table:style-name="TL RowHeader" office:value-type="string">
            <text:p>32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5" office:value-type="float">
            <text:p>4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571" office:value-type="float">
            <text:p>57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Posterijen, telegrafie, telef.</text:p>
          </table:table-cell>
          <table:table-cell ns41:value-type="string" table:style-name="TL RowHeader" office:value-type="string">
            <text:p>33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1942" office:value-type="float">
            <text:p>21942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013" office:value-type="float">
            <text:p>9013</text:p>
          </table:table-cell>
          <table:table-cell ns41:value-type="float" table:style-name="TL Data" office:value="7120" office:value-type="float">
            <text:p>7120</text:p>
          </table:table-cell>
          <table:table-cell ns41:value-type="float" table:style-name="TL Data" office:value="32090" office:value-type="float">
            <text:p>32090</text:p>
          </table:table-cell>
          <table:table-cell ns41:value-type="float" table:style-name="TL Data" office:value="8173" office:value-type="float">
            <text:p>81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Radiostations, -distrib.bedr.</text:p>
          </table:table-cell>
          <table:table-cell ns41:value-type="string" table:style-name="TL RowHeader" office:value-type="string">
            <text:p>36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206" office:value-type="float">
            <text:p>2206</text:p>
          </table:table-cell>
          <table:table-cell ns41:value-type="float" table:style-name="TL Data" office:value="197" office:value-type="float">
            <text:p>1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Hotels</text:p>
          </table:table-cell>
          <table:table-cell ns41:value-type="string" table:style-name="TL RowHeader" office:value-type="string">
            <text:p>37</text:p>
          </table:table-cell>
          <table:table-cell/>
          <table:table-cell ns41:value-type="float" table:style-name="TL Data" office:value="2198" office:value-type="float">
            <text:p>2198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307" office:value-type="float">
            <text:p>130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169" office:value-type="float">
            <text:p>6169</text:p>
          </table:table-cell>
          <table:table-cell ns41:value-type="float" table:style-name="TL Data" office:value="4391" office:value-type="float">
            <text:p>4391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9282" office:value-type="float">
            <text:p>9282</text:p>
          </table:table-cell>
          <table:table-cell ns41:value-type="float" table:style-name="TL Data" office:value="6962" office:value-type="float">
            <text:p>696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Pensions en tehuizen</text:p>
          </table:table-cell>
          <table:table-cell ns41:value-type="string" table:style-name="TL RowHeader" office:value-type="string">
            <text:p>38</text:p>
          </table:table-cell>
          <table:table-cell/>
          <table:table-cell ns41:value-type="float" table:style-name="TL Data" office:value="1766" office:value-type="float">
            <text:p>1766</text:p>
          </table:table-cell>
          <table:table-cell ns41:value-type="float" table:style-name="TL Data" office:value="6032" office:value-type="float">
            <text:p>603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2255" office:value-type="float">
            <text:p>225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042" office:value-type="float">
            <text:p>3042</text:p>
          </table:table-cell>
          <table:table-cell ns41:value-type="float" table:style-name="TL Data" office:value="10431" office:value-type="float">
            <text:p>104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Restaurants, café's</text:p>
          </table:table-cell>
          <table:table-cell ns41:value-type="string" table:style-name="TL RowHeader" office:value-type="string">
            <text:p>39</text:p>
          </table:table-cell>
          <table:table-cell/>
          <table:table-cell ns41:value-type="float" table:style-name="TL Data" office:value="11806" office:value-type="float">
            <text:p>11806</text:p>
          </table:table-cell>
          <table:table-cell ns41:value-type="float" table:style-name="TL Data" office:value="2087" office:value-type="float">
            <text:p>208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570" office:value-type="float">
            <text:p>657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705" office:value-type="float">
            <text:p>10705</text:p>
          </table:table-cell>
          <table:table-cell ns41:value-type="float" table:style-name="TL Data" office:value="5642" office:value-type="float">
            <text:p>5642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2527" office:value-type="float">
            <text:p>2527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4717" office:value-type="float">
            <text:p>24717</text:p>
          </table:table-cell>
          <table:table-cell ns41:value-type="float" table:style-name="TL Data" office:value="17333" office:value-type="float">
            <text:p>173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Besloten consumptie-inr.</text:p>
          </table:table-cell>
          <table:table-cell ns41:value-type="string" table:style-name="TL RowHeader" office:value-type="string">
            <text:p>40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8" office:value-type="float">
            <text:p>4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2047" office:value-type="float">
            <text:p>204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2308" office:value-type="float">
            <text:p>23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KEER </text:p>
          </table:table-cell>
          <table:table-cell ns41:value-type="string" table:style-name="TL RowHeader" office:value-type="string">
            <text:p>42</text:p>
          </table:table-cell>
          <table:table-cell ns41:value-type="string" table:style-name="TL RowHeader" office:value-type="string">
            <text:p>Reisbureau's</text:p>
          </table:table-cell>
          <table:table-cell ns41:value-type="string" table:style-name="TL RowHeader" office:value-type="string">
            <text:p>41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233" office:value-type="float">
            <text:p>2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REDIET EN BANKWEZEN <text:s/></text:p>
          </table:table-cell>
          <table:table-cell ns41:value-type="string" table:style-name="TL RowHeader" office:value-type="string">
            <text:p>50</text:p>
          </table:table-cell>
          <table:table-cell ns41:value-type="string" table:style-name="TL RowHeader" office:value-type="string">
            <text:p>Geld-, effectenhandel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409" office:value-type="float">
            <text:p>14409</text:p>
          </table:table-cell>
          <table:table-cell ns41:value-type="float" table:style-name="TL Data" office:value="4410" office:value-type="float">
            <text:p>4410</text:p>
          </table:table-cell>
          <table:table-cell ns41:value-type="float" table:style-name="TL Data" office:value="17564" office:value-type="float">
            <text:p>17564</text:p>
          </table:table-cell>
          <table:table-cell ns41:value-type="float" table:style-name="TL Data" office:value="4826" office:value-type="float">
            <text:p>48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REDIET EN BANKWEZEN <text:s/></text:p>
          </table:table-cell>
          <table:table-cell ns41:value-type="string" table:style-name="TL RowHeader" office:value-type="string">
            <text:p>50</text:p>
          </table:table-cell>
          <table:table-cell ns41:value-type="string" table:style-name="TL RowHeader" office:value-type="string">
            <text:p>Financ.inst. v. bijz.doeleind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09" office:value-type="float">
            <text:p>1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REDIET EN BANKWEZEN <text:s/></text:p>
          </table:table-cell>
          <table:table-cell ns41:value-type="string" table:style-name="TL RowHeader" office:value-type="string">
            <text:p>50</text:p>
          </table:table-cell>
          <table:table-cell ns41:value-type="string" table:style-name="TL RowHeader" office:value-type="string">
            <text:p>Landbouwcredietbanken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253" office:value-type="float">
            <text:p>1253</text:p>
          </table:table-cell>
          <table:table-cell ns41:value-type="float" table:style-name="TL Data" office:value="277" office:value-type="float">
            <text:p>2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REDIET EN BANKWEZEN <text:s/></text:p>
          </table:table-cell>
          <table:table-cell ns41:value-type="string" table:style-name="TL RowHeader" office:value-type="string">
            <text:p>50</text:p>
          </table:table-cell>
          <table:table-cell ns41:value-type="string" table:style-name="TL RowHeader" office:value-type="string">
            <text:p>Volkscredietinstellingen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47" office:value-type="float">
            <text:p>1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REDIET EN BANKWEZEN <text:s/></text:p>
          </table:table-cell>
          <table:table-cell ns41:value-type="string" table:style-name="TL RowHeader" office:value-type="string">
            <text:p>50</text:p>
          </table:table-cell>
          <table:table-cell ns41:value-type="string" table:style-name="TL RowHeader" office:value-type="string">
            <text:p>Hypotheekbank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06" office:value-type="float">
            <text:p>10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REDIET EN BANKWEZEN <text:s/></text:p>
          </table:table-cell>
          <table:table-cell ns41:value-type="string" table:style-name="TL RowHeader" office:value-type="string">
            <text:p>50</text:p>
          </table:table-cell>
          <table:table-cell ns41:value-type="string" table:style-name="TL RowHeader" office:value-type="string">
            <text:p>Girodiensten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1274" office:value-type="float">
            <text:p>12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REDIET EN BANKWEZEN <text:s/></text:p>
          </table:table-cell>
          <table:table-cell ns41:value-type="string" table:style-name="TL RowHeader" office:value-type="string">
            <text:p>50</text:p>
          </table:table-cell>
          <table:table-cell ns41:value-type="string" table:style-name="TL RowHeader" office:value-type="string">
            <text:p>Spaarbanken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241" office:value-type="float">
            <text:p>1241</text:p>
          </table:table-cell>
          <table:table-cell ns41:value-type="float" table:style-name="TL Data" office:value="468" office:value-type="float">
            <text:p>46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CREDIET EN BANKWEZEN <text:s/></text:p>
          </table:table-cell>
          <table:table-cell ns41:value-type="string" table:style-name="TL RowHeader" office:value-type="string">
            <text:p>50</text:p>
          </table:table-cell>
          <table:table-cell ns41:value-type="string" table:style-name="TL RowHeader" office:value-type="string">
            <text:p>Loterijkantoren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8" office:value-type="float">
            <text:p>5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4" office:value-type="float">
            <text:p>23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VERZEKERINGSWEZEN </text:p>
          </table:table-cell>
          <table:table-cell ns41:value-type="string" table:style-name="TL RowHeader" office:value-type="string">
            <text:p>51</text:p>
          </table:table-cell>
          <table:table-cell table:style-name="TL RowHeader"/>
          <table:table-cell table:style-name="TL RowHeader"/>
          <table:table-cell/>
          <table:table-cell ns41:value-type="float" table:style-name="TL Data" office:value="2105" office:value-type="float">
            <text:p>2105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67" office:value-type="float">
            <text:p>256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711" office:value-type="float">
            <text:p>22711</text:p>
          </table:table-cell>
          <table:table-cell ns41:value-type="float" table:style-name="TL Data" office:value="8610" office:value-type="float">
            <text:p>8610</text:p>
          </table:table-cell>
          <table:table-cell ns41:value-type="float" table:style-name="TL Data" office:value="28110" office:value-type="float">
            <text:p>28110</text:p>
          </table:table-cell>
          <table:table-cell ns41:value-type="float" table:style-name="TL Data" office:value="9013" office:value-type="float">
            <text:p>90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5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Overheidsdiensten n.e.g., bedrijfsorganisaties 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4451" office:value-type="float">
            <text:p>4451</text:p>
          </table:table-cell>
          <table:table-cell ns41:value-type="float" table:style-name="TL Data" office:value="1421" office:value-type="float">
            <text:p>142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2369" office:value-type="float">
            <text:p>62369</text:p>
          </table:table-cell>
          <table:table-cell ns41:value-type="float" table:style-name="TL Data" office:value="18415" office:value-type="float">
            <text:p>18415</text:p>
          </table:table-cell>
          <table:table-cell ns41:value-type="float" table:style-name="TL Data" office:value="66820" office:value-type="float">
            <text:p>66820</text:p>
          </table:table-cell>
          <table:table-cell ns41:value-type="float" table:style-name="TL Data" office:value="19836" office:value-type="float">
            <text:p>198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Diplomatie- en consulaatwezen 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77" office:value-type="float">
            <text:p>1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Land-, zee en luchtmacht (beroepsmilitairen)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343" office:value-type="float">
            <text:p>2343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6464" office:value-type="float">
            <text:p>1646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8807" office:value-type="float">
            <text:p>18807</text:p>
          </table:table-cell>
          <table:table-cell ns41:value-type="float" table:style-name="TL Data" office:value="419" office:value-type="float">
            <text:p>4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Belasting- en financiewezen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8024" office:value-type="float">
            <text:p>18024</text:p>
          </table:table-cell>
          <table:table-cell ns41:value-type="float" table:style-name="TL Data" office:value="1616" office:value-type="float">
            <text:p>1616</text:p>
          </table:table-cell>
          <table:table-cell ns41:value-type="float" table:style-name="TL Data" office:value="18275" office:value-type="float">
            <text:p>18275</text:p>
          </table:table-cell>
          <table:table-cell ns41:value-type="float" table:style-name="TL Data" office:value="1726" office:value-type="float">
            <text:p>17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Tollen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Rechts-, politie-, gevangeniswezen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6223" office:value-type="float">
            <text:p>36223</text:p>
          </table:table-cell>
          <table:table-cell ns41:value-type="float" table:style-name="TL Data" office:value="2722" office:value-type="float">
            <text:p>2722</text:p>
          </table:table-cell>
          <table:table-cell ns41:value-type="float" table:style-name="TL Data" office:value="37627" office:value-type="float">
            <text:p>37627</text:p>
          </table:table-cell>
          <table:table-cell ns41:value-type="float" table:style-name="TL Data" office:value="3161" office:value-type="float">
            <text:p>316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Bewakingsdiensten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90" office:value-type="float">
            <text:p>17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28" office:value-type="float">
            <text:p>2028</text:p>
          </table:table-cell>
          <table:table-cell ns41:value-type="float" table:style-name="TL Data" office:value="34" office:value-type="float">
            <text:p>3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Brandweer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523" office:value-type="float">
            <text:p>15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35" office:value-type="float">
            <text:p>1635</text:p>
          </table:table-cell>
          <table:table-cell ns41:value-type="float" table:style-name="TL Data" office:value="13" office:value-type="float">
            <text:p>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Overheidstoezicht, contrôlekeuringsdiensten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65" office:value-type="float">
            <text:p>6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162" office:value-type="float">
            <text:p>7162</text:p>
          </table:table-cell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7557" office:value-type="float">
            <text:p>7557</text:p>
          </table:table-cell>
          <table:table-cell ns41:value-type="float" table:style-name="TL Data" office:value="1113" office:value-type="float">
            <text:p>11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Archieven, musea e.a. wetenschappelijke instellingen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746" office:value-type="float">
            <text:p>1746</text:p>
          </table:table-cell>
          <table:table-cell ns41:value-type="float" table:style-name="TL Data" office:value="535" office:value-type="float">
            <text:p>5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Laboratoria, proefstations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122" office:value-type="float">
            <text:p>2122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382" office:value-type="float">
            <text:p>4382</text:p>
          </table:table-cell>
          <table:table-cell ns41:value-type="float" table:style-name="TL Data" office:value="1406" office:value-type="float">
            <text:p>1406</text:p>
          </table:table-cell>
          <table:table-cell ns41:value-type="float" table:style-name="TL Data" office:value="6504" office:value-type="float">
            <text:p>6504</text:p>
          </table:table-cell>
          <table:table-cell ns41:value-type="float" table:style-name="TL Data" office:value="1612" office:value-type="float">
            <text:p>161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Bureau's v. beroepskeuze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0" office:value-type="float">
            <text:p>15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Bibliotheken en leeszalen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81" office:value-type="float">
            <text:p>8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754" office:value-type="float">
            <text:p>75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Rechtskundige bureau's e.d. 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1478" office:value-type="float">
            <text:p>147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2143" office:value-type="float">
            <text:p>2143</text:p>
          </table:table-cell>
          <table:table-cell ns41:value-type="float" table:style-name="TL Data" office:value="1349" office:value-type="float">
            <text:p>13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Recherchebureau's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7" office:value-type="float">
            <text:p>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Notariskantoren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57" office:value-type="float">
            <text:p>1757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2611" office:value-type="float">
            <text:p>2611</text:p>
          </table:table-cell>
          <table:table-cell ns41:value-type="float" table:style-name="TL Data" office:value="845" office:value-type="float">
            <text:p>84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Accountants-, econ.-advieskantoren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4319" office:value-type="float">
            <text:p>431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256" office:value-type="float">
            <text:p>9256</text:p>
          </table:table-cell>
          <table:table-cell ns41:value-type="float" table:style-name="TL Data" office:value="3825" office:value-type="float">
            <text:p>3825</text:p>
          </table:table-cell>
          <table:table-cell ns41:value-type="float" table:style-name="TL Data" office:value="13940" office:value-type="float">
            <text:p>13940</text:p>
          </table:table-cell>
          <table:table-cell ns41:value-type="float" table:style-name="TL Data" office:value="4193" office:value-type="float">
            <text:p>419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Ingenieurs-, architectenbureau's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3697" office:value-type="float">
            <text:p>369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43" office:value-type="float">
            <text:p>3243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7367" office:value-type="float">
            <text:p>7367</text:p>
          </table:table-cell>
          <table:table-cell ns41:value-type="float" table:style-name="TL Data" office:value="738" office:value-type="float">
            <text:p>7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Expertise- en taxatiebureau's</text:p>
          </table:table-cell>
          <table:table-cell ns41:value-type="string" table:style-name="TL RowHeader" office:value-type="string">
            <text:p>19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57" office:value-type="float">
            <text:p>15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Administr.kant v. eigen ond. 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4" office:value-type="float">
            <text:p>4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729" office:value-type="float">
            <text:p>1729</text:p>
          </table:table-cell>
          <table:table-cell ns41:value-type="float" table:style-name="TL Data" office:value="1459" office:value-type="float">
            <text:p>1459</text:p>
          </table:table-cell>
          <table:table-cell ns41:value-type="float" table:style-name="TL Data" office:value="1990" office:value-type="float">
            <text:p>1990</text:p>
          </table:table-cell>
          <table:table-cell ns41:value-type="float" table:style-name="TL Data" office:value="1508" office:value-type="float">
            <text:p>15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Administr.kant v. buitenlandse ondernemingen </text:p>
          </table:table-cell>
          <table:table-cell ns41:value-type="string" table:style-name="TL RowHeader" office:value-type="string">
            <text:p>22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81" office:value-type="float">
            <text:p>8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192" office:value-type="float">
            <text:p>2192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562" office:value-type="float">
            <text:p>2562</text:p>
          </table:table-cell>
          <table:table-cell ns41:value-type="float" table:style-name="TL Data" office:value="500" office:value-type="float">
            <text:p>50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Verenigingskantoren</text:p>
          </table:table-cell>
          <table:table-cell ns41:value-type="string" table:style-name="TL RowHeader" office:value-type="string">
            <text:p>23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047" office:value-type="float">
            <text:p>4047</text:p>
          </table:table-cell>
          <table:table-cell ns41:value-type="float" table:style-name="TL Data" office:value="2581" office:value-type="float">
            <text:p>2581</text:p>
          </table:table-cell>
          <table:table-cell ns41:value-type="float" table:style-name="TL Data" office:value="4865" office:value-type="float">
            <text:p>4865</text:p>
          </table:table-cell>
          <table:table-cell ns41:value-type="float" table:style-name="TL Data" office:value="2702" office:value-type="float">
            <text:p>270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Journalistiek</text:p>
          </table:table-cell>
          <table:table-cell ns41:value-type="string" table:style-name="TL RowHeader" office:value-type="string">
            <text:p>24</text:p>
          </table:table-cell>
          <table:table-cell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49" office:value-type="float">
            <text:p>4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30" office:value-type="float">
            <text:p>173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058" office:value-type="float">
            <text:p>2058</text:p>
          </table:table-cell>
          <table:table-cell ns41:value-type="float" table:style-name="TL Data" office:value="295" office:value-type="float">
            <text:p>29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Letterkundigen, kunstschilders e.d.</text:p>
          </table:table-cell>
          <table:table-cell ns41:value-type="string" table:style-name="TL RowHeader" office:value-type="string">
            <text:p>25</text:p>
          </table:table-cell>
          <table:table-cell/>
          <table:table-cell ns41:value-type="float" table:style-name="TL Data" office:value="3195" office:value-type="float">
            <text:p>3195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35" office:value-type="float">
            <text:p>3235</text:p>
          </table:table-cell>
          <table:table-cell ns41:value-type="float" table:style-name="TL Data" office:value="859" office:value-type="float">
            <text:p>85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Vertaalbureau's</text:p>
          </table:table-cell>
          <table:table-cell ns41:value-type="string" table:style-name="TL RowHeader" office:value-type="string">
            <text:p>26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4" office:value-type="float">
            <text:p>6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6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2" office:value-type="float">
            <text:p>8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Dokterspraktijken</text:p>
          </table:table-cell>
          <table:table-cell ns41:value-type="string" table:style-name="TL RowHeader" office:value-type="string">
            <text:p>27</text:p>
          </table:table-cell>
          <table:table-cell/>
          <table:table-cell ns41:value-type="float" table:style-name="TL Data" office:value="4392" office:value-type="float">
            <text:p>4392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4506" office:value-type="float">
            <text:p>4506</text:p>
          </table:table-cell>
          <table:table-cell ns41:value-type="float" table:style-name="TL Data" office:value="1359" office:value-type="float">
            <text:p>135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Dierenartspraktijken</text:p>
          </table:table-cell>
          <table:table-cell ns41:value-type="string" table:style-name="TL RowHeader" office:value-type="string">
            <text:p>28</text:p>
          </table:table-cell>
          <table:table-cell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3" office:value-type="float">
            <text:p>43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73" office:value-type="float">
            <text:p>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Tandartspraktijken</text:p>
          </table:table-cell>
          <table:table-cell ns41:value-type="string" table:style-name="TL RowHeader" office:value-type="string">
            <text:p>29</text:p>
          </table:table-cell>
          <table:table-cell/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1349" office:value-type="float">
            <text:p>1349</text:p>
          </table:table-cell>
          <table:table-cell ns41:value-type="float" table:style-name="TL Data" office:value="1376" office:value-type="float">
            <text:p>137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Vroedvrouwen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office:value="0" table:style-name="TL Data" table:number-columns-repeated="12" office:value-type="float">
            <text:p>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4" office:value-type="float">
            <text:p>8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Veeverloskundigen</text:p>
          </table:table-cell>
          <table:table-cell ns41:value-type="string" table:style-name="TL RowHeader" office:value-type="string">
            <text:p>31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float" office:value="0" table:style-name="TL Data" table:number-columns-repeated="10" office:value-type="float">
            <text:p>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0" office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Verpleegsters (zelfst.)</text:p>
          </table:table-cell>
          <table:table-cell ns41:value-type="string" table:style-name="TL RowHeader" office:value-type="string">
            <text:p>32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306" office:value-type="float">
            <text:p>7306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306" office:value-type="float">
            <text:p>730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Massage-, heilgymnastiek-inr., magnetiseurs</text:p>
          </table:table-cell>
          <table:table-cell ns41:value-type="string" table:style-name="TL RowHeader" office:value-type="string">
            <text:p>33</text:p>
          </table:table-cell>
          <table:table-cell/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1" office:value-type="float">
            <text:p>51</text:p>
          </table:table-cell>
          <table:table-cell ns41:value-type="float" office:value="0" table:style-name="TL Data" table:number-columns-repeated="4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1480" office:value-type="float">
            <text:p>148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Ziekenhuizen e.d.</text:p>
          </table:table-cell>
          <table:table-cell ns41:value-type="string" table:style-name="TL RowHeader" office:value-type="string">
            <text:p>34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5270" office:value-type="float">
            <text:p>5270</text:p>
          </table:table-cell>
          <table:table-cell ns41:value-type="float" table:style-name="TL Data" office:value="10211" office:value-type="float">
            <text:p>1021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781" office:value-type="float">
            <text:p>5781</text:p>
          </table:table-cell>
          <table:table-cell ns41:value-type="float" table:style-name="TL Data" office:value="32868" office:value-type="float">
            <text:p>32868</text:p>
          </table:table-cell>
          <table:table-cell ns41:value-type="float" table:style-name="TL Data" office:value="11051" office:value-type="float">
            <text:p>11051</text:p>
          </table:table-cell>
          <table:table-cell ns41:value-type="float" table:style-name="TL Data" office:value="43079" office:value-type="float">
            <text:p>4307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Sociale instellingen</text:p>
          </table:table-cell>
          <table:table-cell ns41:value-type="string" table:style-name="TL RowHeader" office:value-type="string">
            <text:p>35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829" office:value-type="float">
            <text:p>1829</text:p>
          </table:table-cell>
          <table:table-cell ns41:value-type="float" table:style-name="TL Data" office:value="7957" office:value-type="float">
            <text:p>795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930" office:value-type="float">
            <text:p>2930</text:p>
          </table:table-cell>
          <table:table-cell ns41:value-type="float" table:style-name="TL Data" office:value="7952" office:value-type="float">
            <text:p>7952</text:p>
          </table:table-cell>
          <table:table-cell ns41:value-type="float" table:style-name="TL Data" office:value="4759" office:value-type="float">
            <text:p>4759</text:p>
          </table:table-cell>
          <table:table-cell ns41:value-type="float" table:style-name="TL Data" office:value="15909" office:value-type="float">
            <text:p>159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Kinderbewaarplaatsen</text:p>
          </table:table-cell>
          <table:table-cell ns41:value-type="string" table:style-name="TL RowHeader" office:value-type="string">
            <text:p>36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62" office:value-type="float">
            <text:p>26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Verzorgingsinr. voor huisdieren</text:p>
          </table:table-cell>
          <table:table-cell ns41:value-type="string" table:style-name="TL RowHeader" office:value-type="string">
            <text:p>37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6" office:value-type="float">
            <text:p>4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Schouwburgen e.d.</text:p>
          </table:table-cell>
          <table:table-cell ns41:value-type="string" table:style-name="TL RowHeader" office:value-type="string">
            <text:p>38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508" office:value-type="float">
            <text:p>5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Bioscopen</text:p>
          </table:table-cell>
          <table:table-cell ns41:value-type="string" table:style-name="TL RowHeader" office:value-type="string">
            <text:p>39</text:p>
          </table:table-cell>
          <table:table-cell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1327" office:value-type="float">
            <text:p>13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Toneel, muziek, zang</text:p>
          </table:table-cell>
          <table:table-cell ns41:value-type="string" table:style-name="TL RowHeader" office:value-type="string">
            <text:p>40</text:p>
          </table:table-cell>
          <table:table-cell/>
          <table:table-cell ns41:value-type="float" table:style-name="TL Data" office:value="4960" office:value-type="float">
            <text:p>4960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79" office:value-type="float">
            <text:p>2079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7297" office:value-type="float">
            <text:p>7297</text:p>
          </table:table-cell>
          <table:table-cell ns41:value-type="float" table:style-name="TL Data" office:value="1936" office:value-type="float">
            <text:p>19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Circus-, kermisgezelschappen e.d.</text:p>
          </table:table-cell>
          <table:table-cell ns41:value-type="string" table:style-name="TL RowHeader" office:value-type="string">
            <text:p>41</text:p>
          </table:table-cell>
          <table:table-cell/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58" office:value-type="float">
            <text:p>58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273" office:value-type="float">
            <text:p>2273</text:p>
          </table:table-cell>
          <table:table-cell ns41:value-type="float" table:style-name="TL Data" office:value="477" office:value-type="float">
            <text:p>4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Sportinrichtingen</text:p>
          </table:table-cell>
          <table:table-cell ns41:value-type="string" table:style-name="TL RowHeader" office:value-type="string">
            <text:p>42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32" office:value-type="float">
            <text:p>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Zweminrichtingen</text:p>
          </table:table-cell>
          <table:table-cell ns41:value-type="string" table:style-name="TL RowHeader" office:value-type="string">
            <text:p>43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477" office:value-type="float">
            <text:p>4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Bemalingsinrichtingen</text:p>
          </table:table-cell>
          <table:table-cell ns41:value-type="string" table:style-name="TL RowHeader" office:value-type="string">
            <text:p>44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1" office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RIGE BEDRIJVEN, OVERHEIDSDIENSTEN, VRIJE BEROEPEN</text:p>
          </table:table-cell>
          <table:table-cell ns41:value-type="string" table:style-name="TL RowHeader" office:value-type="string">
            <text:p>60</text:p>
          </table:table-cell>
          <table:table-cell ns41:value-type="string" table:style-name="TL RowHeader" office:value-type="string">
            <text:p>Bedrijven en beroepen n.e.g. </text:p>
          </table:table-cell>
          <table:table-cell ns41:value-type="string" table:style-name="TL RowHeader" office:value-type="string">
            <text:p>45</text:p>
          </table:table-cell>
          <table:table-cell/>
          <table:table-cell ns41:value-type="float" table:style-name="TL Data" office:value="1163" office:value-type="float">
            <text:p>116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262" office:value-type="float">
            <text:p>26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Hoger onderwijs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592" office:value-type="float">
            <text:p>1592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2120" office:value-type="float">
            <text:p>2120</text:p>
          </table:table-cell>
          <table:table-cell ns41:value-type="float" table:style-name="TL Data" office:value="484" office:value-type="float">
            <text:p>48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Opl. Geestelijke stand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223" office:value-type="float">
            <text:p>2223</text:p>
          </table:table-cell>
          <table:table-cell ns41:value-type="float" table:style-name="TL Data" office:value="403" office:value-type="float">
            <text:p>4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Gymn., middelbaar ond. (dag)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678" office:value-type="float">
            <text:p>4678</text:p>
          </table:table-cell>
          <table:table-cell ns41:value-type="float" table:style-name="TL Data" office:value="1375" office:value-type="float">
            <text:p>1375</text:p>
          </table:table-cell>
          <table:table-cell ns41:value-type="float" table:style-name="TL Data" office:value="4917" office:value-type="float">
            <text:p>4917</text:p>
          </table:table-cell>
          <table:table-cell ns41:value-type="float" table:style-name="TL Data" office:value="1927" office:value-type="float">
            <text:p>19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Gymn., middelbaar ond. (avond)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2" office:value-type="float">
            <text:p>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Lager, buitengew. lager onderwijs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2652" office:value-type="float">
            <text:p>265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23919" office:value-type="float">
            <text:p>23919</text:p>
          </table:table-cell>
          <table:table-cell ns41:value-type="float" table:style-name="TL Data" office:value="20254" office:value-type="float">
            <text:p>20254</text:p>
          </table:table-cell>
          <table:table-cell ns41:value-type="float" table:style-name="TL Data" office:value="24734" office:value-type="float">
            <text:p>24734</text:p>
          </table:table-cell>
          <table:table-cell ns41:value-type="float" table:style-name="TL Data" office:value="22906" office:value-type="float">
            <text:p>2290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Vervolgonderwijs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12" office:value-type="float">
            <text:p>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" office:value-type="float">
            <text:p>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Kleuteronderwijs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0" table:style-name="TL Data" table:number-columns-repeated="7" office:value-type="float">
            <text:p>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915" office:value-type="float">
            <text:p>591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643" office:value-type="float">
            <text:p>66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Onderwijzersopleiding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841" office:value-type="float">
            <text:p>84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Militair onderwijs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7" office:value-type="float">
            <text:p>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Nijverheidsonderwijs v. jongens 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727" office:value-type="float">
            <text:p>472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5166" office:value-type="float">
            <text:p>5166</text:p>
          </table:table-cell>
          <table:table-cell ns41:value-type="float" table:style-name="TL Data" office:value="420" office:value-type="float">
            <text:p>4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Nijverheidsonderwijs v. meisjes 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631" office:value-type="float">
            <text:p>5631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6115" office:value-type="float">
            <text:p>61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Land- en tuinbouwonderwijs</text:p>
          </table:table-cell>
          <table:table-cell ns41:value-type="string" table:style-name="TL RowHeader" office:value-type="string">
            <text:p>12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51" office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Muziek- en toneelscholen</text:p>
          </table:table-cell>
          <table:table-cell ns41:value-type="string" table:style-name="TL RowHeader" office:value-type="string">
            <text:p>13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78" office:value-type="float">
            <text:p>27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Muziekonderwijs (zelfst.)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1236" office:value-type="float">
            <text:p>1236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office:value="0" table:style-name="TL Data" table:number-columns-repeated="13" office:value-type="float">
            <text:p>0</text:p>
          </table:table-cell>
          <table:table-cell ns41:value-type="float" table:style-name="TL Data" office:value="1236" office:value-type="float">
            <text:p>1236</text:p>
          </table:table-cell>
          <table:table-cell ns41:value-type="float" table:style-name="TL Data" office:value="1551" office:value-type="float">
            <text:p>15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Dansscholen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3" office:value-type="float">
            <text:p>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334" office:value-type="float">
            <text:p>33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Sportscholen (w.o. manages)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75" office:value-type="float">
            <text:p>75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52" office:value-type="float">
            <text:p>1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Cultureel werk voor werklozen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ONDERWIJS <text:s/></text:p>
          </table:table-cell>
          <table:table-cell ns41:value-type="string" table:style-name="TL RowHeader" office:value-type="string">
            <text:p>61</text:p>
          </table:table-cell>
          <table:table-cell ns41:value-type="string" table:style-name="TL RowHeader" office:value-type="string">
            <text:p>Scholen en curs. n.e.g. </text:p>
          </table:table-cell>
          <table:table-cell ns41:value-type="string" table:style-name="TL RowHeader" office:value-type="string">
            <text:p>18</text:p>
          </table:table-cell>
          <table:table-cell/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1482" office:value-type="float">
            <text:p>1482</text:p>
          </table:table-cell>
          <table:table-cell ns41:value-type="float" table:style-name="TL Data" office:value="1595" office:value-type="float">
            <text:p>159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ns41:value-type="string" table:style-name="TL RowHeader" office:value-type="string">
            <text:p>EREDIENST <text:s/></text:p>
          </table:table-cell>
          <table:table-cell ns41:value-type="string" table:style-name="TL RowHeader" office:value-type="string">
            <text:p>62</text:p>
          </table:table-cell>
          <table:table-cell table:style-name="TL RowHeader"/>
          <table:table-cell table:style-name="TL RowHeader"/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11287" office:value-type="float">
            <text:p>11287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11495" office:value-type="float">
            <text:p>11495</text:p>
          </table:table-cell>
          <table:table-cell ns41:value-type="float" table:style-name="TL Data" office:value="1379" office:value-type="float">
            <text:p>137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1">
          <table:table-cell ns41:value-type="string" table:style-name="TL RowHeader" office:value-type="string">
            <text:p>HUISELIJKE DIENSTEN <text:s text:c="2"/></text:p>
          </table:table-cell>
          <table:table-cell ns41:value-type="string" table:style-name="TL RowHeader" office:value-type="string">
            <text:p>70</text:p>
          </table:table-cell>
          <table:table-cell table:style-name="TL RowHeader"/>
          <table:table-cell table:style-name="TL RowHeader"/>
          <table:table-cell/>
          <table:table-cell ns41:value-type="float" table:style-name="TL Data" office:value="0" office:value-type="float">
            <text:p>0</text:p>
          </table:table-cell>
          <table:table-cell ns41:value-type="float" office:value="0" table:style-name="TL Data" table:number-columns-repeated="8" office:value-type="float">
            <text:p>0</text:p>
          </table:table-cell>
          <table:table-cell ns41:value-type="float" table:style-name="TL Data" office:value="4357" office:value-type="float">
            <text:p>4357</text:p>
          </table:table-cell>
          <table:table-cell ns41:value-type="float" table:style-name="TL Data" office:value="177902" office:value-type="float">
            <text:p>177902</text:p>
          </table:table-cell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5249" office:value-type="float">
            <text:p>5249</text:p>
          </table:table-cell>
          <table:table-cell ns41:value-type="float" table:style-name="TL Data" office:value="178143" office:value-type="float">
            <text:p>1781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 table:number-rows-repeated="18">
          <table:table-cell table:number-columns-repeated="4"/>
          <table:table-cell table:style-name="ce30" table:number-columns-repeated="18"/>
          <table:table-cell table:style-name="ce31" table:number-columns-repeated="3"/>
          <table:table-cell table:number-columns-repeated="999"/>
        </table:table-row>
        <table:table-row table:style-name="ro2" table:number-rows-repeated="10">
          <table:table-cell table:number-columns-repeated="4"/>
          <table:table-cell table:style-name="ce31" table:number-columns-repeated="21"/>
          <table:table-cell table:number-columns-repeated="999"/>
        </table:table-row>
        <table:table-row table:style-name="ro2" table:number-rows-repeated="10480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7-19T16:01:45.768000000</meta:creation-date>
    <dc:creator>Helpdesk</dc:creator>
    <dc:date>2004-12-16T14:55:05</dc:date>
    <meta:print-date>2004-07-19T16:10:05</meta:print-date>
    <meta:document-statistic meta:object-count="0" meta:cell-count="11274" meta:table-count="1"/>
    <meta:generator>ODFPY/1.3.0dev</meta:generator>
  </office:meta>
</office:document-meta>
</file>